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pd1" office:value-type="string" calcext:value-type="string">
            <text:p>Token ID</text:p>
          </table:table-cell>
          <table:table-cell table:style-name="pd1" office:value-type="string" calcext:value-type="string">
            <text:p>Person Name</text:p>
          </table:table-cell>
          <table:table-cell table:style-name="pd1" office:value-type="string" calcext:value-type="string">
            <text:p>Birthplace</text:p>
          </table:table-cell>
          <table:table-cell table:style-name="pd1" office:value-type="string" calcext:value-type="string">
            <text:p>Ethnicity</text:p>
          </table:table-cell>
          <table:table-cell table:style-name="pd1" office:value-type="string" calcext:value-type="string">
            <text:p>Occupation</text:p>
          </table:table-cell>
          <table:table-cell table:style-name="pd1" office:value-type="string" calcext:value-type="string">
            <text:p>The Special Trait</text:p>
          </table:table-cell>
          <table:table-cell table:style-name="pd1" office:value-type="string" calcext:value-type="string">
            <text:p>image</text:p>
          </table:table-cell>
          <table:table-cell table:style-name="pd1" office:value-type="string" calcext:value-type="string">
            <text:p>external_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euside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.png</text:p>
          </table:table-cell>
          <table:table-cell office:value-type="string" calcext:value-type="string">
            <text:p>https://terracon.quest/Theseusid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noenor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.png</text:p>
          </table:table-cell>
          <table:table-cell office:value-type="string" calcext:value-type="string">
            <text:p>https://terracon.quest/Zenoen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rodotuside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.png</text:p>
          </table:table-cell>
          <table:table-cell office:value-type="string" calcext:value-type="string">
            <text:p>https://terracon.quest/Herodotusid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masiasio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.png</text:p>
          </table:table-cell>
          <table:table-cell office:value-type="string" calcext:value-type="string">
            <text:p>https://terracon.quest/Damasia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monideside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.png</text:p>
          </table:table-cell>
          <table:table-cell office:value-type="string" calcext:value-type="string">
            <text:p>https://terracon.quest/Simonidesid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istarchusa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.png</text:p>
          </table:table-cell>
          <table:table-cell office:value-type="string" calcext:value-type="string">
            <text:p>https://terracon.quest/Aristarchus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ocleso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Treasurer</text:p>
          </table:table-cell>
          <table:table-cell office:value-type="string" calcext:value-type="string">
            <text:p>The Money Man</text:p>
          </table:table-cell>
          <table:table-cell office:value-type="string" calcext:value-type="string">
            <text:p>https://terraconquest.mypinata.cloud/ipfs/QmUysuKZyMwoqPgdEatwc51HQCMqvjf2z7CmoHAqgtbWMD/7.png</text:p>
          </table:table-cell>
          <table:table-cell office:value-type="string" calcext:value-type="string">
            <text:p>https://terracon.quest/Diocles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riana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.png</text:p>
          </table:table-cell>
          <table:table-cell office:value-type="string" calcext:value-type="string">
            <text:p>https://terracon.quest/Arria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ucippusa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.png</text:p>
          </table:table-cell>
          <table:table-cell office:value-type="string" calcext:value-type="string">
            <text:p>https://terracon.quest/Leucippus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ppocrateso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.png</text:p>
          </table:table-cell>
          <table:table-cell office:value-type="string" calcext:value-type="string">
            <text:p>https://terracon.quest/Hippocrates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pper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trategic Genius</text:p>
          </table:table-cell>
          <table:table-cell office:value-type="string" calcext:value-type="string">
            <text:p>https://terraconquest.mypinata.cloud/ipfs/QmUysuKZyMwoqPgdEatwc51HQCMqvjf2z7CmoHAqgtbWMD/11.png</text:p>
          </table:table-cell>
          <table:table-cell office:value-type="string" calcext:value-type="string">
            <text:p>https://terracon.quest/Hepp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ne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.png</text:p>
          </table:table-cell>
          <table:table-cell office:value-type="string" calcext:value-type="string">
            <text:p>https://terracon.quest/Io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llisthenesenor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.png</text:p>
          </table:table-cell>
          <table:table-cell office:value-type="string" calcext:value-type="string">
            <text:p>https://terracon.quest/Callisthenese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ppasuso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4.png</text:p>
          </table:table-cell>
          <table:table-cell office:value-type="string" calcext:value-type="string">
            <text:p>https://terracon.quest/Hippasuso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ucydidesicle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5.png</text:p>
          </table:table-cell>
          <table:table-cell office:value-type="string" calcext:value-type="string">
            <text:p>https://terracon.quest/Thucydidesicl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urymedonide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6.png</text:p>
          </table:table-cell>
          <table:table-cell office:value-type="string" calcext:value-type="string">
            <text:p>https://terracon.quest/Eurymedonid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seusio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7.png</text:p>
          </table:table-cell>
          <table:table-cell office:value-type="string" calcext:value-type="string">
            <text:p>https://terracon.quest/Perseus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picurusa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8.png</text:p>
          </table:table-cell>
          <table:table-cell office:value-type="string" calcext:value-type="string">
            <text:p>https://terracon.quest/Epicurus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rchimedesio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9.png</text:p>
          </table:table-cell>
          <table:table-cell office:value-type="string" calcext:value-type="string">
            <text:p>https://terracon.quest/Archimedes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istidesio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0.png</text:p>
          </table:table-cell>
          <table:table-cell office:value-type="string" calcext:value-type="string">
            <text:p>https://terracon.quest/Aristides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istarchuside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1.png</text:p>
          </table:table-cell>
          <table:table-cell office:value-type="string" calcext:value-type="string">
            <text:p>https://terracon.quest/Aristarchusid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tolemaiosio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2.png</text:p>
          </table:table-cell>
          <table:table-cell office:value-type="string" calcext:value-type="string">
            <text:p>https://terracon.quest/Ptolemaiosi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enophanesu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3.png</text:p>
          </table:table-cell>
          <table:table-cell office:value-type="string" calcext:value-type="string">
            <text:p>https://terracon.quest/Xenophanes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riclesa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4.png</text:p>
          </table:table-cell>
          <table:table-cell office:value-type="string" calcext:value-type="string">
            <text:p>https://terracon.quest/Pericles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pphoa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5.png</text:p>
          </table:table-cell>
          <table:table-cell office:value-type="string" calcext:value-type="string">
            <text:p>https://terracon.quest/Sapphoa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oscuridesa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Empathetic Healer</text:p>
          </table:table-cell>
          <table:table-cell office:value-type="string" calcext:value-type="string">
            <text:p>https://terraconquest.mypinata.cloud/ipfs/QmUysuKZyMwoqPgdEatwc51HQCMqvjf2z7CmoHAqgtbWMD/26.png</text:p>
          </table:table-cell>
          <table:table-cell office:value-type="string" calcext:value-type="string">
            <text:p>https://terracon.quest/Dioscuridesa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mpedocleso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7.png</text:p>
          </table:table-cell>
          <table:table-cell office:value-type="string" calcext:value-type="string">
            <text:p>https://terracon.quest/Empedocles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ipparchusa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8.png</text:p>
          </table:table-cell>
          <table:table-cell office:value-type="string" calcext:value-type="string">
            <text:p>https://terracon.quest/Hipparchus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atesu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9.png</text:p>
          </table:table-cell>
          <table:table-cell office:value-type="string" calcext:value-type="string">
            <text:p>https://terracon.quest/Cratesu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yrrhosenor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0.png</text:p>
          </table:table-cell>
          <table:table-cell office:value-type="string" calcext:value-type="string">
            <text:p>https://terracon.quest/Pyrrhosen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akleside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1.png</text:p>
          </table:table-cell>
          <table:table-cell office:value-type="string" calcext:value-type="string">
            <text:p>https://terracon.quest/Heraklesid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rianio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2.png</text:p>
          </table:table-cell>
          <table:table-cell office:value-type="string" calcext:value-type="string">
            <text:p>https://terracon.quest/Arriani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istidesa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3.png</text:p>
          </table:table-cell>
          <table:table-cell office:value-type="string" calcext:value-type="string">
            <text:p>https://terracon.quest/Aristidesa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orgiasenor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4.png</text:p>
          </table:table-cell>
          <table:table-cell office:value-type="string" calcext:value-type="string">
            <text:p>https://terracon.quest/Gorgiasen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racoicle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5.png</text:p>
          </table:table-cell>
          <table:table-cell office:value-type="string" calcext:value-type="string">
            <text:p>https://terracon.quest/Dracoicl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mosthenesio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6.png</text:p>
          </table:table-cell>
          <table:table-cell office:value-type="string" calcext:value-type="string">
            <text:p>https://terracon.quest/Demosthenes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rrianu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7.png</text:p>
          </table:table-cell>
          <table:table-cell office:value-type="string" calcext:value-type="string">
            <text:p>https://terracon.quest/Arrianu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trodoruson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>Master Organizer</text:p>
          </table:table-cell>
          <table:table-cell office:value-type="string" calcext:value-type="string">
            <text:p>https://terraconquest.mypinata.cloud/ipfs/QmUysuKZyMwoqPgdEatwc51HQCMqvjf2z7CmoHAqgtbWMD/38.png</text:p>
          </table:table-cell>
          <table:table-cell office:value-type="string" calcext:value-type="string">
            <text:p>https://terracon.quest/Metrodorus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otagorasos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9.png</text:p>
          </table:table-cell>
          <table:table-cell office:value-type="string" calcext:value-type="string">
            <text:p>https://terracon.quest/Protagoraso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eliocleso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Treasur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0.png</text:p>
          </table:table-cell>
          <table:table-cell office:value-type="string" calcext:value-type="string">
            <text:p>https://terracon.quest/Heliocleso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eraclitusa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1.png</text:p>
          </table:table-cell>
          <table:table-cell office:value-type="string" calcext:value-type="string">
            <text:p>https://terracon.quest/Heraclitusa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axagoras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2.png</text:p>
          </table:table-cell>
          <table:table-cell office:value-type="string" calcext:value-type="string">
            <text:p>https://terracon.quest/Anaxagorasu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rinna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3.png</text:p>
          </table:table-cell>
          <table:table-cell office:value-type="string" calcext:value-type="string">
            <text:p>https://terracon.quest/Corinnaio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lybiuso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4.png</text:p>
          </table:table-cell>
          <table:table-cell office:value-type="string" calcext:value-type="string">
            <text:p>https://terracon.quest/Polybiuso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nno of Eleaa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5.png</text:p>
          </table:table-cell>
          <table:table-cell office:value-type="string" calcext:value-type="string">
            <text:p>https://terracon.quest/Anno_of_Eleaa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ipparchia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Olympic Athlete</text:p>
          </table:table-cell>
          <table:table-cell office:value-type="string" calcext:value-type="string">
            <text:p>220cm Height</text:p>
          </table:table-cell>
          <table:table-cell office:value-type="string" calcext:value-type="string">
            <text:p>https://terraconquest.mypinata.cloud/ipfs/QmUysuKZyMwoqPgdEatwc51HQCMqvjf2z7CmoHAqgtbWMD/46.png</text:p>
          </table:table-cell>
          <table:table-cell office:value-type="string" calcext:value-type="string">
            <text:p>https://terracon.quest/Hipparchiau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fialtesenor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7.png</text:p>
          </table:table-cell>
          <table:table-cell office:value-type="string" calcext:value-type="string">
            <text:p>https://terracon.quest/Efialteseno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ericles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8.png</text:p>
          </table:table-cell>
          <table:table-cell office:value-type="string" calcext:value-type="string">
            <text:p>https://terracon.quest/Periclesio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uripidesenor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9.png</text:p>
          </table:table-cell>
          <table:table-cell office:value-type="string" calcext:value-type="string">
            <text:p>https://terracon.quest/Euripidesen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rodotus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0.png</text:p>
          </table:table-cell>
          <table:table-cell office:value-type="string" calcext:value-type="string">
            <text:p>https://terracon.quest/Herodotusi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imono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1.png</text:p>
          </table:table-cell>
          <table:table-cell office:value-type="string" calcext:value-type="string">
            <text:p>https://terracon.quest/Cimono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litus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2.png</text:p>
          </table:table-cell>
          <table:table-cell office:value-type="string" calcext:value-type="string">
            <text:p>https://terracon.quest/Clitus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ellas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3.png</text:p>
          </table:table-cell>
          <table:table-cell office:value-type="string" calcext:value-type="string">
            <text:p>https://terracon.quest/Hella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rchilochus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4.png</text:p>
          </table:table-cell>
          <table:table-cell office:value-type="string" calcext:value-type="string">
            <text:p>https://terracon.quest/Archilochus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yrrhosa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5.png</text:p>
          </table:table-cell>
          <table:table-cell office:value-type="string" calcext:value-type="string">
            <text:p>https://terracon.quest/Pyrrhosa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ristotle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Mathematic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6.png</text:p>
          </table:table-cell>
          <table:table-cell office:value-type="string" calcext:value-type="string">
            <text:p>https://terracon.quest/Aristotleicl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nander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7.png</text:p>
          </table:table-cell>
          <table:table-cell office:value-type="string" calcext:value-type="string">
            <text:p>https://terracon.quest/Menandericle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Zeno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8.png</text:p>
          </table:table-cell>
          <table:table-cell office:value-type="string" calcext:value-type="string">
            <text:p>https://terracon.quest/Zeno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liocles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9.png</text:p>
          </table:table-cell>
          <table:table-cell office:value-type="string" calcext:value-type="string">
            <text:p>https://terracon.quest/Helioclesid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tolemy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0.png</text:p>
          </table:table-cell>
          <table:table-cell office:value-type="string" calcext:value-type="string">
            <text:p>https://terracon.quest/Ptolemyu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omera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1.png</text:p>
          </table:table-cell>
          <table:table-cell office:value-type="string" calcext:value-type="string">
            <text:p>https://terracon.quest/Homera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enander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2.png</text:p>
          </table:table-cell>
          <table:table-cell office:value-type="string" calcext:value-type="string">
            <text:p>https://terracon.quest/Menandere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yrrhos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3.png</text:p>
          </table:table-cell>
          <table:table-cell office:value-type="string" calcext:value-type="string">
            <text:p>https://terracon.quest/Pyrrhosu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heocritus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4.png</text:p>
          </table:table-cell>
          <table:table-cell office:value-type="string" calcext:value-type="string">
            <text:p>https://terracon.quest/Theocritus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otagorasa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5.png</text:p>
          </table:table-cell>
          <table:table-cell office:value-type="string" calcext:value-type="string">
            <text:p>https://terracon.quest/Protagorasa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ristophanesa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6.png</text:p>
          </table:table-cell>
          <table:table-cell office:value-type="string" calcext:value-type="string">
            <text:p>https://terracon.quest/Aristophanesa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heseus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7.png</text:p>
          </table:table-cell>
          <table:table-cell office:value-type="string" calcext:value-type="string">
            <text:p>https://terracon.quest/Theseusicl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orgias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8.png</text:p>
          </table:table-cell>
          <table:table-cell office:value-type="string" calcext:value-type="string">
            <text:p>https://terracon.quest/Gorgias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tiochus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9.png</text:p>
          </table:table-cell>
          <table:table-cell office:value-type="string" calcext:value-type="string">
            <text:p>https://terracon.quest/Antiochusicl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ycurgus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0.png</text:p>
          </table:table-cell>
          <table:table-cell office:value-type="string" calcext:value-type="string">
            <text:p>https://terracon.quest/Lycurgus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mocritus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1.png</text:p>
          </table:table-cell>
          <table:table-cell office:value-type="string" calcext:value-type="string">
            <text:p>https://terracon.quest/Democrituse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hucydides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2.png</text:p>
          </table:table-cell>
          <table:table-cell office:value-type="string" calcext:value-type="string">
            <text:p>https://terracon.quest/Thucydidesicle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ippocratesa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3.png</text:p>
          </table:table-cell>
          <table:table-cell office:value-type="string" calcext:value-type="string">
            <text:p>https://terracon.quest/Hippocrates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aximandera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4.png</text:p>
          </table:table-cell>
          <table:table-cell office:value-type="string" calcext:value-type="string">
            <text:p>https://terracon.quest/Anaximandera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ion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5.png</text:p>
          </table:table-cell>
          <table:table-cell office:value-type="string" calcext:value-type="string">
            <text:p>https://terracon.quest/Bion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hucydides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6.png</text:p>
          </table:table-cell>
          <table:table-cell office:value-type="string" calcext:value-type="string">
            <text:p>https://terracon.quest/Thucydides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llerophon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7.png</text:p>
          </table:table-cell>
          <table:table-cell office:value-type="string" calcext:value-type="string">
            <text:p>https://terracon.quest/Bellerophonide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picurusa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Field Doctor</text:p>
          </table:table-cell>
          <table:table-cell office:value-type="string" calcext:value-type="string">
            <text:p>Master Surgeon</text:p>
          </table:table-cell>
          <table:table-cell office:value-type="string" calcext:value-type="string">
            <text:p>https://terraconquest.mypinata.cloud/ipfs/QmUysuKZyMwoqPgdEatwc51HQCMqvjf2z7CmoHAqgtbWMD/78.png</text:p>
          </table:table-cell>
          <table:table-cell office:value-type="string" calcext:value-type="string">
            <text:p>https://terracon.quest/Epicurusa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ionysioso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9.png</text:p>
          </table:table-cell>
          <table:table-cell office:value-type="string" calcext:value-type="string">
            <text:p>https://terracon.quest/Dionysioso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istotle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The Cruel</text:p>
          </table:table-cell>
          <table:table-cell office:value-type="string" calcext:value-type="string">
            <text:p>https://terraconquest.mypinata.cloud/ipfs/QmUysuKZyMwoqPgdEatwc51HQCMqvjf2z7CmoHAqgtbWMD/80.png</text:p>
          </table:table-cell>
          <table:table-cell office:value-type="string" calcext:value-type="string">
            <text:p>https://terracon.quest/Aristotleo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erakles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1.png</text:p>
          </table:table-cell>
          <table:table-cell office:value-type="string" calcext:value-type="string">
            <text:p>https://terracon.quest/Heraklesi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llimachus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2.png</text:p>
          </table:table-cell>
          <table:table-cell office:value-type="string" calcext:value-type="string">
            <text:p>https://terracon.quest/Callimachusicle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leukoso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3.png</text:p>
          </table:table-cell>
          <table:table-cell office:value-type="string" calcext:value-type="string">
            <text:p>https://terracon.quest/Seleukoso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mocritus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Treasurer</text:p>
          </table:table-cell>
          <table:table-cell office:value-type="string" calcext:value-type="string">
            <text:p>Brilliant Scholar</text:p>
          </table:table-cell>
          <table:table-cell office:value-type="string" calcext:value-type="string">
            <text:p>https://terraconquest.mypinata.cloud/ipfs/QmUysuKZyMwoqPgdEatwc51HQCMqvjf2z7CmoHAqgtbWMD/84.png</text:p>
          </table:table-cell>
          <table:table-cell office:value-type="string" calcext:value-type="string">
            <text:p>https://terracon.quest/Democritus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gesta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5.png</text:p>
          </table:table-cell>
          <table:table-cell office:value-type="string" calcext:value-type="string">
            <text:p>https://terracon.quest/Egestaide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eliocles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6.png</text:p>
          </table:table-cell>
          <table:table-cell office:value-type="string" calcext:value-type="string">
            <text:p>https://terracon.quest/Helioclesicle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llimachusa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7.png</text:p>
          </table:table-cell>
          <table:table-cell office:value-type="string" calcext:value-type="string">
            <text:p>https://terracon.quest/Callimachus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rtemis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8.png</text:p>
          </table:table-cell>
          <table:table-cell office:value-type="string" calcext:value-type="string">
            <text:p>https://terracon.quest/Artemisio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siod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Woodcut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9.png</text:p>
          </table:table-cell>
          <table:table-cell office:value-type="string" calcext:value-type="string">
            <text:p>https://terracon.quest/Hesiodu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eliocles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0.png</text:p>
          </table:table-cell>
          <table:table-cell office:value-type="string" calcext:value-type="string">
            <text:p>https://terracon.quest/Helioclese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uphorion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1.png</text:p>
          </table:table-cell>
          <table:table-cell office:value-type="string" calcext:value-type="string">
            <text:p>https://terracon.quest/Euphorioni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ioclesa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2.png</text:p>
          </table:table-cell>
          <table:table-cell office:value-type="string" calcext:value-type="string">
            <text:p>https://terracon.quest/Dioclesa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ector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3.png</text:p>
          </table:table-cell>
          <table:table-cell office:value-type="string" calcext:value-type="string">
            <text:p>https://terracon.quest/Hectoride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sclepiades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4.png</text:p>
          </table:table-cell>
          <table:table-cell office:value-type="string" calcext:value-type="string">
            <text:p>https://terracon.quest/Asclepiadesid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hilippos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5.png</text:p>
          </table:table-cell>
          <table:table-cell office:value-type="string" calcext:value-type="string">
            <text:p>https://terracon.quest/Philippos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tolemya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6.png</text:p>
          </table:table-cell>
          <table:table-cell office:value-type="string" calcext:value-type="string">
            <text:p>https://terracon.quest/Ptolemya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armodiusa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7.png</text:p>
          </table:table-cell>
          <table:table-cell office:value-type="string" calcext:value-type="string">
            <text:p>https://terracon.quest/Harmodiusa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tolemyenor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8.png</text:p>
          </table:table-cell>
          <table:table-cell office:value-type="string" calcext:value-type="string">
            <text:p>https://terracon.quest/Ptolemyeno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eraclitus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9.png</text:p>
          </table:table-cell>
          <table:table-cell office:value-type="string" calcext:value-type="string">
            <text:p>https://terracon.quest/Heraclitusu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pollonius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0.png</text:p>
          </table:table-cell>
          <table:table-cell office:value-type="string" calcext:value-type="string">
            <text:p>https://terracon.quest/Apolloniusicl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enophon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1.png</text:p>
          </table:table-cell>
          <table:table-cell office:value-type="string" calcext:value-type="string">
            <text:p>https://terracon.quest/Xenophone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ipponax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2.png</text:p>
          </table:table-cell>
          <table:table-cell office:value-type="string" calcext:value-type="string">
            <text:p>https://terracon.quest/Hipponaxe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icaearchus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3.png</text:p>
          </table:table-cell>
          <table:table-cell office:value-type="string" calcext:value-type="string">
            <text:p>https://terracon.quest/Dicaearchusu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tisthenes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4.png</text:p>
          </table:table-cell>
          <table:table-cell office:value-type="string" calcext:value-type="string">
            <text:p>https://terracon.quest/Antistheneside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llisthenes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5.png</text:p>
          </table:table-cell>
          <table:table-cell office:value-type="string" calcext:value-type="string">
            <text:p>https://terracon.quest/Callisthenesio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imon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Field Doc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6.png</text:p>
          </table:table-cell>
          <table:table-cell office:value-type="string" calcext:value-type="string">
            <text:p>https://terracon.quest/Cimonu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lutarchenor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7.png</text:p>
          </table:table-cell>
          <table:table-cell office:value-type="string" calcext:value-type="string">
            <text:p>https://terracon.quest/Plutarcheno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eucippus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8.png</text:p>
          </table:table-cell>
          <table:table-cell office:value-type="string" calcext:value-type="string">
            <text:p>https://terracon.quest/Leucippuso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onidas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9.png</text:p>
          </table:table-cell>
          <table:table-cell office:value-type="string" calcext:value-type="string">
            <text:p>https://terracon.quest/Leonidaside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socrates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0.png</text:p>
          </table:table-cell>
          <table:table-cell office:value-type="string" calcext:value-type="string">
            <text:p>https://terracon.quest/Isocratese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picurusa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1.png</text:p>
          </table:table-cell>
          <table:table-cell office:value-type="string" calcext:value-type="string">
            <text:p>https://terracon.quest/Epicurusa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olon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2.png</text:p>
          </table:table-cell>
          <table:table-cell office:value-type="string" calcext:value-type="string">
            <text:p>https://terracon.quest/Solonide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ristotle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3.png</text:p>
          </table:table-cell>
          <table:table-cell office:value-type="string" calcext:value-type="string">
            <text:p>https://terracon.quest/Aristotlee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attuso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4.png</text:p>
          </table:table-cell>
          <table:table-cell office:value-type="string" calcext:value-type="string">
            <text:p>https://terracon.quest/Battuso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cydidesa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5.png</text:p>
          </table:table-cell>
          <table:table-cell office:value-type="string" calcext:value-type="string">
            <text:p>https://terracon.quest/Thucydidesa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llisthenes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6.png</text:p>
          </table:table-cell>
          <table:table-cell office:value-type="string" calcext:value-type="string">
            <text:p>https://terracon.quest/Callisthenesicle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eno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7.png</text:p>
          </table:table-cell>
          <table:table-cell office:value-type="string" calcext:value-type="string">
            <text:p>https://terracon.quest/Zenoicle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pollo of Elea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8.png</text:p>
          </table:table-cell>
          <table:table-cell office:value-type="string" calcext:value-type="string">
            <text:p>https://terracon.quest/Apollo_of_Eleaide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amon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9.png</text:p>
          </table:table-cell>
          <table:table-cell office:value-type="string" calcext:value-type="string">
            <text:p>https://terracon.quest/Damono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eleukos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0.png</text:p>
          </table:table-cell>
          <table:table-cell office:value-type="string" calcext:value-type="string">
            <text:p>https://terracon.quest/Seleukoside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enander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1.png</text:p>
          </table:table-cell>
          <table:table-cell office:value-type="string" calcext:value-type="string">
            <text:p>https://terracon.quest/Menanderu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bycusa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2.png</text:p>
          </table:table-cell>
          <table:table-cell office:value-type="string" calcext:value-type="string">
            <text:p>https://terracon.quest/Ibycusa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pollonius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3.png</text:p>
          </table:table-cell>
          <table:table-cell office:value-type="string" calcext:value-type="string">
            <text:p>https://terracon.quest/Apolloniusid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ndronikos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4.png</text:p>
          </table:table-cell>
          <table:table-cell office:value-type="string" calcext:value-type="string">
            <text:p>https://terracon.quest/Andronikosicle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socrates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5.png</text:p>
          </table:table-cell>
          <table:table-cell office:value-type="string" calcext:value-type="string">
            <text:p>https://terracon.quest/Isocratesu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ctinus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6.png</text:p>
          </table:table-cell>
          <table:table-cell office:value-type="string" calcext:value-type="string">
            <text:p>https://terracon.quest/Ictinuse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heophrastusa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>Astute Economist</text:p>
          </table:table-cell>
          <table:table-cell office:value-type="string" calcext:value-type="string">
            <text:p>https://terraconquest.mypinata.cloud/ipfs/QmUysuKZyMwoqPgdEatwc51HQCMqvjf2z7CmoHAqgtbWMD/127.png</text:p>
          </table:table-cell>
          <table:table-cell office:value-type="string" calcext:value-type="string">
            <text:p>https://terracon.quest/Theophrastusa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uphorion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8.png</text:p>
          </table:table-cell>
          <table:table-cell office:value-type="string" calcext:value-type="string">
            <text:p>https://terracon.quest/Euphorion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sclepiadeso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9.png</text:p>
          </table:table-cell>
          <table:table-cell office:value-type="string" calcext:value-type="string">
            <text:p>https://terracon.quest/Asclepiadeso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rpheus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0.png</text:p>
          </table:table-cell>
          <table:table-cell office:value-type="string" calcext:value-type="string">
            <text:p>https://terracon.quest/Orpheusu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ausaniasenor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1.png</text:p>
          </table:table-cell>
          <table:table-cell office:value-type="string" calcext:value-type="string">
            <text:p>https://terracon.quest/Pausaniaseno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pollonius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2.png</text:p>
          </table:table-cell>
          <table:table-cell office:value-type="string" calcext:value-type="string">
            <text:p>https://terracon.quest/Apolloniusi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chilles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3.png</text:p>
          </table:table-cell>
          <table:table-cell office:value-type="string" calcext:value-type="string">
            <text:p>https://terracon.quest/Achilles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ryaxis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4.png</text:p>
          </table:table-cell>
          <table:table-cell office:value-type="string" calcext:value-type="string">
            <text:p>https://terracon.quest/Bryaxisio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Xenocratesa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5.png</text:p>
          </table:table-cell>
          <table:table-cell office:value-type="string" calcext:value-type="string">
            <text:p>https://terracon.quest/Xenocratesa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ellerophon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6.png</text:p>
          </table:table-cell>
          <table:table-cell office:value-type="string" calcext:value-type="string">
            <text:p>https://terracon.quest/Bellerophonu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emetriusu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7.png</text:p>
          </table:table-cell>
          <table:table-cell office:value-type="string" calcext:value-type="string">
            <text:p>https://terracon.quest/Demetriusu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emocritusenor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8.png</text:p>
          </table:table-cell>
          <table:table-cell office:value-type="string" calcext:value-type="string">
            <text:p>https://terracon.quest/Democrituseno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iono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9.png</text:p>
          </table:table-cell>
          <table:table-cell office:value-type="string" calcext:value-type="string">
            <text:p>https://terracon.quest/Diono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checrateso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40.png</text:p>
          </table:table-cell>
          <table:table-cell office:value-type="string" calcext:value-type="string">
            <text:p>https://terracon.quest/Echecrateso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uclid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41.png</text:p>
          </table:table-cell>
          <table:table-cell office:value-type="string" calcext:value-type="string">
            <text:p>https://terracon.quest/Euclidid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ristarchusa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42.png</text:p>
          </table:table-cell>
          <table:table-cell office:value-type="string" calcext:value-type="string">
            <text:p>https://terracon.quest/Aristarchusa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Xenophanes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avage Berserker</text:p>
          </table:table-cell>
          <table:table-cell office:value-type="string" calcext:value-type="string">
            <text:p>https://terraconquest.mypinata.cloud/ipfs/QmUysuKZyMwoqPgdEatwc51HQCMqvjf2z7CmoHAqgtbWMD/143.png</text:p>
          </table:table-cell>
          <table:table-cell office:value-type="string" calcext:value-type="string">
            <text:p>https://terracon.quest/Xenophanes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ippocratesa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44.png</text:p>
          </table:table-cell>
          <table:table-cell office:value-type="string" calcext:value-type="string">
            <text:p>https://terracon.quest/Hippocratesa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ioni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45.png</text:p>
          </table:table-cell>
          <table:table-cell office:value-type="string" calcext:value-type="string">
            <text:p>https://terracon.quest/Dioni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amonicl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46.png</text:p>
          </table:table-cell>
          <table:table-cell office:value-type="string" calcext:value-type="string">
            <text:p>https://terracon.quest/Damonicl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naxagoraso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47.png</text:p>
          </table:table-cell>
          <table:table-cell office:value-type="string" calcext:value-type="string">
            <text:p>https://terracon.quest/Anaxagoraso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aclitusides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48.png</text:p>
          </table:table-cell>
          <table:table-cell office:value-type="string" calcext:value-type="string">
            <text:p>https://terracon.quest/Heraclitusid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rtemison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Maced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49.png</text:p>
          </table:table-cell>
          <table:table-cell office:value-type="string" calcext:value-type="string">
            <text:p>https://terracon.quest/Artemis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amasias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50.png</text:p>
          </table:table-cell>
          <table:table-cell office:value-type="string" calcext:value-type="string">
            <text:p>https://terracon.quest/Damasiaso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ilippos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51.png</text:p>
          </table:table-cell>
          <table:table-cell office:value-type="string" calcext:value-type="string">
            <text:p>https://terracon.quest/Philippose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amasiasa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52.png</text:p>
          </table:table-cell>
          <table:table-cell office:value-type="string" calcext:value-type="string">
            <text:p>https://terracon.quest/Damasiasa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hucydideso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avage Berserker</text:p>
          </table:table-cell>
          <table:table-cell office:value-type="string" calcext:value-type="string">
            <text:p>https://terraconquest.mypinata.cloud/ipfs/QmUysuKZyMwoqPgdEatwc51HQCMqvjf2z7CmoHAqgtbWMD/153.png</text:p>
          </table:table-cell>
          <table:table-cell office:value-type="string" calcext:value-type="string">
            <text:p>https://terracon.quest/Thucydideso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ypselus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54.png</text:p>
          </table:table-cell>
          <table:table-cell office:value-type="string" calcext:value-type="string">
            <text:p>https://terracon.quest/Cypseluso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olybiusi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55.png</text:p>
          </table:table-cell>
          <table:table-cell office:value-type="string" calcext:value-type="string">
            <text:p>https://terracon.quest/Polybiusio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ion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56.png</text:p>
          </table:table-cell>
          <table:table-cell office:value-type="string" calcext:value-type="string">
            <text:p>https://terracon.quest/Diono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olonicl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57.png</text:p>
          </table:table-cell>
          <table:table-cell office:value-type="string" calcext:value-type="string">
            <text:p>https://terracon.quest/Solonicl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amona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58.png</text:p>
          </table:table-cell>
          <table:table-cell office:value-type="string" calcext:value-type="string">
            <text:p>https://terracon.quest/Damona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asilides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59.png</text:p>
          </table:table-cell>
          <table:table-cell office:value-type="string" calcext:value-type="string">
            <text:p>https://terracon.quest/Basilideseno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sclepiades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60.png</text:p>
          </table:table-cell>
          <table:table-cell office:value-type="string" calcext:value-type="string">
            <text:p>https://terracon.quest/Asclepiadeseno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latoid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61.png</text:p>
          </table:table-cell>
          <table:table-cell office:value-type="string" calcext:value-type="string">
            <text:p>https://terracon.quest/Platoid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ipparchus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Field Doc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62.png</text:p>
          </table:table-cell>
          <table:table-cell office:value-type="string" calcext:value-type="string">
            <text:p>https://terracon.quest/Hipparchusenor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ristides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63.png</text:p>
          </table:table-cell>
          <table:table-cell office:value-type="string" calcext:value-type="string">
            <text:p>https://terracon.quest/Aristideseno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ector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64.png</text:p>
          </table:table-cell>
          <table:table-cell office:value-type="string" calcext:value-type="string">
            <text:p>https://terracon.quest/Hectore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rchytasi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65.png</text:p>
          </table:table-cell>
          <table:table-cell office:value-type="string" calcext:value-type="string">
            <text:p>https://terracon.quest/Archytasio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amonas the Wise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66.png</text:p>
          </table:table-cell>
          <table:table-cell office:value-type="string" calcext:value-type="string">
            <text:p>https://terracon.quest/Damonas_the_Wis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imonides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67.png</text:p>
          </table:table-cell>
          <table:table-cell office:value-type="string" calcext:value-type="string">
            <text:p>https://terracon.quest/Simonidese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leopatra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68.png</text:p>
          </table:table-cell>
          <table:table-cell office:value-type="string" calcext:value-type="string">
            <text:p>https://terracon.quest/Cleopatrao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rchilochusi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69.png</text:p>
          </table:table-cell>
          <table:table-cell office:value-type="string" calcext:value-type="string">
            <text:p>https://terracon.quest/Archilochusio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emosthenes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70.png</text:p>
          </table:table-cell>
          <table:table-cell office:value-type="string" calcext:value-type="string">
            <text:p>https://terracon.quest/Demosthenese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ristidesid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71.png</text:p>
          </table:table-cell>
          <table:table-cell office:value-type="string" calcext:value-type="string">
            <text:p>https://terracon.quest/Aristideside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ristotle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72.png</text:p>
          </table:table-cell>
          <table:table-cell office:value-type="string" calcext:value-type="string">
            <text:p>https://terracon.quest/Aristotleenor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fialtes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73.png</text:p>
          </table:table-cell>
          <table:table-cell office:value-type="string" calcext:value-type="string">
            <text:p>https://terracon.quest/Efialteso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mpedoclesa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74.png</text:p>
          </table:table-cell>
          <table:table-cell office:value-type="string" calcext:value-type="string">
            <text:p>https://terracon.quest/Empedoclesa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yrrho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75.png</text:p>
          </table:table-cell>
          <table:table-cell office:value-type="string" calcext:value-type="string">
            <text:p>https://terracon.quest/Pyrrhoenor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ipponaxid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76.png</text:p>
          </table:table-cell>
          <table:table-cell office:value-type="string" calcext:value-type="string">
            <text:p>https://terracon.quest/Hipponaxide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rneadesi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Rebel Priestess</text:p>
          </table:table-cell>
          <table:table-cell office:value-type="string" calcext:value-type="string">
            <text:p>The Owl of Athena</text:p>
          </table:table-cell>
          <table:table-cell office:value-type="string" calcext:value-type="string">
            <text:p>https://terraconquest.mypinata.cloud/ipfs/QmUysuKZyMwoqPgdEatwc51HQCMqvjf2z7CmoHAqgtbWMD/177.png</text:p>
          </table:table-cell>
          <table:table-cell office:value-type="string" calcext:value-type="string">
            <text:p>https://terracon.quest/Carneadesi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umeneso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78.png</text:p>
          </table:table-cell>
          <table:table-cell office:value-type="string" calcext:value-type="string">
            <text:p>https://terracon.quest/Eumeneso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ctinusi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79.png</text:p>
          </table:table-cell>
          <table:table-cell office:value-type="string" calcext:value-type="string">
            <text:p>https://terracon.quest/Ictinusio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litusa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80.png</text:p>
          </table:table-cell>
          <table:table-cell office:value-type="string" calcext:value-type="string">
            <text:p>https://terracon.quest/Clitusa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Xenocratesa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81.png</text:p>
          </table:table-cell>
          <table:table-cell office:value-type="string" calcext:value-type="string">
            <text:p>https://terracon.quest/Xenocratesa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acchylideso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82.png</text:p>
          </table:table-cell>
          <table:table-cell office:value-type="string" calcext:value-type="string">
            <text:p>https://terracon.quest/Bacchylideso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emocritusi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83.png</text:p>
          </table:table-cell>
          <table:table-cell office:value-type="string" calcext:value-type="string">
            <text:p>https://terracon.quest/Democritusio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erodotuso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84.png</text:p>
          </table:table-cell>
          <table:table-cell office:value-type="string" calcext:value-type="string">
            <text:p>https://terracon.quest/Herodotuso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ndronikos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85.png</text:p>
          </table:table-cell>
          <table:table-cell office:value-type="string" calcext:value-type="string">
            <text:p>https://terracon.quest/Andronikosenor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gamemnona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86.png</text:p>
          </table:table-cell>
          <table:table-cell office:value-type="string" calcext:value-type="string">
            <text:p>https://terracon.quest/Agamemnona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Iamblichuso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87.png</text:p>
          </table:table-cell>
          <table:table-cell office:value-type="string" calcext:value-type="string">
            <text:p>https://terracon.quest/Iamblichuso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rchytasicl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88.png</text:p>
          </table:table-cell>
          <table:table-cell office:value-type="string" calcext:value-type="string">
            <text:p>https://terracon.quest/Archytasicle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axagorasa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89.png</text:p>
          </table:table-cell>
          <table:table-cell office:value-type="string" calcext:value-type="string">
            <text:p>https://terracon.quest/Anaxagorasa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Xenocrates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90.png</text:p>
          </table:table-cell>
          <table:table-cell office:value-type="string" calcext:value-type="string">
            <text:p>https://terracon.quest/Xenocrateso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umenesa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91.png</text:p>
          </table:table-cell>
          <table:table-cell office:value-type="string" calcext:value-type="string">
            <text:p>https://terracon.quest/Eumenesa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attusa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92.png</text:p>
          </table:table-cell>
          <table:table-cell office:value-type="string" calcext:value-type="string">
            <text:p>https://terracon.quest/Battusa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heocritusid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93.png</text:p>
          </table:table-cell>
          <table:table-cell office:value-type="string" calcext:value-type="string">
            <text:p>https://terracon.quest/Theocrituside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erophiluso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94.png</text:p>
          </table:table-cell>
          <table:table-cell office:value-type="string" calcext:value-type="string">
            <text:p>https://terracon.quest/Herophiluso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lutarchicl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95.png</text:p>
          </table:table-cell>
          <table:table-cell office:value-type="string" calcext:value-type="string">
            <text:p>https://terracon.quest/Plutarchicle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illia of Elea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96.png</text:p>
          </table:table-cell>
          <table:table-cell office:value-type="string" calcext:value-type="string">
            <text:p>https://terracon.quest/Fillia_of_Eleaenor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ristophanes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97.png</text:p>
          </table:table-cell>
          <table:table-cell office:value-type="string" calcext:value-type="string">
            <text:p>https://terracon.quest/Aristophanesen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uphoriona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98.png</text:p>
          </table:table-cell>
          <table:table-cell office:value-type="string" calcext:value-type="string">
            <text:p>https://terracon.quest/Euphoriona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halesa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99.png</text:p>
          </table:table-cell>
          <table:table-cell office:value-type="string" calcext:value-type="string">
            <text:p>https://terracon.quest/Thalesa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ndronikosid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00.png</text:p>
          </table:table-cell>
          <table:table-cell office:value-type="string" calcext:value-type="string">
            <text:p>https://terracon.quest/Andronikoside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ritias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01.png</text:p>
          </table:table-cell>
          <table:table-cell office:value-type="string" calcext:value-type="string">
            <text:p>https://terracon.quest/Critiaseno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uclidicl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02.png</text:p>
          </table:table-cell>
          <table:table-cell office:value-type="string" calcext:value-type="string">
            <text:p>https://terracon.quest/Euclidicle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picurusu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03.png</text:p>
          </table:table-cell>
          <table:table-cell office:value-type="string" calcext:value-type="string">
            <text:p>https://terracon.quest/Epicurusu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ristophanesa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04.png</text:p>
          </table:table-cell>
          <table:table-cell office:value-type="string" calcext:value-type="string">
            <text:p>https://terracon.quest/Aristophanesa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imaeusi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05.png</text:p>
          </table:table-cell>
          <table:table-cell office:value-type="string" calcext:value-type="string">
            <text:p>https://terracon.quest/Timaeusio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hilipposo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06.png</text:p>
          </table:table-cell>
          <table:table-cell office:value-type="string" calcext:value-type="string">
            <text:p>https://terracon.quest/Philipposo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rriana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07.png</text:p>
          </table:table-cell>
          <table:table-cell office:value-type="string" calcext:value-type="string">
            <text:p>https://terracon.quest/Arriana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ipparchusid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08.png</text:p>
          </table:table-cell>
          <table:table-cell office:value-type="string" calcext:value-type="string">
            <text:p>https://terracon.quest/Hipparchuside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leisthenesid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09.png</text:p>
          </table:table-cell>
          <table:table-cell office:value-type="string" calcext:value-type="string">
            <text:p>https://terracon.quest/Cleistheneside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pictetusa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10.png</text:p>
          </table:table-cell>
          <table:table-cell office:value-type="string" calcext:value-type="string">
            <text:p>https://terracon.quest/Epictetusa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ristophanes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11.png</text:p>
          </table:table-cell>
          <table:table-cell office:value-type="string" calcext:value-type="string">
            <text:p>https://terracon.quest/Aristophaneso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Zopyrus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12.png</text:p>
          </table:table-cell>
          <table:table-cell office:value-type="string" calcext:value-type="string">
            <text:p>https://terracon.quest/Zopyrus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Isocratesi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13.png</text:p>
          </table:table-cell>
          <table:table-cell office:value-type="string" calcext:value-type="string">
            <text:p>https://terracon.quest/Isocratesio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erophilus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14.png</text:p>
          </table:table-cell>
          <table:table-cell office:value-type="string" calcext:value-type="string">
            <text:p>https://terracon.quest/Herophiluse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umenesicl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15.png</text:p>
          </table:table-cell>
          <table:table-cell office:value-type="string" calcext:value-type="string">
            <text:p>https://terracon.quest/Eumenesicle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olono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16.png</text:p>
          </table:table-cell>
          <table:table-cell office:value-type="string" calcext:value-type="string">
            <text:p>https://terracon.quest/Solono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Damoni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17.png</text:p>
          </table:table-cell>
          <table:table-cell office:value-type="string" calcext:value-type="string">
            <text:p>https://terracon.quest/Damonio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ucydides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18.png</text:p>
          </table:table-cell>
          <table:table-cell office:value-type="string" calcext:value-type="string">
            <text:p>https://terracon.quest/Thucydideso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ythagoraso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19.png</text:p>
          </table:table-cell>
          <table:table-cell office:value-type="string" calcext:value-type="string">
            <text:p>https://terracon.quest/Pythagoraso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ritiasicl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20.png</text:p>
          </table:table-cell>
          <table:table-cell office:value-type="string" calcext:value-type="string">
            <text:p>https://terracon.quest/Critiasicle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ypselus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21.png</text:p>
          </table:table-cell>
          <table:table-cell office:value-type="string" calcext:value-type="string">
            <text:p>https://terracon.quest/Cypseluse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ythagoras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22.png</text:p>
          </table:table-cell>
          <table:table-cell office:value-type="string" calcext:value-type="string">
            <text:p>https://terracon.quest/Pythagorasenor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Zenou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23.png</text:p>
          </table:table-cell>
          <table:table-cell office:value-type="string" calcext:value-type="string">
            <text:p>https://terracon.quest/Zenou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ellerophonenor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24.png</text:p>
          </table:table-cell>
          <table:table-cell office:value-type="string" calcext:value-type="string">
            <text:p>https://terracon.quest/Bellerophonenor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Orpheuside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25.png</text:p>
          </table:table-cell>
          <table:table-cell office:value-type="string" calcext:value-type="string">
            <text:p>https://terracon.quest/Orpheuside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apphous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26.png</text:p>
          </table:table-cell>
          <table:table-cell office:value-type="string" calcext:value-type="string">
            <text:p>https://terracon.quest/Sapphou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ipponax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27.png</text:p>
          </table:table-cell>
          <table:table-cell office:value-type="string" calcext:value-type="string">
            <text:p>https://terracon.quest/Hipponaxo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omeri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28.png</text:p>
          </table:table-cell>
          <table:table-cell office:value-type="string" calcext:value-type="string">
            <text:p>https://terracon.quest/Homerion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eonidason</text:p>
          </table:table-cell>
          <table:table-cell office:value-type="string" calcext:value-type="string">
            <text:p>Thessaly</text:p>
          </table:table-cell>
          <table:table-cell office:value-type="string" calcext:value-type="string">
            <text:p>Thessa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trategic Genius</text:p>
          </table:table-cell>
          <table:table-cell office:value-type="string" calcext:value-type="string">
            <text:p>https://terraconquest.mypinata.cloud/ipfs/QmUysuKZyMwoqPgdEatwc51HQCMqvjf2z7CmoHAqgtbWMD/229.png</text:p>
          </table:table-cell>
          <table:table-cell office:value-type="string" calcext:value-type="string">
            <text:p>https://terracon.quest/Leonidaso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erophilusa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30.png</text:p>
          </table:table-cell>
          <table:table-cell office:value-type="string" calcext:value-type="string">
            <text:p>https://terracon.quest/Herophilusa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chillesid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31.png</text:p>
          </table:table-cell>
          <table:table-cell office:value-type="string" calcext:value-type="string">
            <text:p>https://terracon.quest/Achilleside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seus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32.png</text:p>
          </table:table-cell>
          <table:table-cell office:value-type="string" calcext:value-type="string">
            <text:p>https://terracon.quest/Theseuse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gamemnon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33.png</text:p>
          </table:table-cell>
          <table:table-cell office:value-type="string" calcext:value-type="string">
            <text:p>https://terracon.quest/Agamemnone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ndronikosu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34.png</text:p>
          </table:table-cell>
          <table:table-cell office:value-type="string" calcext:value-type="string">
            <text:p>https://terracon.quest/Andronikosu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olonon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35.png</text:p>
          </table:table-cell>
          <table:table-cell office:value-type="string" calcext:value-type="string">
            <text:p>https://terracon.quest/Solono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hilonu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36.png</text:p>
          </table:table-cell>
          <table:table-cell office:value-type="string" calcext:value-type="string">
            <text:p>https://terracon.quest/Chilonu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ocratesid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37.png</text:p>
          </table:table-cell>
          <table:table-cell office:value-type="string" calcext:value-type="string">
            <text:p>https://terracon.quest/Socrateside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iotimau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38.png</text:p>
          </table:table-cell>
          <table:table-cell office:value-type="string" calcext:value-type="string">
            <text:p>https://terracon.quest/Diotimau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ophoclesicl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39.png</text:p>
          </table:table-cell>
          <table:table-cell office:value-type="string" calcext:value-type="string">
            <text:p>https://terracon.quest/Sophoclesicle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armodiusenor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Treasurer</text:p>
          </table:table-cell>
          <table:table-cell office:value-type="string" calcext:value-type="string">
            <text:p>Political Savvy</text:p>
          </table:table-cell>
          <table:table-cell office:value-type="string" calcext:value-type="string">
            <text:p>https://terraconquest.mypinata.cloud/ipfs/QmUysuKZyMwoqPgdEatwc51HQCMqvjf2z7CmoHAqgtbWMD/240.png</text:p>
          </table:table-cell>
          <table:table-cell office:value-type="string" calcext:value-type="string">
            <text:p>https://terracon.quest/Harmodiusenor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uclidion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41.png</text:p>
          </table:table-cell>
          <table:table-cell office:value-type="string" calcext:value-type="string">
            <text:p>https://terracon.quest/Euclidio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haleso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42.png</text:p>
          </table:table-cell>
          <table:table-cell office:value-type="string" calcext:value-type="string">
            <text:p>https://terracon.quest/Thaleso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emosthenesicl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43.png</text:p>
          </table:table-cell>
          <table:table-cell office:value-type="string" calcext:value-type="string">
            <text:p>https://terracon.quest/Demosthenesicle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uripideson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44.png</text:p>
          </table:table-cell>
          <table:table-cell office:value-type="string" calcext:value-type="string">
            <text:p>https://terracon.quest/Euripideson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omerid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45.png</text:p>
          </table:table-cell>
          <table:table-cell office:value-type="string" calcext:value-type="string">
            <text:p>https://terracon.quest/Homeride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ntisthenes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46.png</text:p>
          </table:table-cell>
          <table:table-cell office:value-type="string" calcext:value-type="string">
            <text:p>https://terracon.quest/Antisthenese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Orpheus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>Political Savvy</text:p>
          </table:table-cell>
          <table:table-cell office:value-type="string" calcext:value-type="string">
            <text:p>https://terraconquest.mypinata.cloud/ipfs/QmUysuKZyMwoqPgdEatwc51HQCMqvjf2z7CmoHAqgtbWMD/247.png</text:p>
          </table:table-cell>
          <table:table-cell office:value-type="string" calcext:value-type="string">
            <text:p>https://terracon.quest/Orpheuse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hucydides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48.png</text:p>
          </table:table-cell>
          <table:table-cell office:value-type="string" calcext:value-type="string">
            <text:p>https://terracon.quest/Thucydidese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uphorionicl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49.png</text:p>
          </table:table-cell>
          <table:table-cell office:value-type="string" calcext:value-type="string">
            <text:p>https://terracon.quest/Euphorionicl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armenidesu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50.png</text:p>
          </table:table-cell>
          <table:table-cell office:value-type="string" calcext:value-type="string">
            <text:p>https://terracon.quest/Parmenidesu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halesion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The Owl of Athena</text:p>
          </table:table-cell>
          <table:table-cell office:value-type="string" calcext:value-type="string">
            <text:p>https://terraconquest.mypinata.cloud/ipfs/QmUysuKZyMwoqPgdEatwc51HQCMqvjf2z7CmoHAqgtbWMD/251.png</text:p>
          </table:table-cell>
          <table:table-cell office:value-type="string" calcext:value-type="string">
            <text:p>https://terracon.quest/Thalesio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Dioclesu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52.png</text:p>
          </table:table-cell>
          <table:table-cell office:value-type="string" calcext:value-type="string">
            <text:p>https://terracon.quest/Dioclesu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chillesicl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53.png</text:p>
          </table:table-cell>
          <table:table-cell office:value-type="string" calcext:value-type="string">
            <text:p>https://terracon.quest/Achillesicle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socratesicl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54.png</text:p>
          </table:table-cell>
          <table:table-cell office:value-type="string" calcext:value-type="string">
            <text:p>https://terracon.quest/Isocratesicle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ryaxisid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55.png</text:p>
          </table:table-cell>
          <table:table-cell office:value-type="string" calcext:value-type="string">
            <text:p>https://terracon.quest/Bryaxiside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orgiasu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56.png</text:p>
          </table:table-cell>
          <table:table-cell office:value-type="string" calcext:value-type="string">
            <text:p>https://terracon.quest/Gorgiasu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ipparchiaid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57.png</text:p>
          </table:table-cell>
          <table:table-cell office:value-type="string" calcext:value-type="string">
            <text:p>https://terracon.quest/Hipparchiaides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ristidesan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58.png</text:p>
          </table:table-cell>
          <table:table-cell office:value-type="string" calcext:value-type="string">
            <text:p>https://terracon.quest/Aristidesa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ausaniasion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59.png</text:p>
          </table:table-cell>
          <table:table-cell office:value-type="string" calcext:value-type="string">
            <text:p>https://terracon.quest/Pausaniasio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abo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60.png</text:p>
          </table:table-cell>
          <table:table-cell office:value-type="string" calcext:value-type="string">
            <text:p>https://terracon.quest/Straboe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eonidasion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61.png</text:p>
          </table:table-cell>
          <table:table-cell office:value-type="string" calcext:value-type="string">
            <text:p>https://terracon.quest/Leonidasion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ionysioson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62.png</text:p>
          </table:table-cell>
          <table:table-cell office:value-type="string" calcext:value-type="string">
            <text:p>https://terracon.quest/Dionysioson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esopu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>Guardian of Secrets</text:p>
          </table:table-cell>
          <table:table-cell office:value-type="string" calcext:value-type="string">
            <text:p>https://terraconquest.mypinata.cloud/ipfs/QmUysuKZyMwoqPgdEatwc51HQCMqvjf2z7CmoHAqgtbWMD/263.png</text:p>
          </table:table-cell>
          <table:table-cell office:value-type="string" calcext:value-type="string">
            <text:p>https://terracon.quest/Aesopu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hespiside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64.png</text:p>
          </table:table-cell>
          <table:table-cell office:value-type="string" calcext:value-type="string">
            <text:p>https://terracon.quest/Thespiside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ntiochusan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Olympic Athle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65.png</text:p>
          </table:table-cell>
          <table:table-cell office:value-type="string" calcext:value-type="string">
            <text:p>https://terracon.quest/Antiochusan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elioclesas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66.png</text:p>
          </table:table-cell>
          <table:table-cell office:value-type="string" calcext:value-type="string">
            <text:p>https://terracon.quest/Helioclesa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socratesan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67.png</text:p>
          </table:table-cell>
          <table:table-cell office:value-type="string" calcext:value-type="string">
            <text:p>https://terracon.quest/Isocratesan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ipponaxenor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68.png</text:p>
          </table:table-cell>
          <table:table-cell office:value-type="string" calcext:value-type="string">
            <text:p>https://terracon.quest/Hipponaxenor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llimachusenor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69.png</text:p>
          </table:table-cell>
          <table:table-cell office:value-type="string" calcext:value-type="string">
            <text:p>https://terracon.quest/Callimachusenor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ocratesenor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70.png</text:p>
          </table:table-cell>
          <table:table-cell office:value-type="string" calcext:value-type="string">
            <text:p>https://terracon.quest/Socratesenor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lexandrosu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71.png</text:p>
          </table:table-cell>
          <table:table-cell office:value-type="string" calcext:value-type="string">
            <text:p>https://terracon.quest/Alexandrosu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ionu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atural Leader</text:p>
          </table:table-cell>
          <table:table-cell office:value-type="string" calcext:value-type="string">
            <text:p>https://terraconquest.mypinata.cloud/ipfs/QmUysuKZyMwoqPgdEatwc51HQCMqvjf2z7CmoHAqgtbWMD/272.png</text:p>
          </table:table-cell>
          <table:table-cell office:value-type="string" calcext:value-type="string">
            <text:p>https://terracon.quest/Dionu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otagoraso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73.png</text:p>
          </table:table-cell>
          <table:table-cell office:value-type="string" calcext:value-type="string">
            <text:p>https://terracon.quest/Protagoraso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apphoa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74.png</text:p>
          </table:table-cell>
          <table:table-cell office:value-type="string" calcext:value-type="string">
            <text:p>https://terracon.quest/Sapphoa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socrateso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75.png</text:p>
          </table:table-cell>
          <table:table-cell office:value-type="string" calcext:value-type="string">
            <text:p>https://terracon.quest/Isocrateson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asilideso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76.png</text:p>
          </table:table-cell>
          <table:table-cell office:value-type="string" calcext:value-type="string">
            <text:p>https://terracon.quest/Basilideso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Xenocratese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77.png</text:p>
          </table:table-cell>
          <table:table-cell office:value-type="string" calcext:value-type="string">
            <text:p>https://terracon.quest/Xenocratese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iotimao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78.png</text:p>
          </table:table-cell>
          <table:table-cell office:value-type="string" calcext:value-type="string">
            <text:p>https://terracon.quest/Diotimao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omero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79.png</text:p>
          </table:table-cell>
          <table:table-cell office:value-type="string" calcext:value-type="string">
            <text:p>https://terracon.quest/Homero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liniaside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80.png</text:p>
          </table:table-cell>
          <table:table-cell office:value-type="string" calcext:value-type="string">
            <text:p>https://terracon.quest/Cliniaside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Orpheusio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81.png</text:p>
          </table:table-cell>
          <table:table-cell office:value-type="string" calcext:value-type="string">
            <text:p>https://terracon.quest/Orpheusio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rchilochusu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82.png</text:p>
          </table:table-cell>
          <table:table-cell office:value-type="string" calcext:value-type="string">
            <text:p>https://terracon.quest/Archilochusu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hespisa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83.png</text:p>
          </table:table-cell>
          <table:table-cell office:value-type="string" calcext:value-type="string">
            <text:p>https://terracon.quest/Thespisa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ionu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84.png</text:p>
          </table:table-cell>
          <table:table-cell office:value-type="string" calcext:value-type="string">
            <text:p>https://terracon.quest/Bionu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ristarchuso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85.png</text:p>
          </table:table-cell>
          <table:table-cell office:value-type="string" calcext:value-type="string">
            <text:p>https://terracon.quest/Aristarchuso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armodiusio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Tactical Visionary</text:p>
          </table:table-cell>
          <table:table-cell office:value-type="string" calcext:value-type="string">
            <text:p>https://terraconquest.mypinata.cloud/ipfs/QmUysuKZyMwoqPgdEatwc51HQCMqvjf2z7CmoHAqgtbWMD/286.png</text:p>
          </table:table-cell>
          <table:table-cell office:value-type="string" calcext:value-type="string">
            <text:p>https://terracon.quest/Harmodiusion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naxagorase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87.png</text:p>
          </table:table-cell>
          <table:table-cell office:value-type="string" calcext:value-type="string">
            <text:p>https://terracon.quest/Anaxagorase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litusio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88.png</text:p>
          </table:table-cell>
          <table:table-cell office:value-type="string" calcext:value-type="string">
            <text:p>https://terracon.quest/Clitusion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Heraclituso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89.png</text:p>
          </table:table-cell>
          <table:table-cell office:value-type="string" calcext:value-type="string">
            <text:p>https://terracon.quest/Heraclituson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aximanderide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90.png</text:p>
          </table:table-cell>
          <table:table-cell office:value-type="string" calcext:value-type="string">
            <text:p>https://terracon.quest/Anaximanderide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einocratesicle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91.png</text:p>
          </table:table-cell>
          <table:table-cell office:value-type="string" calcext:value-type="string">
            <text:p>https://terracon.quest/Deinocratesicle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omere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92.png</text:p>
          </table:table-cell>
          <table:table-cell office:value-type="string" calcext:value-type="string">
            <text:p>https://terracon.quest/Homere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ophronenor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93.png</text:p>
          </table:table-cell>
          <table:table-cell office:value-type="string" calcext:value-type="string">
            <text:p>https://terracon.quest/Sophronenor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Demosthenesenor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94.png</text:p>
          </table:table-cell>
          <table:table-cell office:value-type="string" calcext:value-type="string">
            <text:p>https://terracon.quest/Demosthenesenor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mpedoclesio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95.png</text:p>
          </table:table-cell>
          <table:table-cell office:value-type="string" calcext:value-type="string">
            <text:p>https://terracon.quest/Empedoclesion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Harmodiuse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96.png</text:p>
          </table:table-cell>
          <table:table-cell office:value-type="string" calcext:value-type="string">
            <text:p>https://terracon.quest/Harmodiuse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ntisthenesa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97.png</text:p>
          </table:table-cell>
          <table:table-cell office:value-type="string" calcext:value-type="string">
            <text:p>https://terracon.quest/Antisthenesan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erophilusicles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98.png</text:p>
          </table:table-cell>
          <table:table-cell office:value-type="string" calcext:value-type="string">
            <text:p>https://terracon.quest/Herophilusicle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Echecratesa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299.png</text:p>
          </table:table-cell>
          <table:table-cell office:value-type="string" calcext:value-type="string">
            <text:p>https://terracon.quest/Echecratesa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Epicuruson</text:p>
          </table:table-cell>
          <table:table-cell office:value-type="string" calcext:value-type="string">
            <text:p>Ionian Island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00.png</text:p>
          </table:table-cell>
          <table:table-cell office:value-type="string" calcext:value-type="string">
            <text:p>https://terracon.quest/Epicuruson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lutarchu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01.png</text:p>
          </table:table-cell>
          <table:table-cell office:value-type="string" calcext:value-type="string">
            <text:p>https://terracon.quest/Plutarchu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llisthenes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02.png</text:p>
          </table:table-cell>
          <table:table-cell office:value-type="string" calcext:value-type="string">
            <text:p>https://terracon.quest/Callisthenese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etrodorusid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03.png</text:p>
          </table:table-cell>
          <table:table-cell office:value-type="string" calcext:value-type="string">
            <text:p>https://terracon.quest/Metrodoruside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naximenesicl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04.png</text:p>
          </table:table-cell>
          <table:table-cell office:value-type="string" calcext:value-type="string">
            <text:p>https://terracon.quest/Anaximenesicle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Heraklesu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The Drowned One</text:p>
          </table:table-cell>
          <table:table-cell office:value-type="string" calcext:value-type="string">
            <text:p>https://terraconquest.mypinata.cloud/ipfs/QmUysuKZyMwoqPgdEatwc51HQCMqvjf2z7CmoHAqgtbWMD/305.png</text:p>
          </table:table-cell>
          <table:table-cell office:value-type="string" calcext:value-type="string">
            <text:p>https://terracon.quest/Heraklesu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uripidesi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earless Warrior</text:p>
          </table:table-cell>
          <table:table-cell office:value-type="string" calcext:value-type="string">
            <text:p>https://terraconquest.mypinata.cloud/ipfs/QmUysuKZyMwoqPgdEatwc51HQCMqvjf2z7CmoHAqgtbWMD/306.png</text:p>
          </table:table-cell>
          <table:table-cell office:value-type="string" calcext:value-type="string">
            <text:p>https://terracon.quest/Euripidesion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spasia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07.png</text:p>
          </table:table-cell>
          <table:table-cell office:value-type="string" calcext:value-type="string">
            <text:p>https://terracon.quest/Aspasiao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ristophanesenor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08.png</text:p>
          </table:table-cell>
          <table:table-cell office:value-type="string" calcext:value-type="string">
            <text:p>https://terracon.quest/Aristophanesenor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eucippusi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09.png</text:p>
          </table:table-cell>
          <table:table-cell office:value-type="string" calcext:value-type="string">
            <text:p>https://terracon.quest/Leucippusion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Xenocrateso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10.png</text:p>
          </table:table-cell>
          <table:table-cell office:value-type="string" calcext:value-type="string">
            <text:p>https://terracon.quest/Xenocrateso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einocratesi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11.png</text:p>
          </table:table-cell>
          <table:table-cell office:value-type="string" calcext:value-type="string">
            <text:p>https://terracon.quest/Deinocratesio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ntiochusi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12.png</text:p>
          </table:table-cell>
          <table:table-cell office:value-type="string" calcext:value-type="string">
            <text:p>https://terracon.quest/Antiochusion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orgiasicl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13.png</text:p>
          </table:table-cell>
          <table:table-cell office:value-type="string" calcext:value-type="string">
            <text:p>https://terracon.quest/Gorgiasicle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Heraklesenor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14.png</text:p>
          </table:table-cell>
          <table:table-cell office:value-type="string" calcext:value-type="string">
            <text:p>https://terracon.quest/Heraklesenor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ophoclesenor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earless Warrior</text:p>
          </table:table-cell>
          <table:table-cell office:value-type="string" calcext:value-type="string">
            <text:p>https://terraconquest.mypinata.cloud/ipfs/QmUysuKZyMwoqPgdEatwc51HQCMqvjf2z7CmoHAqgtbWMD/315.png</text:p>
          </table:table-cell>
          <table:table-cell office:value-type="string" calcext:value-type="string">
            <text:p>https://terracon.quest/Sophoclesenor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ristophanesicl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16.png</text:p>
          </table:table-cell>
          <table:table-cell office:value-type="string" calcext:value-type="string">
            <text:p>https://terracon.quest/Aristophanesicle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Menandera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17.png</text:p>
          </table:table-cell>
          <table:table-cell office:value-type="string" calcext:value-type="string">
            <text:p>https://terracon.quest/Menandera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imona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18.png</text:p>
          </table:table-cell>
          <table:table-cell office:value-type="string" calcext:value-type="string">
            <text:p>https://terracon.quest/Cimona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ristotleu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19.png</text:p>
          </table:table-cell>
          <table:table-cell office:value-type="string" calcext:value-type="string">
            <text:p>https://terracon.quest/Aristotleu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ionenor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20.png</text:p>
          </table:table-cell>
          <table:table-cell office:value-type="string" calcext:value-type="string">
            <text:p>https://terracon.quest/Bionenor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imonid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21.png</text:p>
          </table:table-cell>
          <table:table-cell office:value-type="string" calcext:value-type="string">
            <text:p>https://terracon.quest/Cimonide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uripidesa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Mysterious Loner</text:p>
          </table:table-cell>
          <table:table-cell office:value-type="string" calcext:value-type="string">
            <text:p>https://terraconquest.mypinata.cloud/ipfs/QmUysuKZyMwoqPgdEatwc51HQCMqvjf2z7CmoHAqgtbWMD/322.png</text:p>
          </table:table-cell>
          <table:table-cell office:value-type="string" calcext:value-type="string">
            <text:p>https://terracon.quest/Euripidesa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ritias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Treasur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23.png</text:p>
          </table:table-cell>
          <table:table-cell office:value-type="string" calcext:value-type="string">
            <text:p>https://terracon.quest/Critiason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olybiusenor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24.png</text:p>
          </table:table-cell>
          <table:table-cell office:value-type="string" calcext:value-type="string">
            <text:p>https://terracon.quest/Polybiusenor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rchytasenor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25.png</text:p>
          </table:table-cell>
          <table:table-cell office:value-type="string" calcext:value-type="string">
            <text:p>https://terracon.quest/Archytasenor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ericlesicl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26.png</text:p>
          </table:table-cell>
          <table:table-cell office:value-type="string" calcext:value-type="string">
            <text:p>https://terracon.quest/Periclesicle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ristarchuso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The Ancient Wisdom Carrier</text:p>
          </table:table-cell>
          <table:table-cell office:value-type="string" calcext:value-type="string">
            <text:p>https://terraconquest.mypinata.cloud/ipfs/QmUysuKZyMwoqPgdEatwc51HQCMqvjf2z7CmoHAqgtbWMD/327.png</text:p>
          </table:table-cell>
          <table:table-cell office:value-type="string" calcext:value-type="string">
            <text:p>https://terracon.quest/Aristarchuso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picurus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28.png</text:p>
          </table:table-cell>
          <table:table-cell office:value-type="string" calcext:value-type="string">
            <text:p>https://terracon.quest/Epicuruso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einocratesa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29.png</text:p>
          </table:table-cell>
          <table:table-cell office:value-type="string" calcext:value-type="string">
            <text:p>https://terracon.quest/Deinocratesa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Dracoi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Resourceful Planner</text:p>
          </table:table-cell>
          <table:table-cell office:value-type="string" calcext:value-type="string">
            <text:p>https://terraconquest.mypinata.cloud/ipfs/QmUysuKZyMwoqPgdEatwc51HQCMqvjf2z7CmoHAqgtbWMD/330.png</text:p>
          </table:table-cell>
          <table:table-cell office:value-type="string" calcext:value-type="string">
            <text:p>https://terracon.quest/Dracoion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tolemaiosenor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31.png</text:p>
          </table:table-cell>
          <table:table-cell office:value-type="string" calcext:value-type="string">
            <text:p>https://terracon.quest/Ptolemaiosenor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Zeno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32.png</text:p>
          </table:table-cell>
          <table:table-cell office:value-type="string" calcext:value-type="string">
            <text:p>https://terracon.quest/Zenoe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Xenophonu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33.png</text:p>
          </table:table-cell>
          <table:table-cell office:value-type="string" calcext:value-type="string">
            <text:p>https://terracon.quest/Xenophonu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einocratesa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34.png</text:p>
          </table:table-cell>
          <table:table-cell office:value-type="string" calcext:value-type="string">
            <text:p>https://terracon.quest/Deinocratesa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eucippusu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35.png</text:p>
          </table:table-cell>
          <table:table-cell office:value-type="string" calcext:value-type="string">
            <text:p>https://terracon.quest/Leucippusu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ritiasu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36.png</text:p>
          </table:table-cell>
          <table:table-cell office:value-type="string" calcext:value-type="string">
            <text:p>https://terracon.quest/Critiasu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Aristophanesi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37.png</text:p>
          </table:table-cell>
          <table:table-cell office:value-type="string" calcext:value-type="string">
            <text:p>https://terracon.quest/Aristophanesion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tolemyi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Mysterious Loner</text:p>
          </table:table-cell>
          <table:table-cell office:value-type="string" calcext:value-type="string">
            <text:p>https://terraconquest.mypinata.cloud/ipfs/QmUysuKZyMwoqPgdEatwc51HQCMqvjf2z7CmoHAqgtbWMD/338.png</text:p>
          </table:table-cell>
          <table:table-cell office:value-type="string" calcext:value-type="string">
            <text:p>https://terracon.quest/Ptolemyio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ippasusid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39.png</text:p>
          </table:table-cell>
          <table:table-cell office:value-type="string" calcext:value-type="string">
            <text:p>https://terracon.quest/Hippasuside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eonidasa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40.png</text:p>
          </table:table-cell>
          <table:table-cell office:value-type="string" calcext:value-type="string">
            <text:p>https://terracon.quest/Leonidasa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spasiao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41.png</text:p>
          </table:table-cell>
          <table:table-cell office:value-type="string" calcext:value-type="string">
            <text:p>https://terracon.quest/Aspasiao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Deinocratesid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42.png</text:p>
          </table:table-cell>
          <table:table-cell office:value-type="string" calcext:value-type="string">
            <text:p>https://terracon.quest/Deinocrateside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olybius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43.png</text:p>
          </table:table-cell>
          <table:table-cell office:value-type="string" calcext:value-type="string">
            <text:p>https://terracon.quest/Polybiuse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leopatraa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44.png</text:p>
          </table:table-cell>
          <table:table-cell office:value-type="string" calcext:value-type="string">
            <text:p>https://terracon.quest/Cleopatraan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heseus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45.png</text:p>
          </table:table-cell>
          <table:table-cell office:value-type="string" calcext:value-type="string">
            <text:p>https://terracon.quest/Theseuson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ypselusasa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The Ancient Wisdom Carrier</text:p>
          </table:table-cell>
          <table:table-cell office:value-type="string" calcext:value-type="string">
            <text:p>https://terraconquest.mypinata.cloud/ipfs/QmUysuKZyMwoqPgdEatwc51HQCMqvjf2z7CmoHAqgtbWMD/346.png</text:p>
          </table:table-cell>
          <table:table-cell office:value-type="string" calcext:value-type="string">
            <text:p>https://terracon.quest/Cypselusasa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heocritusenor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47.png</text:p>
          </table:table-cell>
          <table:table-cell office:value-type="string" calcext:value-type="string">
            <text:p>https://terracon.quest/Theocritusenor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aboicl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48.png</text:p>
          </table:table-cell>
          <table:table-cell office:value-type="string" calcext:value-type="string">
            <text:p>https://terracon.quest/Straboicle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Aggath of Elea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49.png</text:p>
          </table:table-cell>
          <table:table-cell office:value-type="string" calcext:value-type="string">
            <text:p>https://terracon.quest/Aggath_of_Eleao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ythagoras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The Elder</text:p>
          </table:table-cell>
          <table:table-cell office:value-type="string" calcext:value-type="string">
            <text:p>https://terraconquest.mypinata.cloud/ipfs/QmUysuKZyMwoqPgdEatwc51HQCMqvjf2z7CmoHAqgtbWMD/350.png</text:p>
          </table:table-cell>
          <table:table-cell office:value-type="string" calcext:value-type="string">
            <text:p>https://terracon.quest/Pythagorason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rchimedesa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51.png</text:p>
          </table:table-cell>
          <table:table-cell office:value-type="string" calcext:value-type="string">
            <text:p>https://terracon.quest/Archimedesan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Herakleso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>The Negotiator</text:p>
          </table:table-cell>
          <table:table-cell office:value-type="string" calcext:value-type="string">
            <text:p>https://terraconquest.mypinata.cloud/ipfs/QmUysuKZyMwoqPgdEatwc51HQCMqvjf2z7CmoHAqgtbWMD/352.png</text:p>
          </table:table-cell>
          <table:table-cell office:value-type="string" calcext:value-type="string">
            <text:p>https://terracon.quest/Herakleso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Hegesiaso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53.png</text:p>
          </table:table-cell>
          <table:table-cell office:value-type="string" calcext:value-type="string">
            <text:p>https://terracon.quest/Hegesiaso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Dionysios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54.png</text:p>
          </table:table-cell>
          <table:table-cell office:value-type="string" calcext:value-type="string">
            <text:p>https://terracon.quest/Dionysiose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Artemisenor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55.png</text:p>
          </table:table-cell>
          <table:table-cell office:value-type="string" calcext:value-type="string">
            <text:p>https://terracon.quest/Artemisenor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latoo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56.png</text:p>
          </table:table-cell>
          <table:table-cell office:value-type="string" calcext:value-type="string">
            <text:p>https://terracon.quest/Platoo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orinnao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57.png</text:p>
          </table:table-cell>
          <table:table-cell office:value-type="string" calcext:value-type="string">
            <text:p>https://terracon.quest/Corinnaon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erophilusu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58.png</text:p>
          </table:table-cell>
          <table:table-cell office:value-type="string" calcext:value-type="string">
            <text:p>https://terracon.quest/Herophilusu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rrianenor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uthless Conqueror</text:p>
          </table:table-cell>
          <table:table-cell office:value-type="string" calcext:value-type="string">
            <text:p>https://terraconquest.mypinata.cloud/ipfs/QmUysuKZyMwoqPgdEatwc51HQCMqvjf2z7CmoHAqgtbWMD/359.png</text:p>
          </table:table-cell>
          <table:table-cell office:value-type="string" calcext:value-type="string">
            <text:p>https://terracon.quest/Arrianenor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ristophanesa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>Eloquent Diplomat</text:p>
          </table:table-cell>
          <table:table-cell office:value-type="string" calcext:value-type="string">
            <text:p>https://terraconquest.mypinata.cloud/ipfs/QmUysuKZyMwoqPgdEatwc51HQCMqvjf2z7CmoHAqgtbWMD/360.png</text:p>
          </table:table-cell>
          <table:table-cell office:value-type="string" calcext:value-type="string">
            <text:p>https://terracon.quest/Aristophanesan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lituso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61.png</text:p>
          </table:table-cell>
          <table:table-cell office:value-type="string" calcext:value-type="string">
            <text:p>https://terracon.quest/Clituso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litusenor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62.png</text:p>
          </table:table-cell>
          <table:table-cell office:value-type="string" calcext:value-type="string">
            <text:p>https://terracon.quest/Clitusenor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ristides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63.png</text:p>
          </table:table-cell>
          <table:table-cell office:value-type="string" calcext:value-type="string">
            <text:p>https://terracon.quest/Aristideses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acchylidesan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64.png</text:p>
          </table:table-cell>
          <table:table-cell office:value-type="string" calcext:value-type="string">
            <text:p>https://terracon.quest/Bacchylidesan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iocles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65.png</text:p>
          </table:table-cell>
          <table:table-cell office:value-type="string" calcext:value-type="string">
            <text:p>https://terracon.quest/Dioclese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hucydidesu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66.png</text:p>
          </table:table-cell>
          <table:table-cell office:value-type="string" calcext:value-type="string">
            <text:p>https://terracon.quest/Thucydidesu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mpedoclesicle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67.png</text:p>
          </table:table-cell>
          <table:table-cell office:value-type="string" calcext:value-type="string">
            <text:p>https://terracon.quest/Empedoclesicles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ipparchusas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Epirot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68.png</text:p>
          </table:table-cell>
          <table:table-cell office:value-type="string" calcext:value-type="string">
            <text:p>https://terracon.quest/Hipparchusa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orinna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69.png</text:p>
          </table:table-cell>
          <table:table-cell office:value-type="string" calcext:value-type="string">
            <text:p>https://terracon.quest/Corinnaicles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olon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70.png</text:p>
          </table:table-cell>
          <table:table-cell office:value-type="string" calcext:value-type="string">
            <text:p>https://terracon.quest/Solonan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rtemi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71.png</text:p>
          </table:table-cell>
          <table:table-cell office:value-type="string" calcext:value-type="string">
            <text:p>https://terracon.quest/Artemisan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gesta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72.png</text:p>
          </table:table-cell>
          <table:table-cell office:value-type="string" calcext:value-type="string">
            <text:p>https://terracon.quest/Egestaa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leisthen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Diplomatic Negotiator</text:p>
          </table:table-cell>
          <table:table-cell office:value-type="string" calcext:value-type="string">
            <text:p>https://terraconquest.mypinata.cloud/ipfs/QmUysuKZyMwoqPgdEatwc51HQCMqvjf2z7CmoHAqgtbWMD/373.png</text:p>
          </table:table-cell>
          <table:table-cell office:value-type="string" calcext:value-type="string">
            <text:p>https://terracon.quest/Cleisthenesu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Eratosthene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74.png</text:p>
          </table:table-cell>
          <table:table-cell office:value-type="string" calcext:value-type="string">
            <text:p>https://terracon.quest/Eratosthenesenor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Hegesia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75.png</text:p>
          </table:table-cell>
          <table:table-cell office:value-type="string" calcext:value-type="string">
            <text:p>https://terracon.quest/Hegesiaside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on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76.png</text:p>
          </table:table-cell>
          <table:table-cell office:value-type="string" calcext:value-type="string">
            <text:p>https://terracon.quest/Dionas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Leonida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77.png</text:p>
          </table:table-cell>
          <table:table-cell office:value-type="string" calcext:value-type="string">
            <text:p>https://terracon.quest/Leonidaso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icaearchu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78.png</text:p>
          </table:table-cell>
          <table:table-cell office:value-type="string" calcext:value-type="string">
            <text:p>https://terracon.quest/Dicaearchuso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raco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79.png</text:p>
          </table:table-cell>
          <table:table-cell office:value-type="string" calcext:value-type="string">
            <text:p>https://terracon.quest/Dracoenor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imaeu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80.png</text:p>
          </table:table-cell>
          <table:table-cell office:value-type="string" calcext:value-type="string">
            <text:p>https://terracon.quest/Timaeuso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eonida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81.png</text:p>
          </table:table-cell>
          <table:table-cell office:value-type="string" calcext:value-type="string">
            <text:p>https://terracon.quest/Leonidasicles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appho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82.png</text:p>
          </table:table-cell>
          <table:table-cell office:value-type="string" calcext:value-type="string">
            <text:p>https://terracon.quest/Sapphoides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ysander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>Extra Beautiful</text:p>
          </table:table-cell>
          <table:table-cell office:value-type="string" calcext:value-type="string">
            <text:p>https://terraconquest.mypinata.cloud/ipfs/QmUysuKZyMwoqPgdEatwc51HQCMqvjf2z7CmoHAqgtbWMD/383.png</text:p>
          </table:table-cell>
          <table:table-cell office:value-type="string" calcext:value-type="string">
            <text:p>https://terracon.quest/Lysandera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ion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84.png</text:p>
          </table:table-cell>
          <table:table-cell office:value-type="string" calcext:value-type="string">
            <text:p>https://terracon.quest/Bionan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Aesop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85.png</text:p>
          </table:table-cell>
          <table:table-cell office:value-type="string" calcext:value-type="string">
            <text:p>https://terracon.quest/Aesopicle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Protagora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86.png</text:p>
          </table:table-cell>
          <table:table-cell office:value-type="string" calcext:value-type="string">
            <text:p>https://terracon.quest/Protagorasicle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lutarch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87.png</text:p>
          </table:table-cell>
          <table:table-cell office:value-type="string" calcext:value-type="string">
            <text:p>https://terracon.quest/Plutarcho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Zopyru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88.png</text:p>
          </table:table-cell>
          <table:table-cell office:value-type="string" calcext:value-type="string">
            <text:p>https://terracon.quest/Zopyruson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ionysio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89.png</text:p>
          </table:table-cell>
          <table:table-cell office:value-type="string" calcext:value-type="string">
            <text:p>https://terracon.quest/Dionysioside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ocrat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90.png</text:p>
          </table:table-cell>
          <table:table-cell office:value-type="string" calcext:value-type="string">
            <text:p>https://terracon.quest/Socratesu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asilid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91.png</text:p>
          </table:table-cell>
          <table:table-cell office:value-type="string" calcext:value-type="string">
            <text:p>https://terracon.quest/Basilidesu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fialte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92.png</text:p>
          </table:table-cell>
          <table:table-cell office:value-type="string" calcext:value-type="string">
            <text:p>https://terracon.quest/Efialtesan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ionysio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93.png</text:p>
          </table:table-cell>
          <table:table-cell office:value-type="string" calcext:value-type="string">
            <text:p>https://terracon.quest/Dionysiosion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olybi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94.png</text:p>
          </table:table-cell>
          <table:table-cell office:value-type="string" calcext:value-type="string">
            <text:p>https://terracon.quest/Polybiusicle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icaearchu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95.png</text:p>
          </table:table-cell>
          <table:table-cell office:value-type="string" calcext:value-type="string">
            <text:p>https://terracon.quest/Dicaearchusion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Leucippu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96.png</text:p>
          </table:table-cell>
          <table:table-cell office:value-type="string" calcext:value-type="string">
            <text:p>https://terracon.quest/Leucippusa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linia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97.png</text:p>
          </table:table-cell>
          <table:table-cell office:value-type="string" calcext:value-type="string">
            <text:p>https://terracon.quest/Cliniasa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orgia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98.png</text:p>
          </table:table-cell>
          <table:table-cell office:value-type="string" calcext:value-type="string">
            <text:p>https://terracon.quest/Gorgiasion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rnead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399.png</text:p>
          </table:table-cell>
          <table:table-cell office:value-type="string" calcext:value-type="string">
            <text:p>https://terracon.quest/Carneadesu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Xenophon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00.png</text:p>
          </table:table-cell>
          <table:table-cell office:value-type="string" calcext:value-type="string">
            <text:p>https://terracon.quest/Xenophonide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leopatra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01.png</text:p>
          </table:table-cell>
          <table:table-cell office:value-type="string" calcext:value-type="string">
            <text:p>https://terracon.quest/Cleopatrae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Heraclit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02.png</text:p>
          </table:table-cell>
          <table:table-cell office:value-type="string" calcext:value-type="string">
            <text:p>https://terracon.quest/Heraclitusicle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Xenophane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03.png</text:p>
          </table:table-cell>
          <table:table-cell office:value-type="string" calcext:value-type="string">
            <text:p>https://terracon.quest/Xenophanese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eleuko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04.png</text:p>
          </table:table-cell>
          <table:table-cell office:value-type="string" calcext:value-type="string">
            <text:p>https://terracon.quest/Seleukosion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imonide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05.png</text:p>
          </table:table-cell>
          <table:table-cell office:value-type="string" calcext:value-type="string">
            <text:p>https://terracon.quest/Simonidesion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heophrastu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06.png</text:p>
          </table:table-cell>
          <table:table-cell office:value-type="string" calcext:value-type="string">
            <text:p>https://terracon.quest/Theophrastusu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ndroniko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07.png</text:p>
          </table:table-cell>
          <table:table-cell office:value-type="string" calcext:value-type="string">
            <text:p>https://terracon.quest/Andronikoson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ocrate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08.png</text:p>
          </table:table-cell>
          <table:table-cell office:value-type="string" calcext:value-type="string">
            <text:p>https://terracon.quest/Socratesan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Orpheu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09.png</text:p>
          </table:table-cell>
          <table:table-cell office:value-type="string" calcext:value-type="string">
            <text:p>https://terracon.quest/Orpheusa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ritia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10.png</text:p>
          </table:table-cell>
          <table:table-cell office:value-type="string" calcext:value-type="string">
            <text:p>https://terracon.quest/Critiasion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Eurymedon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11.png</text:p>
          </table:table-cell>
          <table:table-cell office:value-type="string" calcext:value-type="string">
            <text:p>https://terracon.quest/Eurymedonan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ellerophon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12.png</text:p>
          </table:table-cell>
          <table:table-cell office:value-type="string" calcext:value-type="string">
            <text:p>https://terracon.quest/Bellerophonos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ythagora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The Ancient Wisdom Carrier</text:p>
          </table:table-cell>
          <table:table-cell office:value-type="string" calcext:value-type="string">
            <text:p>https://terraconquest.mypinata.cloud/ipfs/QmUysuKZyMwoqPgdEatwc51HQCMqvjf2z7CmoHAqgtbWMD/413.png</text:p>
          </table:table-cell>
          <table:table-cell office:value-type="string" calcext:value-type="string">
            <text:p>https://terracon.quest/Pythagorasas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lexandro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14.png</text:p>
          </table:table-cell>
          <table:table-cell office:value-type="string" calcext:value-type="string">
            <text:p>https://terracon.quest/Alexandrosicle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Gorgia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15.png</text:p>
          </table:table-cell>
          <table:table-cell office:value-type="string" calcext:value-type="string">
            <text:p>https://terracon.quest/Gorgiasa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icaearch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16.png</text:p>
          </table:table-cell>
          <table:table-cell office:value-type="string" calcext:value-type="string">
            <text:p>https://terracon.quest/Dicaearchusicle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ophocle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17.png</text:p>
          </table:table-cell>
          <table:table-cell office:value-type="string" calcext:value-type="string">
            <text:p>https://terracon.quest/Sophocleson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ristotle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18.png</text:p>
          </table:table-cell>
          <table:table-cell office:value-type="string" calcext:value-type="string">
            <text:p>https://terracon.quest/Aristotleide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acchylide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19.png</text:p>
          </table:table-cell>
          <table:table-cell office:value-type="string" calcext:value-type="string">
            <text:p>https://terracon.quest/Bacchylidesion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ioscurid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20.png</text:p>
          </table:table-cell>
          <table:table-cell office:value-type="string" calcext:value-type="string">
            <text:p>https://terracon.quest/Dioscuridesu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Hella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21.png</text:p>
          </table:table-cell>
          <table:table-cell office:value-type="string" calcext:value-type="string">
            <text:p>https://terracon.quest/Hellasa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ion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22.png</text:p>
          </table:table-cell>
          <table:table-cell office:value-type="string" calcext:value-type="string">
            <text:p>https://terracon.quest/Dionicle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Xenophon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23.png</text:p>
          </table:table-cell>
          <table:table-cell office:value-type="string" calcext:value-type="string">
            <text:p>https://terracon.quest/Xenophonion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ctinu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24.png</text:p>
          </table:table-cell>
          <table:table-cell office:value-type="string" calcext:value-type="string">
            <text:p>https://terracon.quest/Ictinuso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ander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25.png</text:p>
          </table:table-cell>
          <table:table-cell office:value-type="string" calcext:value-type="string">
            <text:p>https://terracon.quest/Lysanderion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hespi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26.png</text:p>
          </table:table-cell>
          <table:table-cell office:value-type="string" calcext:value-type="string">
            <text:p>https://terracon.quest/Thespisenor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lato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27.png</text:p>
          </table:table-cell>
          <table:table-cell office:value-type="string" calcext:value-type="string">
            <text:p>https://terracon.quest/Platoa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ristid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28.png</text:p>
          </table:table-cell>
          <table:table-cell office:value-type="string" calcext:value-type="string">
            <text:p>https://terracon.quest/Aristidesu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ippocrate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29.png</text:p>
          </table:table-cell>
          <table:table-cell office:value-type="string" calcext:value-type="string">
            <text:p>https://terracon.quest/Hippocrateso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ycurg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30.png</text:p>
          </table:table-cell>
          <table:table-cell office:value-type="string" calcext:value-type="string">
            <text:p>https://terracon.quest/Lycurgusicle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ocrate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The Owl of Athena</text:p>
          </table:table-cell>
          <table:table-cell office:value-type="string" calcext:value-type="string">
            <text:p>https://terraconquest.mypinata.cloud/ipfs/QmUysuKZyMwoqPgdEatwc51HQCMqvjf2z7CmoHAqgtbWMD/431.png</text:p>
          </table:table-cell>
          <table:table-cell office:value-type="string" calcext:value-type="string">
            <text:p>https://terracon.quest/Socratesicle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rchimede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32.png</text:p>
          </table:table-cell>
          <table:table-cell office:value-type="string" calcext:value-type="string">
            <text:p>https://terracon.quest/Archimedeson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Aristarch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33.png</text:p>
          </table:table-cell>
          <table:table-cell office:value-type="string" calcext:value-type="string">
            <text:p>https://terracon.quest/Aristarchusicle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ion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34.png</text:p>
          </table:table-cell>
          <table:table-cell office:value-type="string" calcext:value-type="string">
            <text:p>https://terracon.quest/Dionan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imonide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Treasur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35.png</text:p>
          </table:table-cell>
          <table:table-cell office:value-type="string" calcext:value-type="string">
            <text:p>https://terracon.quest/Simonidesa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Hipponax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36.png</text:p>
          </table:table-cell>
          <table:table-cell office:value-type="string" calcext:value-type="string">
            <text:p>https://terracon.quest/Hipponaxa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ristophane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37.png</text:p>
          </table:table-cell>
          <table:table-cell office:value-type="string" calcext:value-type="string">
            <text:p>https://terracon.quest/Aristophanesicle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eleuko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38.png</text:p>
          </table:table-cell>
          <table:table-cell office:value-type="string" calcext:value-type="string">
            <text:p>https://terracon.quest/Seleukosu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Bellerophon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39.png</text:p>
          </table:table-cell>
          <table:table-cell office:value-type="string" calcext:value-type="string">
            <text:p>https://terracon.quest/Bellerophonan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rneade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40.png</text:p>
          </table:table-cell>
          <table:table-cell office:value-type="string" calcext:value-type="string">
            <text:p>https://terracon.quest/Carneadese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esop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41.png</text:p>
          </table:table-cell>
          <table:table-cell office:value-type="string" calcext:value-type="string">
            <text:p>https://terracon.quest/Aesopon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armenide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42.png</text:p>
          </table:table-cell>
          <table:table-cell office:value-type="string" calcext:value-type="string">
            <text:p>https://terracon.quest/Parmenidesan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linia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43.png</text:p>
          </table:table-cell>
          <table:table-cell office:value-type="string" calcext:value-type="string">
            <text:p>https://terracon.quest/Cliniasicle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ythagora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44.png</text:p>
          </table:table-cell>
          <table:table-cell office:value-type="string" calcext:value-type="string">
            <text:p>https://terracon.quest/Pythagorasu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uclid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45.png</text:p>
          </table:table-cell>
          <table:table-cell office:value-type="string" calcext:value-type="string">
            <text:p>https://terracon.quest/Euclidenor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Eumene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46.png</text:p>
          </table:table-cell>
          <table:table-cell office:value-type="string" calcext:value-type="string">
            <text:p>https://terracon.quest/Eumenesion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Hippocrate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47.png</text:p>
          </table:table-cell>
          <table:table-cell office:value-type="string" calcext:value-type="string">
            <text:p>https://terracon.quest/Hippocratesicle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orinna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48.png</text:p>
          </table:table-cell>
          <table:table-cell office:value-type="string" calcext:value-type="string">
            <text:p>https://terracon.quest/Corinnau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Metrodoru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49.png</text:p>
          </table:table-cell>
          <table:table-cell office:value-type="string" calcext:value-type="string">
            <text:p>https://terracon.quest/Metrodorusan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umene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50.png</text:p>
          </table:table-cell>
          <table:table-cell office:value-type="string" calcext:value-type="string">
            <text:p>https://terracon.quest/Eumenesenor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tolemy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51.png</text:p>
          </table:table-cell>
          <table:table-cell office:value-type="string" calcext:value-type="string">
            <text:p>https://terracon.quest/Ptolemyide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Basilide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52.png</text:p>
          </table:table-cell>
          <table:table-cell office:value-type="string" calcext:value-type="string">
            <text:p>https://terracon.quest/Basilideson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gamemnon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Ancient Wisdom Carrier</text:p>
          </table:table-cell>
          <table:table-cell office:value-type="string" calcext:value-type="string">
            <text:p>https://terraconquest.mypinata.cloud/ipfs/QmUysuKZyMwoqPgdEatwc51HQCMqvjf2z7CmoHAqgtbWMD/453.png</text:p>
          </table:table-cell>
          <table:table-cell office:value-type="string" calcext:value-type="string">
            <text:p>https://terracon.quest/Agamemnonos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litu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54.png</text:p>
          </table:table-cell>
          <table:table-cell office:value-type="string" calcext:value-type="string">
            <text:p>https://terracon.quest/Clituson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rchyta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55.png</text:p>
          </table:table-cell>
          <table:table-cell office:value-type="string" calcext:value-type="string">
            <text:p>https://terracon.quest/Archytase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rchiloch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ifted Strategist</text:p>
          </table:table-cell>
          <table:table-cell office:value-type="string" calcext:value-type="string">
            <text:p>https://terraconquest.mypinata.cloud/ipfs/QmUysuKZyMwoqPgdEatwc51HQCMqvjf2z7CmoHAqgtbWMD/456.png</text:p>
          </table:table-cell>
          <table:table-cell office:value-type="string" calcext:value-type="string">
            <text:p>https://terracon.quest/Archilochusicles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litu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57.png</text:p>
          </table:table-cell>
          <table:table-cell office:value-type="string" calcext:value-type="string">
            <text:p>https://terracon.quest/Clitusu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ritia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58.png</text:p>
          </table:table-cell>
          <table:table-cell office:value-type="string" calcext:value-type="string">
            <text:p>https://terracon.quest/Critiase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ntisthene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59.png</text:p>
          </table:table-cell>
          <table:table-cell office:value-type="string" calcext:value-type="string">
            <text:p>https://terracon.quest/Antistheneson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appho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60.png</text:p>
          </table:table-cell>
          <table:table-cell office:value-type="string" calcext:value-type="string">
            <text:p>https://terracon.quest/Sapphoo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imonide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Ancient Wisdom Carrier</text:p>
          </table:table-cell>
          <table:table-cell office:value-type="string" calcext:value-type="string">
            <text:p>https://terraconquest.mypinata.cloud/ipfs/QmUysuKZyMwoqPgdEatwc51HQCMqvjf2z7CmoHAqgtbWMD/461.png</text:p>
          </table:table-cell>
          <table:table-cell office:value-type="string" calcext:value-type="string">
            <text:p>https://terracon.quest/Simonidesicle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Hippasu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62.png</text:p>
          </table:table-cell>
          <table:table-cell office:value-type="string" calcext:value-type="string">
            <text:p>https://terracon.quest/Hippasusu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Hipparchia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63.png</text:p>
          </table:table-cell>
          <table:table-cell office:value-type="string" calcext:value-type="string">
            <text:p>https://terracon.quest/Hipparchiaion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linia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64.png</text:p>
          </table:table-cell>
          <table:table-cell office:value-type="string" calcext:value-type="string">
            <text:p>https://terracon.quest/Cliniasan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fialte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65.png</text:p>
          </table:table-cell>
          <table:table-cell office:value-type="string" calcext:value-type="string">
            <text:p>https://terracon.quest/Efialtesicle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leisthene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66.png</text:p>
          </table:table-cell>
          <table:table-cell office:value-type="string" calcext:value-type="string">
            <text:p>https://terracon.quest/Cleistheneso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linia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67.png</text:p>
          </table:table-cell>
          <table:table-cell office:value-type="string" calcext:value-type="string">
            <text:p>https://terracon.quest/Cliniasion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Ibycu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68.png</text:p>
          </table:table-cell>
          <table:table-cell office:value-type="string" calcext:value-type="string">
            <text:p>https://terracon.quest/Ibycusu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urymedon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69.png</text:p>
          </table:table-cell>
          <table:table-cell office:value-type="string" calcext:value-type="string">
            <text:p>https://terracon.quest/Eurymedona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Xenophon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70.png</text:p>
          </table:table-cell>
          <table:table-cell office:value-type="string" calcext:value-type="string">
            <text:p>https://terracon.quest/Xenophonos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erseu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71.png</text:p>
          </table:table-cell>
          <table:table-cell office:value-type="string" calcext:value-type="string">
            <text:p>https://terracon.quest/Perseusan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naximene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72.png</text:p>
          </table:table-cell>
          <table:table-cell office:value-type="string" calcext:value-type="string">
            <text:p>https://terracon.quest/Anaximenesenor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erakle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73.png</text:p>
          </table:table-cell>
          <table:table-cell office:value-type="string" calcext:value-type="string">
            <text:p>https://terracon.quest/Heraklesa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Pausania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74.png</text:p>
          </table:table-cell>
          <table:table-cell office:value-type="string" calcext:value-type="string">
            <text:p>https://terracon.quest/Pausaniases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eleuko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75.png</text:p>
          </table:table-cell>
          <table:table-cell office:value-type="string" calcext:value-type="string">
            <text:p>https://terracon.quest/Seleukosenor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Iamblichu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76.png</text:p>
          </table:table-cell>
          <table:table-cell office:value-type="string" calcext:value-type="string">
            <text:p>https://terracon.quest/Iamblichusion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Plato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earsome Gladiator</text:p>
          </table:table-cell>
          <table:table-cell office:value-type="string" calcext:value-type="string">
            <text:p>https://terraconquest.mypinata.cloud/ipfs/QmUysuKZyMwoqPgdEatwc51HQCMqvjf2z7CmoHAqgtbWMD/477.png</text:p>
          </table:table-cell>
          <table:table-cell office:value-type="string" calcext:value-type="string">
            <text:p>https://terracon.quest/Platoan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Leucippu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78.png</text:p>
          </table:table-cell>
          <table:table-cell office:value-type="string" calcext:value-type="string">
            <text:p>https://terracon.quest/Leucippuso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ioscuride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79.png</text:p>
          </table:table-cell>
          <table:table-cell office:value-type="string" calcext:value-type="string">
            <text:p>https://terracon.quest/Dioscuridesion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ysander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80.png</text:p>
          </table:table-cell>
          <table:table-cell office:value-type="string" calcext:value-type="string">
            <text:p>https://terracon.quest/Lysandero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pictetu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81.png</text:p>
          </table:table-cell>
          <table:table-cell office:value-type="string" calcext:value-type="string">
            <text:p>https://terracon.quest/Epictetuso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Eurymedon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82.png</text:p>
          </table:table-cell>
          <table:table-cell office:value-type="string" calcext:value-type="string">
            <text:p>https://terracon.quest/Eurymedonu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rtemi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83.png</text:p>
          </table:table-cell>
          <table:table-cell office:value-type="string" calcext:value-type="string">
            <text:p>https://terracon.quest/Artemisa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yrrho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84.png</text:p>
          </table:table-cell>
          <table:table-cell office:value-type="string" calcext:value-type="string">
            <text:p>https://terracon.quest/Pyrrhoan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ristide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85.png</text:p>
          </table:table-cell>
          <table:table-cell office:value-type="string" calcext:value-type="string">
            <text:p>https://terracon.quest/Aristidesos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Polybiu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86.png</text:p>
          </table:table-cell>
          <table:table-cell office:value-type="string" calcext:value-type="string">
            <text:p>https://terracon.quest/Polybiusu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Euclid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>Resourceful Planner</text:p>
          </table:table-cell>
          <table:table-cell office:value-type="string" calcext:value-type="string">
            <text:p>https://terraconquest.mypinata.cloud/ipfs/QmUysuKZyMwoqPgdEatwc51HQCMqvjf2z7CmoHAqgtbWMD/487.png</text:p>
          </table:table-cell>
          <table:table-cell office:value-type="string" calcext:value-type="string">
            <text:p>https://terracon.quest/Euclidan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Pericle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88.png</text:p>
          </table:table-cell>
          <table:table-cell office:value-type="string" calcext:value-type="string">
            <text:p>https://terracon.quest/Periclesides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Xenocrate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89.png</text:p>
          </table:table-cell>
          <table:table-cell office:value-type="string" calcext:value-type="string">
            <text:p>https://terracon.quest/Xenocratesenor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inocrate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90.png</text:p>
          </table:table-cell>
          <table:table-cell office:value-type="string" calcext:value-type="string">
            <text:p>https://terracon.quest/Deinocratesenor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chille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>Resourceful Planner</text:p>
          </table:table-cell>
          <table:table-cell office:value-type="string" calcext:value-type="string">
            <text:p>https://terraconquest.mypinata.cloud/ipfs/QmUysuKZyMwoqPgdEatwc51HQCMqvjf2z7CmoHAqgtbWMD/491.png</text:p>
          </table:table-cell>
          <table:table-cell office:value-type="string" calcext:value-type="string">
            <text:p>https://terracon.quest/Achillesa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Euclid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92.png</text:p>
          </table:table-cell>
          <table:table-cell office:value-type="string" calcext:value-type="string">
            <text:p>https://terracon.quest/Euclida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spasia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93.png</text:p>
          </table:table-cell>
          <table:table-cell office:value-type="string" calcext:value-type="string">
            <text:p>https://terracon.quest/Aspasiaa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Achill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94.png</text:p>
          </table:table-cell>
          <table:table-cell office:value-type="string" calcext:value-type="string">
            <text:p>https://terracon.quest/Achillesus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Demosthene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95.png</text:p>
          </table:table-cell>
          <table:table-cell office:value-type="string" calcext:value-type="string">
            <text:p>https://terracon.quest/Demostheneside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Empedocle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Olympic Athle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96.png</text:p>
          </table:table-cell>
          <table:table-cell office:value-type="string" calcext:value-type="string">
            <text:p>https://terracon.quest/Empedocleses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Zopyru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97.png</text:p>
          </table:table-cell>
          <table:table-cell office:value-type="string" calcext:value-type="string">
            <text:p>https://terracon.quest/Zopyrusan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Lycurgu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98.png</text:p>
          </table:table-cell>
          <table:table-cell office:value-type="string" calcext:value-type="string">
            <text:p>https://terracon.quest/Lycurguse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Hippasu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499.png</text:p>
          </table:table-cell>
          <table:table-cell office:value-type="string" calcext:value-type="string">
            <text:p>https://terracon.quest/Hippasuson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eschylu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00.png</text:p>
          </table:table-cell>
          <table:table-cell office:value-type="string" calcext:value-type="string">
            <text:p>https://terracon.quest/Aeschyluson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naxagora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01.png</text:p>
          </table:table-cell>
          <table:table-cell office:value-type="string" calcext:value-type="string">
            <text:p>https://terracon.quest/Anaxagoraside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orgia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02.png</text:p>
          </table:table-cell>
          <table:table-cell office:value-type="string" calcext:value-type="string">
            <text:p>https://terracon.quest/Gorgiasides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hespi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03.png</text:p>
          </table:table-cell>
          <table:table-cell office:value-type="string" calcext:value-type="string">
            <text:p>https://terracon.quest/Thespisus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Timaeu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04.png</text:p>
          </table:table-cell>
          <table:table-cell office:value-type="string" calcext:value-type="string">
            <text:p>https://terracon.quest/Timaeusenor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ippocrate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05.png</text:p>
          </table:table-cell>
          <table:table-cell office:value-type="string" calcext:value-type="string">
            <text:p>https://terracon.quest/Hippocrateside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appho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06.png</text:p>
          </table:table-cell>
          <table:table-cell office:value-type="string" calcext:value-type="string">
            <text:p>https://terracon.quest/Sapphoion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Pausania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harismatic Leader</text:p>
          </table:table-cell>
          <table:table-cell office:value-type="string" calcext:value-type="string">
            <text:p>https://terraconquest.mypinata.cloud/ipfs/QmUysuKZyMwoqPgdEatwc51HQCMqvjf2z7CmoHAqgtbWMD/507.png</text:p>
          </table:table-cell>
          <table:table-cell office:value-type="string" calcext:value-type="string">
            <text:p>https://terracon.quest/Pausaniasicle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Philippo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08.png</text:p>
          </table:table-cell>
          <table:table-cell office:value-type="string" calcext:value-type="string">
            <text:p>https://terracon.quest/Philipposide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emosthene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09.png</text:p>
          </table:table-cell>
          <table:table-cell office:value-type="string" calcext:value-type="string">
            <text:p>https://terracon.quest/Demostheneson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ophron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10.png</text:p>
          </table:table-cell>
          <table:table-cell office:value-type="string" calcext:value-type="string">
            <text:p>https://terracon.quest/Sophrone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Euclid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11.png</text:p>
          </table:table-cell>
          <table:table-cell office:value-type="string" calcext:value-type="string">
            <text:p>https://terracon.quest/Euclidon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amasia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12.png</text:p>
          </table:table-cell>
          <table:table-cell office:value-type="string" calcext:value-type="string">
            <text:p>https://terracon.quest/Damasiasenor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ion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13.png</text:p>
          </table:table-cell>
          <table:table-cell office:value-type="string" calcext:value-type="string">
            <text:p>https://terracon.quest/Dionide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Herodot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14.png</text:p>
          </table:table-cell>
          <table:table-cell office:value-type="string" calcext:value-type="string">
            <text:p>https://terracon.quest/Herodotusicles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Hesiod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15.png</text:p>
          </table:table-cell>
          <table:table-cell office:value-type="string" calcext:value-type="string">
            <text:p>https://terracon.quest/Hesiodo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Ictinu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16.png</text:p>
          </table:table-cell>
          <table:table-cell office:value-type="string" calcext:value-type="string">
            <text:p>https://terracon.quest/Ictinuson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rneade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17.png</text:p>
          </table:table-cell>
          <table:table-cell office:value-type="string" calcext:value-type="string">
            <text:p>https://terracon.quest/Carneadeson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rchyta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earless Warrior</text:p>
          </table:table-cell>
          <table:table-cell office:value-type="string" calcext:value-type="string">
            <text:p>https://terraconquest.mypinata.cloud/ipfs/QmUysuKZyMwoqPgdEatwc51HQCMqvjf2z7CmoHAqgtbWMD/518.png</text:p>
          </table:table-cell>
          <table:table-cell office:value-type="string" calcext:value-type="string">
            <text:p>https://terracon.quest/Archytasan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ocrate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19.png</text:p>
          </table:table-cell>
          <table:table-cell office:value-type="string" calcext:value-type="string">
            <text:p>https://terracon.quest/Socratesion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hilon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20.png</text:p>
          </table:table-cell>
          <table:table-cell office:value-type="string" calcext:value-type="string">
            <text:p>https://terracon.quest/Chilonide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rtemi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21.png</text:p>
          </table:table-cell>
          <table:table-cell office:value-type="string" calcext:value-type="string">
            <text:p>https://terracon.quest/Artemisicle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Dicaearchu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22.png</text:p>
          </table:table-cell>
          <table:table-cell office:value-type="string" calcext:value-type="string">
            <text:p>https://terracon.quest/Dicaearchuson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Egesta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23.png</text:p>
          </table:table-cell>
          <table:table-cell office:value-type="string" calcext:value-type="string">
            <text:p>https://terracon.quest/Egestaus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Antiochu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24.png</text:p>
          </table:table-cell>
          <table:table-cell office:value-type="string" calcext:value-type="string">
            <text:p>https://terracon.quest/Antiochuso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ntisthene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25.png</text:p>
          </table:table-cell>
          <table:table-cell office:value-type="string" calcext:value-type="string">
            <text:p>https://terracon.quest/Antisthenesos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Hegesia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Olympic Athle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26.png</text:p>
          </table:table-cell>
          <table:table-cell office:value-type="string" calcext:value-type="string">
            <text:p>https://terracon.quest/Hegesiasus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gamemnon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thematic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27.png</text:p>
          </table:table-cell>
          <table:table-cell office:value-type="string" calcext:value-type="string">
            <text:p>https://terracon.quest/Agamemnonicle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lato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28.png</text:p>
          </table:table-cell>
          <table:table-cell office:value-type="string" calcext:value-type="string">
            <text:p>https://terracon.quest/Platoicle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Eucl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29.png</text:p>
          </table:table-cell>
          <table:table-cell office:value-type="string" calcext:value-type="string">
            <text:p>https://terracon.quest/Euclide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abo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30.png</text:p>
          </table:table-cell>
          <table:table-cell office:value-type="string" calcext:value-type="string">
            <text:p>https://terracon.quest/Straboenor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Eurymedon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31.png</text:p>
          </table:table-cell>
          <table:table-cell office:value-type="string" calcext:value-type="string">
            <text:p>https://terracon.quest/Eurymedonicle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hilippo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32.png</text:p>
          </table:table-cell>
          <table:table-cell office:value-type="string" calcext:value-type="string">
            <text:p>https://terracon.quest/Philipposan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Basilide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33.png</text:p>
          </table:table-cell>
          <table:table-cell office:value-type="string" calcext:value-type="string">
            <text:p>https://terracon.quest/Basilidesicle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Lycurgu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34.png</text:p>
          </table:table-cell>
          <table:table-cell office:value-type="string" calcext:value-type="string">
            <text:p>https://terracon.quest/Lycurgusa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Iamblich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35.png</text:p>
          </table:table-cell>
          <table:table-cell office:value-type="string" calcext:value-type="string">
            <text:p>https://terracon.quest/Iamblichusicle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acchylide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36.png</text:p>
          </table:table-cell>
          <table:table-cell office:value-type="string" calcext:value-type="string">
            <text:p>https://terracon.quest/Bacchylidese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Damon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37.png</text:p>
          </table:table-cell>
          <table:table-cell office:value-type="string" calcext:value-type="string">
            <text:p>https://terracon.quest/Damono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ella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38.png</text:p>
          </table:table-cell>
          <table:table-cell office:value-type="string" calcext:value-type="string">
            <text:p>https://terracon.quest/Hellaside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Epicur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39.png</text:p>
          </table:table-cell>
          <table:table-cell office:value-type="string" calcext:value-type="string">
            <text:p>https://terracon.quest/Epicurusicl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ristide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40.png</text:p>
          </table:table-cell>
          <table:table-cell office:value-type="string" calcext:value-type="string">
            <text:p>https://terracon.quest/Aristideson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Hector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tealth Specialist</text:p>
          </table:table-cell>
          <table:table-cell office:value-type="string" calcext:value-type="string">
            <text:p>https://terraconquest.mypinata.cloud/ipfs/QmUysuKZyMwoqPgdEatwc51HQCMqvjf2z7CmoHAqgtbWMD/541.png</text:p>
          </table:table-cell>
          <table:table-cell office:value-type="string" calcext:value-type="string">
            <text:p>https://terracon.quest/Hectora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Lycurgu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42.png</text:p>
          </table:table-cell>
          <table:table-cell office:value-type="string" calcext:value-type="string">
            <text:p>https://terracon.quest/Lycurguso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naxagora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43.png</text:p>
          </table:table-cell>
          <table:table-cell office:value-type="string" calcext:value-type="string">
            <text:p>https://terracon.quest/Anaxagorase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heocritu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44.png</text:p>
          </table:table-cell>
          <table:table-cell office:value-type="string" calcext:value-type="string">
            <text:p>https://terracon.quest/Theocrituso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Euphorion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45.png</text:p>
          </table:table-cell>
          <table:table-cell office:value-type="string" calcext:value-type="string">
            <text:p>https://terracon.quest/Euphorionides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Aspasia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46.png</text:p>
          </table:table-cell>
          <table:table-cell office:value-type="string" calcext:value-type="string">
            <text:p>https://terracon.quest/Aspasiau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Zopyru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47.png</text:p>
          </table:table-cell>
          <table:table-cell office:value-type="string" calcext:value-type="string">
            <text:p>https://terracon.quest/Zopyrusion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ypselu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48.png</text:p>
          </table:table-cell>
          <table:table-cell office:value-type="string" calcext:value-type="string">
            <text:p>https://terracon.quest/Cypselusides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ericle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49.png</text:p>
          </table:table-cell>
          <table:table-cell office:value-type="string" calcext:value-type="string">
            <text:p>https://terracon.quest/Pericleso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Leonida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Diplomatic Negotiator</text:p>
          </table:table-cell>
          <table:table-cell office:value-type="string" calcext:value-type="string">
            <text:p>https://terraconquest.mypinata.cloud/ipfs/QmUysuKZyMwoqPgdEatwc51HQCMqvjf2z7CmoHAqgtbWMD/550.png</text:p>
          </table:table-cell>
          <table:table-cell office:value-type="string" calcext:value-type="string">
            <text:p>https://terracon.quest/Leonidasu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Ictinu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51.png</text:p>
          </table:table-cell>
          <table:table-cell office:value-type="string" calcext:value-type="string">
            <text:p>https://terracon.quest/Ictinusan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llisthen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52.png</text:p>
          </table:table-cell>
          <table:table-cell office:value-type="string" calcext:value-type="string">
            <text:p>https://terracon.quest/Callisthenesu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Xenophon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53.png</text:p>
          </table:table-cell>
          <table:table-cell office:value-type="string" calcext:value-type="string">
            <text:p>https://terracon.quest/Xenophonan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Aeschylu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54.png</text:p>
          </table:table-cell>
          <table:table-cell office:value-type="string" calcext:value-type="string">
            <text:p>https://terracon.quest/Aeschyluso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Aristotle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55.png</text:p>
          </table:table-cell>
          <table:table-cell office:value-type="string" calcext:value-type="string">
            <text:p>https://terracon.quest/Aristotleo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Zopyru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56.png</text:p>
          </table:table-cell>
          <table:table-cell office:value-type="string" calcext:value-type="string">
            <text:p>https://terracon.quest/Zopyrusu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einocrat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57.png</text:p>
          </table:table-cell>
          <table:table-cell office:value-type="string" calcext:value-type="string">
            <text:p>https://terracon.quest/Deinocratesus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Theocrit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58.png</text:p>
          </table:table-cell>
          <table:table-cell office:value-type="string" calcext:value-type="string">
            <text:p>https://terracon.quest/Theocritusicles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Orpheu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59.png</text:p>
          </table:table-cell>
          <table:table-cell office:value-type="string" calcext:value-type="string">
            <text:p>https://terracon.quest/Orpheuson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Lycurgu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60.png</text:p>
          </table:table-cell>
          <table:table-cell office:value-type="string" calcext:value-type="string">
            <text:p>https://terracon.quest/Lycurguside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ristide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61.png</text:p>
          </table:table-cell>
          <table:table-cell office:value-type="string" calcext:value-type="string">
            <text:p>https://terracon.quest/Aristidesicles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hilon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62.png</text:p>
          </table:table-cell>
          <table:table-cell office:value-type="string" calcext:value-type="string">
            <text:p>https://terracon.quest/Chilonion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rate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63.png</text:p>
          </table:table-cell>
          <table:table-cell office:value-type="string" calcext:value-type="string">
            <text:p>https://terracon.quest/Cratesicle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leisthene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64.png</text:p>
          </table:table-cell>
          <table:table-cell office:value-type="string" calcext:value-type="string">
            <text:p>https://terracon.quest/Cleisthenese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Philippo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65.png</text:p>
          </table:table-cell>
          <table:table-cell office:value-type="string" calcext:value-type="string">
            <text:p>https://terracon.quest/Philipposenor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Pericl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66.png</text:p>
          </table:table-cell>
          <table:table-cell office:value-type="string" calcext:value-type="string">
            <text:p>https://terracon.quest/Periclesu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Zeno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Charismatic Leader</text:p>
          </table:table-cell>
          <table:table-cell office:value-type="string" calcext:value-type="string">
            <text:p>https://terraconquest.mypinata.cloud/ipfs/QmUysuKZyMwoqPgdEatwc51HQCMqvjf2z7CmoHAqgtbWMD/567.png</text:p>
          </table:table-cell>
          <table:table-cell office:value-type="string" calcext:value-type="string">
            <text:p>https://terracon.quest/Zenoide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Diotima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68.png</text:p>
          </table:table-cell>
          <table:table-cell office:value-type="string" calcext:value-type="string">
            <text:p>https://terracon.quest/Diotimaenor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Plato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harismatic Leader</text:p>
          </table:table-cell>
          <table:table-cell office:value-type="string" calcext:value-type="string">
            <text:p>https://terraconquest.mypinata.cloud/ipfs/QmUysuKZyMwoqPgdEatwc51HQCMqvjf2z7CmoHAqgtbWMD/569.png</text:p>
          </table:table-cell>
          <table:table-cell office:value-type="string" calcext:value-type="string">
            <text:p>https://terracon.quest/Platoe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Epicuru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70.png</text:p>
          </table:table-cell>
          <table:table-cell office:value-type="string" calcext:value-type="string">
            <text:p>https://terracon.quest/Epicurusenor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ristophane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71.png</text:p>
          </table:table-cell>
          <table:table-cell office:value-type="string" calcext:value-type="string">
            <text:p>https://terracon.quest/Aristophaneso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polloniu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72.png</text:p>
          </table:table-cell>
          <table:table-cell office:value-type="string" calcext:value-type="string">
            <text:p>https://terracon.quest/Apolloniuse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linia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73.png</text:p>
          </table:table-cell>
          <table:table-cell office:value-type="string" calcext:value-type="string">
            <text:p>https://terracon.quest/Cliniason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ion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74.png</text:p>
          </table:table-cell>
          <table:table-cell office:value-type="string" calcext:value-type="string">
            <text:p>https://terracon.quest/Bionion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Hipponax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75.png</text:p>
          </table:table-cell>
          <table:table-cell office:value-type="string" calcext:value-type="string">
            <text:p>https://terracon.quest/Hipponaxo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naximander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76.png</text:p>
          </table:table-cell>
          <table:table-cell office:value-type="string" calcext:value-type="string">
            <text:p>https://terracon.quest/Anaximanderion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Heraclitu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77.png</text:p>
          </table:table-cell>
          <table:table-cell office:value-type="string" calcext:value-type="string">
            <text:p>https://terracon.quest/Heraclituse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Hipparchia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78.png</text:p>
          </table:table-cell>
          <table:table-cell office:value-type="string" calcext:value-type="string">
            <text:p>https://terracon.quest/Hipparchiaon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llimachu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79.png</text:p>
          </table:table-cell>
          <table:table-cell office:value-type="string" calcext:value-type="string">
            <text:p>https://terracon.quest/Callimachusu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Timaeu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80.png</text:p>
          </table:table-cell>
          <table:table-cell office:value-type="string" calcext:value-type="string">
            <text:p>https://terracon.quest/Timaeuse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rate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81.png</text:p>
          </table:table-cell>
          <table:table-cell office:value-type="string" calcext:value-type="string">
            <text:p>https://terracon.quest/Cratesion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linia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82.png</text:p>
          </table:table-cell>
          <table:table-cell office:value-type="string" calcext:value-type="string">
            <text:p>https://terracon.quest/Cliniaso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Anaximene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83.png</text:p>
          </table:table-cell>
          <table:table-cell office:value-type="string" calcext:value-type="string">
            <text:p>https://terracon.quest/Anaximenese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axagora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84.png</text:p>
          </table:table-cell>
          <table:table-cell office:value-type="string" calcext:value-type="string">
            <text:p>https://terracon.quest/Anaxagorasu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Hippas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85.png</text:p>
          </table:table-cell>
          <table:table-cell office:value-type="string" calcext:value-type="string">
            <text:p>https://terracon.quest/Hippasusicles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Epictetu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86.png</text:p>
          </table:table-cell>
          <table:table-cell office:value-type="string" calcext:value-type="string">
            <text:p>https://terracon.quest/Epictetusu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eschylu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87.png</text:p>
          </table:table-cell>
          <table:table-cell office:value-type="string" calcext:value-type="string">
            <text:p>https://terracon.quest/Aeschyluside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llisthene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88.png</text:p>
          </table:table-cell>
          <table:table-cell office:value-type="string" calcext:value-type="string">
            <text:p>https://terracon.quest/Callistheneson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Herodotu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89.png</text:p>
          </table:table-cell>
          <table:table-cell office:value-type="string" calcext:value-type="string">
            <text:p>https://terracon.quest/Herodotusa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Eratosthen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Stealth Specialist</text:p>
          </table:table-cell>
          <table:table-cell office:value-type="string" calcext:value-type="string">
            <text:p>https://terraconquest.mypinata.cloud/ipfs/QmUysuKZyMwoqPgdEatwc51HQCMqvjf2z7CmoHAqgtbWMD/590.png</text:p>
          </table:table-cell>
          <table:table-cell office:value-type="string" calcext:value-type="string">
            <text:p>https://terracon.quest/Eratosthenesu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Efialte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91.png</text:p>
          </table:table-cell>
          <table:table-cell office:value-type="string" calcext:value-type="string">
            <text:p>https://terracon.quest/Efialtesa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acchylide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92.png</text:p>
          </table:table-cell>
          <table:table-cell office:value-type="string" calcext:value-type="string">
            <text:p>https://terracon.quest/Bacchylidesus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axagora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93.png</text:p>
          </table:table-cell>
          <table:table-cell office:value-type="string" calcext:value-type="string">
            <text:p>https://terracon.quest/Anaxagorasenor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llimachu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94.png</text:p>
          </table:table-cell>
          <table:table-cell office:value-type="string" calcext:value-type="string">
            <text:p>https://terracon.quest/Callimachusion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Homer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95.png</text:p>
          </table:table-cell>
          <table:table-cell office:value-type="string" calcext:value-type="string">
            <text:p>https://terracon.quest/Homero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Perseu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96.png</text:p>
          </table:table-cell>
          <table:table-cell office:value-type="string" calcext:value-type="string">
            <text:p>https://terracon.quest/Perseusenor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Hegesias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97.png</text:p>
          </table:table-cell>
          <table:table-cell office:value-type="string" calcext:value-type="string">
            <text:p>https://terracon.quest/Hegesiase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Dion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98.png</text:p>
          </table:table-cell>
          <table:table-cell office:value-type="string" calcext:value-type="string">
            <text:p>https://terracon.quest/Dionenor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Menander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599.png</text:p>
          </table:table-cell>
          <table:table-cell office:value-type="string" calcext:value-type="string">
            <text:p>https://terracon.quest/Menanderenor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picuru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00.png</text:p>
          </table:table-cell>
          <table:table-cell office:value-type="string" calcext:value-type="string">
            <text:p>https://terracon.quest/Epicurusus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Perseu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01.png</text:p>
          </table:table-cell>
          <table:table-cell office:value-type="string" calcext:value-type="string">
            <text:p>https://terracon.quest/Perseusu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appho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02.png</text:p>
          </table:table-cell>
          <table:table-cell office:value-type="string" calcext:value-type="string">
            <text:p>https://terracon.quest/Sapphoon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Theseu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Woodcutter</text:p>
          </table:table-cell>
          <table:table-cell office:value-type="string" calcext:value-type="string">
            <text:p>Ingenious Inventor</text:p>
          </table:table-cell>
          <table:table-cell office:value-type="string" calcext:value-type="string">
            <text:p>https://terraconquest.mypinata.cloud/ipfs/QmUysuKZyMwoqPgdEatwc51HQCMqvjf2z7CmoHAqgtbWMD/603.png</text:p>
          </table:table-cell>
          <table:table-cell office:value-type="string" calcext:value-type="string">
            <text:p>https://terracon.quest/Theseusan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rate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04.png</text:p>
          </table:table-cell>
          <table:table-cell office:value-type="string" calcext:value-type="string">
            <text:p>https://terracon.quest/Crateside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Lycurgusu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05.png</text:p>
          </table:table-cell>
          <table:table-cell office:value-type="string" calcext:value-type="string">
            <text:p>https://terracon.quest/Lycurgusu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ophron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06.png</text:p>
          </table:table-cell>
          <table:table-cell office:value-type="string" calcext:value-type="string">
            <text:p>https://terracon.quest/Sophronicle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Dicaearchu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07.png</text:p>
          </table:table-cell>
          <table:table-cell office:value-type="string" calcext:value-type="string">
            <text:p>https://terracon.quest/Dicaearchuside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hilon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08.png</text:p>
          </table:table-cell>
          <table:table-cell office:value-type="string" calcext:value-type="string">
            <text:p>https://terracon.quest/Chilono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Bellerophon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09.png</text:p>
          </table:table-cell>
          <table:table-cell office:value-type="string" calcext:value-type="string">
            <text:p>https://terracon.quest/Bellerophonion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rchyta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10.png</text:p>
          </table:table-cell>
          <table:table-cell office:value-type="string" calcext:value-type="string">
            <text:p>https://terracon.quest/Archytasa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Alexandro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11.png</text:p>
          </table:table-cell>
          <table:table-cell office:value-type="string" calcext:value-type="string">
            <text:p>https://terracon.quest/Alexandroso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etrodor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12.png</text:p>
          </table:table-cell>
          <table:table-cell office:value-type="string" calcext:value-type="string">
            <text:p>https://terracon.quest/Metrodorusicle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lexandro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13.png</text:p>
          </table:table-cell>
          <table:table-cell office:value-type="string" calcext:value-type="string">
            <text:p>https://terracon.quest/Alexandrosides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Agamemnon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14.png</text:p>
          </table:table-cell>
          <table:table-cell office:value-type="string" calcext:value-type="string">
            <text:p>https://terracon.quest/Agamemnonides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Anaximander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15.png</text:p>
          </table:table-cell>
          <table:table-cell office:value-type="string" calcext:value-type="string">
            <text:p>https://terracon.quest/Anaximanderenor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Xenophanes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16.png</text:p>
          </table:table-cell>
          <table:table-cell office:value-type="string" calcext:value-type="string">
            <text:p>https://terracon.quest/Xenophaneson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Thale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17.png</text:p>
          </table:table-cell>
          <table:table-cell office:value-type="string" calcext:value-type="string">
            <text:p>https://terracon.quest/Thalesicle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Dionysio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18.png</text:p>
          </table:table-cell>
          <table:table-cell office:value-type="string" calcext:value-type="string">
            <text:p>https://terracon.quest/Dionysiosenor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Gorgia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19.png</text:p>
          </table:table-cell>
          <table:table-cell office:value-type="string" calcext:value-type="string">
            <text:p>https://terracon.quest/Gorgiasan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Antiochus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20.png</text:p>
          </table:table-cell>
          <table:table-cell office:value-type="string" calcext:value-type="string">
            <text:p>https://terracon.quest/Antiochuside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Ictinu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21.png</text:p>
          </table:table-cell>
          <table:table-cell office:value-type="string" calcext:value-type="string">
            <text:p>https://terracon.quest/Ictinusicles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Herophilu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22.png</text:p>
          </table:table-cell>
          <table:table-cell office:value-type="string" calcext:value-type="string">
            <text:p>https://terracon.quest/Herophilusenor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orinna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23.png</text:p>
          </table:table-cell>
          <table:table-cell office:value-type="string" calcext:value-type="string">
            <text:p>https://terracon.quest/Corinnaenor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Diotima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24.png</text:p>
          </table:table-cell>
          <table:table-cell office:value-type="string" calcext:value-type="string">
            <text:p>https://terracon.quest/Diotimaa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Archimede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25.png</text:p>
          </table:table-cell>
          <table:table-cell office:value-type="string" calcext:value-type="string">
            <text:p>https://terracon.quest/Archimedesicle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ristarchu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26.png</text:p>
          </table:table-cell>
          <table:table-cell office:value-type="string" calcext:value-type="string">
            <text:p>https://terracon.quest/Aristarchusion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Hesiod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27.png</text:p>
          </table:table-cell>
          <table:table-cell office:value-type="string" calcext:value-type="string">
            <text:p>https://terracon.quest/Hesiodon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ion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28.png</text:p>
          </table:table-cell>
          <table:table-cell office:value-type="string" calcext:value-type="string">
            <text:p>https://terracon.quest/Bionicle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imon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29.png</text:p>
          </table:table-cell>
          <table:table-cell office:value-type="string" calcext:value-type="string">
            <text:p>https://terracon.quest/Cimonion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tolemaio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30.png</text:p>
          </table:table-cell>
          <table:table-cell office:value-type="string" calcext:value-type="string">
            <text:p>https://terracon.quest/Ptolemaioso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olon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31.png</text:p>
          </table:table-cell>
          <table:table-cell office:value-type="string" calcext:value-type="string">
            <text:p>https://terracon.quest/Solone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Dioscuride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32.png</text:p>
          </table:table-cell>
          <table:table-cell office:value-type="string" calcext:value-type="string">
            <text:p>https://terracon.quest/Dioscurideso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Anaxagora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33.png</text:p>
          </table:table-cell>
          <table:table-cell office:value-type="string" calcext:value-type="string">
            <text:p>https://terracon.quest/Anaxagorasenor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amonid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34.png</text:p>
          </table:table-cell>
          <table:table-cell office:value-type="string" calcext:value-type="string">
            <text:p>https://terracon.quest/Damonide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Agamemnon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35.png</text:p>
          </table:table-cell>
          <table:table-cell office:value-type="string" calcext:value-type="string">
            <text:p>https://terracon.quest/Agamemnonenor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asilidesa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36.png</text:p>
          </table:table-cell>
          <table:table-cell office:value-type="string" calcext:value-type="string">
            <text:p>https://terracon.quest/Basilidesan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rrian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37.png</text:p>
          </table:table-cell>
          <table:table-cell office:value-type="string" calcext:value-type="string">
            <text:p>https://terracon.quest/Arriane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Diotima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38.png</text:p>
          </table:table-cell>
          <table:table-cell office:value-type="string" calcext:value-type="string">
            <text:p>https://terracon.quest/Diotimae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Lycurgusion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39.png</text:p>
          </table:table-cell>
          <table:table-cell office:value-type="string" calcext:value-type="string">
            <text:p>https://terracon.quest/Lycurgusion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olybiusa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40.png</text:p>
          </table:table-cell>
          <table:table-cell office:value-type="string" calcext:value-type="string">
            <text:p>https://terracon.quest/Polybiusa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Herakle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41.png</text:p>
          </table:table-cell>
          <table:table-cell office:value-type="string" calcext:value-type="string">
            <text:p>https://terracon.quest/Heraklesicle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leukosicle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42.png</text:p>
          </table:table-cell>
          <table:table-cell office:value-type="string" calcext:value-type="string">
            <text:p>https://terracon.quest/Seleukosicles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amon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43.png</text:p>
          </table:table-cell>
          <table:table-cell office:value-type="string" calcext:value-type="string">
            <text:p>https://terracon.quest/Damonenor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amasiasos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44.png</text:p>
          </table:table-cell>
          <table:table-cell office:value-type="string" calcext:value-type="string">
            <text:p>https://terracon.quest/Damasiaso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icaearchusenor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45.png</text:p>
          </table:table-cell>
          <table:table-cell office:value-type="string" calcext:value-type="string">
            <text:p>https://terracon.quest/Dicaearchusenor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armodi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46.png</text:p>
          </table:table-cell>
          <table:table-cell office:value-type="string" calcext:value-type="string">
            <text:p>https://terracon.quest/Harmodiusides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imon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47.png</text:p>
          </table:table-cell>
          <table:table-cell office:value-type="string" calcext:value-type="string">
            <text:p>https://terracon.quest/Cimonon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Apolloniu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Olympic Athle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48.png</text:p>
          </table:table-cell>
          <table:table-cell office:value-type="string" calcext:value-type="string">
            <text:p>https://terracon.quest/Apolloniusas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Hipponax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49.png</text:p>
          </table:table-cell>
          <table:table-cell office:value-type="string" calcext:value-type="string">
            <text:p>https://terracon.quest/Hipponaxan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ristophane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50.png</text:p>
          </table:table-cell>
          <table:table-cell office:value-type="string" calcext:value-type="string">
            <text:p>https://terracon.quest/Aristophaneside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Bryaxi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51.png</text:p>
          </table:table-cell>
          <table:table-cell office:value-type="string" calcext:value-type="string">
            <text:p>https://terracon.quest/Bryaxisu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Leonida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52.png</text:p>
          </table:table-cell>
          <table:table-cell office:value-type="string" calcext:value-type="string">
            <text:p>https://terracon.quest/Leonidase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Thucydide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53.png</text:p>
          </table:table-cell>
          <table:table-cell office:value-type="string" calcext:value-type="string">
            <text:p>https://terracon.quest/Thucydideso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Perse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54.png</text:p>
          </table:table-cell>
          <table:table-cell office:value-type="string" calcext:value-type="string">
            <text:p>https://terracon.quest/Perseuses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Hipponax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55.png</text:p>
          </table:table-cell>
          <table:table-cell office:value-type="string" calcext:value-type="string">
            <text:p>https://terracon.quest/Hipponaxicles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Theophrast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56.png</text:p>
          </table:table-cell>
          <table:table-cell office:value-type="string" calcext:value-type="string">
            <text:p>https://terracon.quest/Theophrastuse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Pyrrho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57.png</text:p>
          </table:table-cell>
          <table:table-cell office:value-type="string" calcext:value-type="string">
            <text:p>https://terracon.quest/Pyrrhoicle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ophron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58.png</text:p>
          </table:table-cell>
          <table:table-cell office:value-type="string" calcext:value-type="string">
            <text:p>https://terracon.quest/Sophronas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attu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>Ingenious Inventor</text:p>
          </table:table-cell>
          <table:table-cell office:value-type="string" calcext:value-type="string">
            <text:p>https://terraconquest.mypinata.cloud/ipfs/QmUysuKZyMwoqPgdEatwc51HQCMqvjf2z7CmoHAqgtbWMD/659.png</text:p>
          </table:table-cell>
          <table:table-cell office:value-type="string" calcext:value-type="string">
            <text:p>https://terracon.quest/Battusicle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Alexandro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60.png</text:p>
          </table:table-cell>
          <table:table-cell office:value-type="string" calcext:value-type="string">
            <text:p>https://terracon.quest/Alexandrosas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ypselu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61.png</text:p>
          </table:table-cell>
          <table:table-cell office:value-type="string" calcext:value-type="string">
            <text:p>https://terracon.quest/Cypselusan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Ptolemaio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62.png</text:p>
          </table:table-cell>
          <table:table-cell office:value-type="string" calcext:value-type="string">
            <text:p>https://terracon.quest/Ptolemaiosu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Epicur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63.png</text:p>
          </table:table-cell>
          <table:table-cell office:value-type="string" calcext:value-type="string">
            <text:p>https://terracon.quest/Epicuruside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abo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64.png</text:p>
          </table:table-cell>
          <table:table-cell office:value-type="string" calcext:value-type="string">
            <text:p>https://terracon.quest/Strabou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ophron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65.png</text:p>
          </table:table-cell>
          <table:table-cell office:value-type="string" calcext:value-type="string">
            <text:p>https://terracon.quest/Sophrono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yrrho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66.png</text:p>
          </table:table-cell>
          <table:table-cell office:value-type="string" calcext:value-type="string">
            <text:p>https://terracon.quest/Pyrrhosion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eschyl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67.png</text:p>
          </table:table-cell>
          <table:table-cell office:value-type="string" calcext:value-type="string">
            <text:p>https://terracon.quest/Aeschyluse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ausania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68.png</text:p>
          </table:table-cell>
          <table:table-cell office:value-type="string" calcext:value-type="string">
            <text:p>https://terracon.quest/Pausaniaso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Democritu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69.png</text:p>
          </table:table-cell>
          <table:table-cell office:value-type="string" calcext:value-type="string">
            <text:p>https://terracon.quest/Democritusan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linia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70.png</text:p>
          </table:table-cell>
          <table:table-cell office:value-type="string" calcext:value-type="string">
            <text:p>https://terracon.quest/Cliniase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Basilide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71.png</text:p>
          </table:table-cell>
          <table:table-cell office:value-type="string" calcext:value-type="string">
            <text:p>https://terracon.quest/Basilideside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Isocrate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72.png</text:p>
          </table:table-cell>
          <table:table-cell office:value-type="string" calcext:value-type="string">
            <text:p>https://terracon.quest/Isocratesa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Theophrastu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73.png</text:p>
          </table:table-cell>
          <table:table-cell office:value-type="string" calcext:value-type="string">
            <text:p>https://terracon.quest/Theophrastusan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Deinocrate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74.png</text:p>
          </table:table-cell>
          <table:table-cell office:value-type="string" calcext:value-type="string">
            <text:p>https://terracon.quest/Deinocrateson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ionysio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75.png</text:p>
          </table:table-cell>
          <table:table-cell office:value-type="string" calcext:value-type="string">
            <text:p>https://terracon.quest/Dionysiosan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Polybi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76.png</text:p>
          </table:table-cell>
          <table:table-cell office:value-type="string" calcext:value-type="string">
            <text:p>https://terracon.quest/Polybiuside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hilon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77.png</text:p>
          </table:table-cell>
          <table:table-cell office:value-type="string" calcext:value-type="string">
            <text:p>https://terracon.quest/Chilona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enander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78.png</text:p>
          </table:table-cell>
          <table:table-cell office:value-type="string" calcext:value-type="string">
            <text:p>https://terracon.quest/Menandero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Impruh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79.png</text:p>
          </table:table-cell>
          <table:table-cell office:value-type="string" calcext:value-type="string">
            <text:p>https://terracon.quest/Impruhsan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spasia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80.png</text:p>
          </table:table-cell>
          <table:table-cell office:value-type="string" calcext:value-type="string">
            <text:p>https://terracon.quest/Aspasiaes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Bacchylide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The Warmonger</text:p>
          </table:table-cell>
          <table:table-cell office:value-type="string" calcext:value-type="string">
            <text:p>https://terraconquest.mypinata.cloud/ipfs/QmUysuKZyMwoqPgdEatwc51HQCMqvjf2z7CmoHAqgtbWMD/681.png</text:p>
          </table:table-cell>
          <table:table-cell office:value-type="string" calcext:value-type="string">
            <text:p>https://terracon.quest/Bacchylidesas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Antisthene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Olympic Athle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82.png</text:p>
          </table:table-cell>
          <table:table-cell office:value-type="string" calcext:value-type="string">
            <text:p>https://terracon.quest/Antisthenesenor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Epictet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83.png</text:p>
          </table:table-cell>
          <table:table-cell office:value-type="string" calcext:value-type="string">
            <text:p>https://terracon.quest/Epictetuse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Dioscuride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84.png</text:p>
          </table:table-cell>
          <table:table-cell office:value-type="string" calcext:value-type="string">
            <text:p>https://terracon.quest/Dioscuridesa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Hippocrate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85.png</text:p>
          </table:table-cell>
          <table:table-cell office:value-type="string" calcext:value-type="string">
            <text:p>https://terracon.quest/Hippocratesion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Eumene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86.png</text:p>
          </table:table-cell>
          <table:table-cell office:value-type="string" calcext:value-type="string">
            <text:p>https://terracon.quest/Eumeneses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Aeschylu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87.png</text:p>
          </table:table-cell>
          <table:table-cell office:value-type="string" calcext:value-type="string">
            <text:p>https://terracon.quest/Aeschylusu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icaearch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88.png</text:p>
          </table:table-cell>
          <table:table-cell office:value-type="string" calcext:value-type="string">
            <text:p>https://terracon.quest/Dicaearchuse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hilon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89.png</text:p>
          </table:table-cell>
          <table:table-cell office:value-type="string" calcext:value-type="string">
            <text:p>https://terracon.quest/Chilonenor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Theophrastu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90.png</text:p>
          </table:table-cell>
          <table:table-cell office:value-type="string" calcext:value-type="string">
            <text:p>https://terracon.quest/Theophrastusion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Agamemnon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91.png</text:p>
          </table:table-cell>
          <table:table-cell office:value-type="string" calcext:value-type="string">
            <text:p>https://terracon.quest/Agamemnona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Egesta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92.png</text:p>
          </table:table-cell>
          <table:table-cell office:value-type="string" calcext:value-type="string">
            <text:p>https://terracon.quest/Egestaon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Herodot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93.png</text:p>
          </table:table-cell>
          <table:table-cell office:value-type="string" calcext:value-type="string">
            <text:p>https://terracon.quest/Herodotuse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Aristarchu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94.png</text:p>
          </table:table-cell>
          <table:table-cell office:value-type="string" calcext:value-type="string">
            <text:p>https://terracon.quest/Aristarchusu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Antiochu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95.png</text:p>
          </table:table-cell>
          <table:table-cell office:value-type="string" calcext:value-type="string">
            <text:p>https://terracon.quest/Antiochuson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sclepiade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Cunning Deceiver</text:p>
          </table:table-cell>
          <table:table-cell office:value-type="string" calcext:value-type="string">
            <text:p>https://terraconquest.mypinata.cloud/ipfs/QmUysuKZyMwoqPgdEatwc51HQCMqvjf2z7CmoHAqgtbWMD/696.png</text:p>
          </table:table-cell>
          <table:table-cell office:value-type="string" calcext:value-type="string">
            <text:p>https://terracon.quest/Asclepiadeson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Dioscuride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97.png</text:p>
          </table:table-cell>
          <table:table-cell office:value-type="string" calcext:value-type="string">
            <text:p>https://terracon.quest/Dioscurideside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Lysander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98.png</text:p>
          </table:table-cell>
          <table:table-cell office:value-type="string" calcext:value-type="string">
            <text:p>https://terracon.quest/Lysanderes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Pausania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699.png</text:p>
          </table:table-cell>
          <table:table-cell office:value-type="string" calcext:value-type="string">
            <text:p>https://terracon.quest/Pausaniasu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Plutarch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00.png</text:p>
          </table:table-cell>
          <table:table-cell office:value-type="string" calcext:value-type="string">
            <text:p>https://terracon.quest/Plutarchan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ntisthene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01.png</text:p>
          </table:table-cell>
          <table:table-cell office:value-type="string" calcext:value-type="string">
            <text:p>https://terracon.quest/Antisthenesa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imon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02.png</text:p>
          </table:table-cell>
          <table:table-cell office:value-type="string" calcext:value-type="string">
            <text:p>https://terracon.quest/Cimonan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erakle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Olympic Athle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03.png</text:p>
          </table:table-cell>
          <table:table-cell office:value-type="string" calcext:value-type="string">
            <text:p>https://terracon.quest/Herakleson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Democritu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04.png</text:p>
          </table:table-cell>
          <table:table-cell office:value-type="string" calcext:value-type="string">
            <text:p>https://terracon.quest/Democritusus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emosthene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05.png</text:p>
          </table:table-cell>
          <table:table-cell office:value-type="string" calcext:value-type="string">
            <text:p>https://terracon.quest/Demosthenesa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Diocle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06.png</text:p>
          </table:table-cell>
          <table:table-cell office:value-type="string" calcext:value-type="string">
            <text:p>https://terracon.quest/Dioclesion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Philippo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earsome Gladiator</text:p>
          </table:table-cell>
          <table:table-cell office:value-type="string" calcext:value-type="string">
            <text:p>https://terraconquest.mypinata.cloud/ipfs/QmUysuKZyMwoqPgdEatwc51HQCMqvjf2z7CmoHAqgtbWMD/707.png</text:p>
          </table:table-cell>
          <table:table-cell office:value-type="string" calcext:value-type="string">
            <text:p>https://terracon.quest/Philipposion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fialte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08.png</text:p>
          </table:table-cell>
          <table:table-cell office:value-type="string" calcext:value-type="string">
            <text:p>https://terracon.quest/Efialtesu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Basilide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09.png</text:p>
          </table:table-cell>
          <table:table-cell office:value-type="string" calcext:value-type="string">
            <text:p>https://terracon.quest/Basilidese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Aggea of Elea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10.png</text:p>
          </table:table-cell>
          <table:table-cell office:value-type="string" calcext:value-type="string">
            <text:p>https://terracon.quest/Aggea_of_Eleaan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Ptolemaio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11.png</text:p>
          </table:table-cell>
          <table:table-cell office:value-type="string" calcext:value-type="string">
            <text:p>https://terracon.quest/Ptolemaiosicle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ctin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12.png</text:p>
          </table:table-cell>
          <table:table-cell office:value-type="string" calcext:value-type="string">
            <text:p>https://terracon.quest/Ictinusenor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Archyta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harismatic Leader</text:p>
          </table:table-cell>
          <table:table-cell office:value-type="string" calcext:value-type="string">
            <text:p>https://terraconquest.mypinata.cloud/ipfs/QmUysuKZyMwoqPgdEatwc51HQCMqvjf2z7CmoHAqgtbWMD/713.png</text:p>
          </table:table-cell>
          <table:table-cell office:value-type="string" calcext:value-type="string">
            <text:p>https://terracon.quest/Archytasu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Euripide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14.png</text:p>
          </table:table-cell>
          <table:table-cell office:value-type="string" calcext:value-type="string">
            <text:p>https://terracon.quest/Euripidesicle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rchiloch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15.png</text:p>
          </table:table-cell>
          <table:table-cell office:value-type="string" calcext:value-type="string">
            <text:p>https://terracon.quest/Archilochuside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Ptolemaio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16.png</text:p>
          </table:table-cell>
          <table:table-cell office:value-type="string" calcext:value-type="string">
            <text:p>https://terracon.quest/Ptolemaioson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Protagora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17.png</text:p>
          </table:table-cell>
          <table:table-cell office:value-type="string" calcext:value-type="string">
            <text:p>https://terracon.quest/Protagorasion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Ptolemaio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18.png</text:p>
          </table:table-cell>
          <table:table-cell office:value-type="string" calcext:value-type="string">
            <text:p>https://terracon.quest/Ptolemaiose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Lycurgu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19.png</text:p>
          </table:table-cell>
          <table:table-cell office:value-type="string" calcext:value-type="string">
            <text:p>https://terracon.quest/Lycurgusan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spasia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20.png</text:p>
          </table:table-cell>
          <table:table-cell office:value-type="string" calcext:value-type="string">
            <text:p>https://terracon.quest/Aspasiaide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Leucipp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21.png</text:p>
          </table:table-cell>
          <table:table-cell office:value-type="string" calcext:value-type="string">
            <text:p>https://terracon.quest/Leucippusenor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naximander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22.png</text:p>
          </table:table-cell>
          <table:table-cell office:value-type="string" calcext:value-type="string">
            <text:p>https://terracon.quest/Anaximanderon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Dion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23.png</text:p>
          </table:table-cell>
          <table:table-cell office:value-type="string" calcext:value-type="string">
            <text:p>https://terracon.quest/Dione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Hipparch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ifted Strategist</text:p>
          </table:table-cell>
          <table:table-cell office:value-type="string" calcext:value-type="string">
            <text:p>https://terraconquest.mypinata.cloud/ipfs/QmUysuKZyMwoqPgdEatwc51HQCMqvjf2z7CmoHAqgtbWMD/724.png</text:p>
          </table:table-cell>
          <table:table-cell office:value-type="string" calcext:value-type="string">
            <text:p>https://terracon.quest/Hipparchuse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Anaxagora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25.png</text:p>
          </table:table-cell>
          <table:table-cell office:value-type="string" calcext:value-type="string">
            <text:p>https://terracon.quest/Anaxagorasion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lit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26.png</text:p>
          </table:table-cell>
          <table:table-cell office:value-type="string" calcext:value-type="string">
            <text:p>https://terracon.quest/Clituside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Aspasia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27.png</text:p>
          </table:table-cell>
          <table:table-cell office:value-type="string" calcext:value-type="string">
            <text:p>https://terracon.quest/Aspasiaicle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Aristophane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28.png</text:p>
          </table:table-cell>
          <table:table-cell office:value-type="string" calcext:value-type="string">
            <text:p>https://terracon.quest/Aristophanesus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Demetriu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29.png</text:p>
          </table:table-cell>
          <table:table-cell office:value-type="string" calcext:value-type="string">
            <text:p>https://terracon.quest/Demetriuson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Zopyru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30.png</text:p>
          </table:table-cell>
          <table:table-cell office:value-type="string" calcext:value-type="string">
            <text:p>https://terracon.quest/Zopyruso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heocritu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Ancient Wisdom Carrier</text:p>
          </table:table-cell>
          <table:table-cell office:value-type="string" calcext:value-type="string">
            <text:p>https://terraconquest.mypinata.cloud/ipfs/QmUysuKZyMwoqPgdEatwc51HQCMqvjf2z7CmoHAqgtbWMD/731.png</text:p>
          </table:table-cell>
          <table:table-cell office:value-type="string" calcext:value-type="string">
            <text:p>https://terracon.quest/Theocrituson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Philippo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32.png</text:p>
          </table:table-cell>
          <table:table-cell office:value-type="string" calcext:value-type="string">
            <text:p>https://terracon.quest/Philipposa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Aesop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33.png</text:p>
          </table:table-cell>
          <table:table-cell office:value-type="string" calcext:value-type="string">
            <text:p>https://terracon.quest/Aesopion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Pyrrho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34.png</text:p>
          </table:table-cell>
          <table:table-cell office:value-type="string" calcext:value-type="string">
            <text:p>https://terracon.quest/Pyrrhoe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Iamblich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35.png</text:p>
          </table:table-cell>
          <table:table-cell office:value-type="string" calcext:value-type="string">
            <text:p>https://terracon.quest/Iamblichuse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Hipponax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36.png</text:p>
          </table:table-cell>
          <table:table-cell office:value-type="string" calcext:value-type="string">
            <text:p>https://terracon.quest/Hipponaxu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Hippasu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37.png</text:p>
          </table:table-cell>
          <table:table-cell office:value-type="string" calcext:value-type="string">
            <text:p>https://terracon.quest/Hippasusan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olon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38.png</text:p>
          </table:table-cell>
          <table:table-cell office:value-type="string" calcext:value-type="string">
            <text:p>https://terracon.quest/Solonus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Zopyr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39.png</text:p>
          </table:table-cell>
          <table:table-cell office:value-type="string" calcext:value-type="string">
            <text:p>https://terracon.quest/Zopyrusenor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Thespi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40.png</text:p>
          </table:table-cell>
          <table:table-cell office:value-type="string" calcext:value-type="string">
            <text:p>https://terracon.quest/Thespiso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Bryaxi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41.png</text:p>
          </table:table-cell>
          <table:table-cell office:value-type="string" calcext:value-type="string">
            <text:p>https://terracon.quest/Bryaxison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Ictin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42.png</text:p>
          </table:table-cell>
          <table:table-cell office:value-type="string" calcext:value-type="string">
            <text:p>https://terracon.quest/Ictinuside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Androniko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43.png</text:p>
          </table:table-cell>
          <table:table-cell office:value-type="string" calcext:value-type="string">
            <text:p>https://terracon.quest/Andronikoses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Hippocrate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44.png</text:p>
          </table:table-cell>
          <table:table-cell office:value-type="string" calcext:value-type="string">
            <text:p>https://terracon.quest/Hippocratesu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rtemi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45.png</text:p>
          </table:table-cell>
          <table:table-cell office:value-type="string" calcext:value-type="string">
            <text:p>https://terracon.quest/Artemiside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Anaxagora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46.png</text:p>
          </table:table-cell>
          <table:table-cell office:value-type="string" calcext:value-type="string">
            <text:p>https://terracon.quest/Anaxagorasa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Hippas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47.png</text:p>
          </table:table-cell>
          <table:table-cell office:value-type="string" calcext:value-type="string">
            <text:p>https://terracon.quest/Hippasuse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ypselu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48.png</text:p>
          </table:table-cell>
          <table:table-cell office:value-type="string" calcext:value-type="string">
            <text:p>https://terracon.quest/Cypselusion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abo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Olympic Athle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49.png</text:p>
          </table:table-cell>
          <table:table-cell office:value-type="string" calcext:value-type="string">
            <text:p>https://terracon.quest/Straboa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Epicuru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50.png</text:p>
          </table:table-cell>
          <table:table-cell office:value-type="string" calcext:value-type="string">
            <text:p>https://terracon.quest/Epicurusion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Xenocrate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51.png</text:p>
          </table:table-cell>
          <table:table-cell office:value-type="string" calcext:value-type="string">
            <text:p>https://terracon.quest/Xenocratesicle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Orpheu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Mystical Sage</text:p>
          </table:table-cell>
          <table:table-cell office:value-type="string" calcext:value-type="string">
            <text:p>https://terraconquest.mypinata.cloud/ipfs/QmUysuKZyMwoqPgdEatwc51HQCMqvjf2z7CmoHAqgtbWMD/752.png</text:p>
          </table:table-cell>
          <table:table-cell office:value-type="string" calcext:value-type="string">
            <text:p>https://terracon.quest/Orpheuso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Epicuru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53.png</text:p>
          </table:table-cell>
          <table:table-cell office:value-type="string" calcext:value-type="string">
            <text:p>https://terracon.quest/Epicurusion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Eurymedon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54.png</text:p>
          </table:table-cell>
          <table:table-cell office:value-type="string" calcext:value-type="string">
            <text:p>https://terracon.quest/Eurymedone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Theophrastu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55.png</text:p>
          </table:table-cell>
          <table:table-cell office:value-type="string" calcext:value-type="string">
            <text:p>https://terracon.quest/Theophrastuso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Aristarch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56.png</text:p>
          </table:table-cell>
          <table:table-cell office:value-type="string" calcext:value-type="string">
            <text:p>https://terracon.quest/Aristarchuse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Orphe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57.png</text:p>
          </table:table-cell>
          <table:table-cell office:value-type="string" calcext:value-type="string">
            <text:p>https://terracon.quest/Orpheusenor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Hesiod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58.png</text:p>
          </table:table-cell>
          <table:table-cell office:value-type="string" calcext:value-type="string">
            <text:p>https://terracon.quest/Hesiodenor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Ictinu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59.png</text:p>
          </table:table-cell>
          <table:table-cell office:value-type="string" calcext:value-type="string">
            <text:p>https://terracon.quest/Ictinusa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Parmenide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60.png</text:p>
          </table:table-cell>
          <table:table-cell office:value-type="string" calcext:value-type="string">
            <text:p>https://terracon.quest/Parmenidesicle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rate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61.png</text:p>
          </table:table-cell>
          <table:table-cell office:value-type="string" calcext:value-type="string">
            <text:p>https://terracon.quest/Cratese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rate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62.png</text:p>
          </table:table-cell>
          <table:table-cell office:value-type="string" calcext:value-type="string">
            <text:p>https://terracon.quest/Cratesa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Draco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63.png</text:p>
          </table:table-cell>
          <table:table-cell office:value-type="string" calcext:value-type="string">
            <text:p>https://terracon.quest/Dracoes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Draco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64.png</text:p>
          </table:table-cell>
          <table:table-cell office:value-type="string" calcext:value-type="string">
            <text:p>https://terracon.quest/Dracoo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yrrho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65.png</text:p>
          </table:table-cell>
          <table:table-cell office:value-type="string" calcext:value-type="string">
            <text:p>https://terracon.quest/Pyrrhoion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Xenocrate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66.png</text:p>
          </table:table-cell>
          <table:table-cell office:value-type="string" calcext:value-type="string">
            <text:p>https://terracon.quest/Xenocratesion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Pyrrho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67.png</text:p>
          </table:table-cell>
          <table:table-cell office:value-type="string" calcext:value-type="string">
            <text:p>https://terracon.quest/Pyrrhoo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Bion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68.png</text:p>
          </table:table-cell>
          <table:table-cell office:value-type="string" calcext:value-type="string">
            <text:p>https://terracon.quest/Bionides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Hector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69.png</text:p>
          </table:table-cell>
          <table:table-cell office:value-type="string" calcext:value-type="string">
            <text:p>https://terracon.quest/Hectoran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rchimede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70.png</text:p>
          </table:table-cell>
          <table:table-cell office:value-type="string" calcext:value-type="string">
            <text:p>https://terracon.quest/Archimedeside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Echecrate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71.png</text:p>
          </table:table-cell>
          <table:table-cell office:value-type="string" calcext:value-type="string">
            <text:p>https://terracon.quest/Echecrateside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Eumene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72.png</text:p>
          </table:table-cell>
          <table:table-cell office:value-type="string" calcext:value-type="string">
            <text:p>https://terracon.quest/Eumeneson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ophocle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73.png</text:p>
          </table:table-cell>
          <table:table-cell office:value-type="string" calcext:value-type="string">
            <text:p>https://terracon.quest/Sophoclese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Asclepiade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eroic Sacrifice</text:p>
          </table:table-cell>
          <table:table-cell office:value-type="string" calcext:value-type="string">
            <text:p>https://terraconquest.mypinata.cloud/ipfs/QmUysuKZyMwoqPgdEatwc51HQCMqvjf2z7CmoHAqgtbWMD/774.png</text:p>
          </table:table-cell>
          <table:table-cell office:value-type="string" calcext:value-type="string">
            <text:p>https://terracon.quest/Asclepiadesa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ntisthene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75.png</text:p>
          </table:table-cell>
          <table:table-cell office:value-type="string" calcext:value-type="string">
            <text:p>https://terracon.quest/Antisthenesu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armenide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76.png</text:p>
          </table:table-cell>
          <table:table-cell office:value-type="string" calcext:value-type="string">
            <text:p>https://terracon.quest/Parmenidesenor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sclepiade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77.png</text:p>
          </table:table-cell>
          <table:table-cell office:value-type="string" calcext:value-type="string">
            <text:p>https://terracon.quest/Asclepiadesicle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rneade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78.png</text:p>
          </table:table-cell>
          <table:table-cell office:value-type="string" calcext:value-type="string">
            <text:p>https://terracon.quest/Carneadeside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acchylide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79.png</text:p>
          </table:table-cell>
          <table:table-cell office:value-type="string" calcext:value-type="string">
            <text:p>https://terracon.quest/Bacchylidesenor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imonide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80.png</text:p>
          </table:table-cell>
          <table:table-cell office:value-type="string" calcext:value-type="string">
            <text:p>https://terracon.quest/Simonideso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naximander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81.png</text:p>
          </table:table-cell>
          <table:table-cell office:value-type="string" calcext:value-type="string">
            <text:p>https://terracon.quest/Anaximanderus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Bryaxi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82.png</text:p>
          </table:table-cell>
          <table:table-cell office:value-type="string" calcext:value-type="string">
            <text:p>https://terracon.quest/Bryaxise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llimach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83.png</text:p>
          </table:table-cell>
          <table:table-cell office:value-type="string" calcext:value-type="string">
            <text:p>https://terracon.quest/Callimachuse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Thucydide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84.png</text:p>
          </table:table-cell>
          <table:table-cell office:value-type="string" calcext:value-type="string">
            <text:p>https://terracon.quest/Thucydidesion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Antioch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85.png</text:p>
          </table:table-cell>
          <table:table-cell office:value-type="string" calcext:value-type="string">
            <text:p>https://terracon.quest/Antiochusenor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llimachu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86.png</text:p>
          </table:table-cell>
          <table:table-cell office:value-type="string" calcext:value-type="string">
            <text:p>https://terracon.quest/Callimachuson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Egesta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87.png</text:p>
          </table:table-cell>
          <table:table-cell office:value-type="string" calcext:value-type="string">
            <text:p>https://terracon.quest/Egestaicle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ocrate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88.png</text:p>
          </table:table-cell>
          <table:table-cell office:value-type="string" calcext:value-type="string">
            <text:p>https://terracon.quest/Socratesos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Ibyc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89.png</text:p>
          </table:table-cell>
          <table:table-cell office:value-type="string" calcext:value-type="string">
            <text:p>https://terracon.quest/Ibycuside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Echecrate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90.png</text:p>
          </table:table-cell>
          <table:table-cell office:value-type="string" calcext:value-type="string">
            <text:p>https://terracon.quest/Echecratesion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Zopyr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91.png</text:p>
          </table:table-cell>
          <table:table-cell office:value-type="string" calcext:value-type="string">
            <text:p>https://terracon.quest/Zopyruside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ophron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92.png</text:p>
          </table:table-cell>
          <table:table-cell office:value-type="string" calcext:value-type="string">
            <text:p>https://terracon.quest/Sophronon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llisthene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93.png</text:p>
          </table:table-cell>
          <table:table-cell office:value-type="string" calcext:value-type="string">
            <text:p>https://terracon.quest/Callisthenesa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Protagora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94.png</text:p>
          </table:table-cell>
          <table:table-cell office:value-type="string" calcext:value-type="string">
            <text:p>https://terracon.quest/Protagoraside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Deinocrate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>Wise Mentor</text:p>
          </table:table-cell>
          <table:table-cell office:value-type="string" calcext:value-type="string">
            <text:p>https://terraconquest.mypinata.cloud/ipfs/QmUysuKZyMwoqPgdEatwc51HQCMqvjf2z7CmoHAqgtbWMD/795.png</text:p>
          </table:table-cell>
          <table:table-cell office:value-type="string" calcext:value-type="string">
            <text:p>https://terracon.quest/Deinocratese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hilon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Ancient Wisdom Carrier</text:p>
          </table:table-cell>
          <table:table-cell office:value-type="string" calcext:value-type="string">
            <text:p>https://terraconquest.mypinata.cloud/ipfs/QmUysuKZyMwoqPgdEatwc51HQCMqvjf2z7CmoHAqgtbWMD/796.png</text:p>
          </table:table-cell>
          <table:table-cell office:value-type="string" calcext:value-type="string">
            <text:p>https://terracon.quest/Chilone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ionysio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97.png</text:p>
          </table:table-cell>
          <table:table-cell office:value-type="string" calcext:value-type="string">
            <text:p>https://terracon.quest/Dionysiosu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leisthene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98.png</text:p>
          </table:table-cell>
          <table:table-cell office:value-type="string" calcext:value-type="string">
            <text:p>https://terracon.quest/Cleisthenesenor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Hegesia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799.png</text:p>
          </table:table-cell>
          <table:table-cell office:value-type="string" calcext:value-type="string">
            <text:p>https://terracon.quest/Hegesiasion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ericle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00.png</text:p>
          </table:table-cell>
          <table:table-cell office:value-type="string" calcext:value-type="string">
            <text:p>https://terracon.quest/Periclese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Zeno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01.png</text:p>
          </table:table-cell>
          <table:table-cell office:value-type="string" calcext:value-type="string">
            <text:p>https://terracon.quest/Zenoa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Homer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02.png</text:p>
          </table:table-cell>
          <table:table-cell office:value-type="string" calcext:value-type="string">
            <text:p>https://terracon.quest/Homericle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Theseu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03.png</text:p>
          </table:table-cell>
          <table:table-cell office:value-type="string" calcext:value-type="string">
            <text:p>https://terracon.quest/Theseuso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Herophilu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04.png</text:p>
          </table:table-cell>
          <table:table-cell office:value-type="string" calcext:value-type="string">
            <text:p>https://terracon.quest/Herophilusan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olon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05.png</text:p>
          </table:table-cell>
          <table:table-cell office:value-type="string" calcext:value-type="string">
            <text:p>https://terracon.quest/Solonenor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Thucydide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06.png</text:p>
          </table:table-cell>
          <table:table-cell office:value-type="string" calcext:value-type="string">
            <text:p>https://terracon.quest/Thucydidesenor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uripide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07.png</text:p>
          </table:table-cell>
          <table:table-cell office:value-type="string" calcext:value-type="string">
            <text:p>https://terracon.quest/Euripidesan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ysander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08.png</text:p>
          </table:table-cell>
          <table:table-cell office:value-type="string" calcext:value-type="string">
            <text:p>https://terracon.quest/Lysanderenor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Pythagora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09.png</text:p>
          </table:table-cell>
          <table:table-cell office:value-type="string" calcext:value-type="string">
            <text:p>https://terracon.quest/Pythagorasion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eschylu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10.png</text:p>
          </table:table-cell>
          <table:table-cell office:value-type="string" calcext:value-type="string">
            <text:p>https://terracon.quest/Aeschylusa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Hippas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11.png</text:p>
          </table:table-cell>
          <table:table-cell office:value-type="string" calcext:value-type="string">
            <text:p>https://terracon.quest/Hippasusenor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iotima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12.png</text:p>
          </table:table-cell>
          <table:table-cell office:value-type="string" calcext:value-type="string">
            <text:p>https://terracon.quest/Diotimaion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leopatra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13.png</text:p>
          </table:table-cell>
          <table:table-cell office:value-type="string" calcext:value-type="string">
            <text:p>https://terracon.quest/Cleopatraenor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Aristotle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14.png</text:p>
          </table:table-cell>
          <table:table-cell office:value-type="string" calcext:value-type="string">
            <text:p>https://terracon.quest/Aristotleion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Thespi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ierce Protector</text:p>
          </table:table-cell>
          <table:table-cell office:value-type="string" calcext:value-type="string">
            <text:p>https://terraconquest.mypinata.cloud/ipfs/QmUysuKZyMwoqPgdEatwc51HQCMqvjf2z7CmoHAqgtbWMD/815.png</text:p>
          </table:table-cell>
          <table:table-cell office:value-type="string" calcext:value-type="string">
            <text:p>https://terracon.quest/Thespisa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emetriu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16.png</text:p>
          </table:table-cell>
          <table:table-cell office:value-type="string" calcext:value-type="string">
            <text:p>https://terracon.quest/Demetriusion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Hipparchia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17.png</text:p>
          </table:table-cell>
          <table:table-cell office:value-type="string" calcext:value-type="string">
            <text:p>https://terracon.quest/Hipparchiaa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Herodot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18.png</text:p>
          </table:table-cell>
          <table:table-cell office:value-type="string" calcext:value-type="string">
            <text:p>https://terracon.quest/Herodotusenor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Xenophane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19.png</text:p>
          </table:table-cell>
          <table:table-cell office:value-type="string" calcext:value-type="string">
            <text:p>https://terracon.quest/Xenophaneside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Xenophon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20.png</text:p>
          </table:table-cell>
          <table:table-cell office:value-type="string" calcext:value-type="string">
            <text:p>https://terracon.quest/Xenophona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iotima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21.png</text:p>
          </table:table-cell>
          <table:table-cell office:value-type="string" calcext:value-type="string">
            <text:p>https://terracon.quest/Diotimaicle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Hegesia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22.png</text:p>
          </table:table-cell>
          <table:table-cell office:value-type="string" calcext:value-type="string">
            <text:p>https://terracon.quest/Hegesiasa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Anaximander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23.png</text:p>
          </table:table-cell>
          <table:table-cell office:value-type="string" calcext:value-type="string">
            <text:p>https://terracon.quest/Anaximandera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Zeno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24.png</text:p>
          </table:table-cell>
          <table:table-cell office:value-type="string" calcext:value-type="string">
            <text:p>https://terracon.quest/Zenoon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raco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25.png</text:p>
          </table:table-cell>
          <table:table-cell office:value-type="string" calcext:value-type="string">
            <text:p>https://terracon.quest/Dracoan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leisthene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26.png</text:p>
          </table:table-cell>
          <table:table-cell office:value-type="string" calcext:value-type="string">
            <text:p>https://terracon.quest/Cleisthenesicles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Batt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27.png</text:p>
          </table:table-cell>
          <table:table-cell office:value-type="string" calcext:value-type="string">
            <text:p>https://terracon.quest/Battuse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Achille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28.png</text:p>
          </table:table-cell>
          <table:table-cell office:value-type="string" calcext:value-type="string">
            <text:p>https://terracon.quest/Achillesion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Bacchylide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29.png</text:p>
          </table:table-cell>
          <table:table-cell office:value-type="string" calcext:value-type="string">
            <text:p>https://terracon.quest/Bacchylidesicles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Hella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30.png</text:p>
          </table:table-cell>
          <table:table-cell office:value-type="string" calcext:value-type="string">
            <text:p>https://terracon.quest/Hellasus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Metrodor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Ancient Wisdom Carrier</text:p>
          </table:table-cell>
          <table:table-cell office:value-type="string" calcext:value-type="string">
            <text:p>https://terraconquest.mypinata.cloud/ipfs/QmUysuKZyMwoqPgdEatwc51HQCMqvjf2z7CmoHAqgtbWMD/831.png</text:p>
          </table:table-cell>
          <table:table-cell office:value-type="string" calcext:value-type="string">
            <text:p>https://terracon.quest/Metrodorusenor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Draco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32.png</text:p>
          </table:table-cell>
          <table:table-cell office:value-type="string" calcext:value-type="string">
            <text:p>https://terracon.quest/Dracou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Hesiod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33.png</text:p>
          </table:table-cell>
          <table:table-cell office:value-type="string" calcext:value-type="string">
            <text:p>https://terracon.quest/Hesiodan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Xenophon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34.png</text:p>
          </table:table-cell>
          <table:table-cell office:value-type="string" calcext:value-type="string">
            <text:p>https://terracon.quest/Xenophonicle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Anaximene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35.png</text:p>
          </table:table-cell>
          <table:table-cell office:value-type="string" calcext:value-type="string">
            <text:p>https://terracon.quest/Anaximeneso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Menander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36.png</text:p>
          </table:table-cell>
          <table:table-cell office:value-type="string" calcext:value-type="string">
            <text:p>https://terracon.quest/Menanderon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Democritu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37.png</text:p>
          </table:table-cell>
          <table:table-cell office:value-type="string" calcext:value-type="string">
            <text:p>https://terracon.quest/Democritusa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Theocritu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38.png</text:p>
          </table:table-cell>
          <table:table-cell office:value-type="string" calcext:value-type="string">
            <text:p>https://terracon.quest/Theocritusion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Antioch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39.png</text:p>
          </table:table-cell>
          <table:table-cell office:value-type="string" calcext:value-type="string">
            <text:p>https://terracon.quest/Antiochuse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Eratosthene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ierce Protector</text:p>
          </table:table-cell>
          <table:table-cell office:value-type="string" calcext:value-type="string">
            <text:p>https://terraconquest.mypinata.cloud/ipfs/QmUysuKZyMwoqPgdEatwc51HQCMqvjf2z7CmoHAqgtbWMD/840.png</text:p>
          </table:table-cell>
          <table:table-cell office:value-type="string" calcext:value-type="string">
            <text:p>https://terracon.quest/Eratostheneson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Pausania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41.png</text:p>
          </table:table-cell>
          <table:table-cell office:value-type="string" calcext:value-type="string">
            <text:p>https://terracon.quest/Pausaniaside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Hippasu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42.png</text:p>
          </table:table-cell>
          <table:table-cell office:value-type="string" calcext:value-type="string">
            <text:p>https://terracon.quest/Hippasusa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Euripide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43.png</text:p>
          </table:table-cell>
          <table:table-cell office:value-type="string" calcext:value-type="string">
            <text:p>https://terracon.quest/Euripideses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Euripide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44.png</text:p>
          </table:table-cell>
          <table:table-cell office:value-type="string" calcext:value-type="string">
            <text:p>https://terracon.quest/Euripidesos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Orpheu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Olympic Athle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45.png</text:p>
          </table:table-cell>
          <table:table-cell office:value-type="string" calcext:value-type="string">
            <text:p>https://terracon.quest/Orpheusa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Hesio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46.png</text:p>
          </table:table-cell>
          <table:table-cell office:value-type="string" calcext:value-type="string">
            <text:p>https://terracon.quest/Hesiode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Epictetu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The Light</text:p>
          </table:table-cell>
          <table:table-cell office:value-type="string" calcext:value-type="string">
            <text:p>https://terraconquest.mypinata.cloud/ipfs/QmUysuKZyMwoqPgdEatwc51HQCMqvjf2z7CmoHAqgtbWMD/847.png</text:p>
          </table:table-cell>
          <table:table-cell office:value-type="string" calcext:value-type="string">
            <text:p>https://terracon.quest/Epictetuson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olon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48.png</text:p>
          </table:table-cell>
          <table:table-cell office:value-type="string" calcext:value-type="string">
            <text:p>https://terracon.quest/Solonas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Iamblichu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49.png</text:p>
          </table:table-cell>
          <table:table-cell office:value-type="string" calcext:value-type="string">
            <text:p>https://terracon.quest/Iamblichusa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ritia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50.png</text:p>
          </table:table-cell>
          <table:table-cell office:value-type="string" calcext:value-type="string">
            <text:p>https://terracon.quest/Critiasos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Egesta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51.png</text:p>
          </table:table-cell>
          <table:table-cell office:value-type="string" calcext:value-type="string">
            <text:p>https://terracon.quest/Egestaion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Hipparchu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The Conquerer</text:p>
          </table:table-cell>
          <table:table-cell office:value-type="string" calcext:value-type="string">
            <text:p>https://terraconquest.mypinata.cloud/ipfs/QmUysuKZyMwoqPgdEatwc51HQCMqvjf2z7CmoHAqgtbWMD/852.png</text:p>
          </table:table-cell>
          <table:table-cell office:value-type="string" calcext:value-type="string">
            <text:p>https://terracon.quest/Hipparchusicle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Damon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53.png</text:p>
          </table:table-cell>
          <table:table-cell office:value-type="string" calcext:value-type="string">
            <text:p>https://terracon.quest/Damones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llimach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54.png</text:p>
          </table:table-cell>
          <table:table-cell office:value-type="string" calcext:value-type="string">
            <text:p>https://terracon.quest/Callimachuside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Bellerophon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The Extractor</text:p>
          </table:table-cell>
          <table:table-cell office:value-type="string" calcext:value-type="string">
            <text:p>https://terraconquest.mypinata.cloud/ipfs/QmUysuKZyMwoqPgdEatwc51HQCMqvjf2z7CmoHAqgtbWMD/855.png</text:p>
          </table:table-cell>
          <table:table-cell office:value-type="string" calcext:value-type="string">
            <text:p>https://terracon.quest/Bellerophonon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Parmenide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56.png</text:p>
          </table:table-cell>
          <table:table-cell office:value-type="string" calcext:value-type="string">
            <text:p>https://terracon.quest/Parmenideso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ndroniko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57.png</text:p>
          </table:table-cell>
          <table:table-cell office:value-type="string" calcext:value-type="string">
            <text:p>https://terracon.quest/Andronikosa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Hegesia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58.png</text:p>
          </table:table-cell>
          <table:table-cell office:value-type="string" calcext:value-type="string">
            <text:p>https://terracon.quest/Hegesiason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Aeschyl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59.png</text:p>
          </table:table-cell>
          <table:table-cell office:value-type="string" calcext:value-type="string">
            <text:p>https://terracon.quest/Aeschylusenor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Anaxagora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60.png</text:p>
          </table:table-cell>
          <table:table-cell office:value-type="string" calcext:value-type="string">
            <text:p>https://terracon.quest/Anaxagorasicles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rate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61.png</text:p>
          </table:table-cell>
          <table:table-cell office:value-type="string" calcext:value-type="string">
            <text:p>https://terracon.quest/Crateson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Hippasu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62.png</text:p>
          </table:table-cell>
          <table:table-cell office:value-type="string" calcext:value-type="string">
            <text:p>https://terracon.quest/Hippasusion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Diotima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63.png</text:p>
          </table:table-cell>
          <table:table-cell office:value-type="string" calcext:value-type="string">
            <text:p>https://terracon.quest/Diotimaan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Damasia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64.png</text:p>
          </table:table-cell>
          <table:table-cell office:value-type="string" calcext:value-type="string">
            <text:p>https://terracon.quest/Damasiasu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Alexandro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65.png</text:p>
          </table:table-cell>
          <table:table-cell office:value-type="string" calcext:value-type="string">
            <text:p>https://terracon.quest/Alexandrose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Ibycu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66.png</text:p>
          </table:table-cell>
          <table:table-cell office:value-type="string" calcext:value-type="string">
            <text:p>https://terracon.quest/Ibycuson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Demetri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67.png</text:p>
          </table:table-cell>
          <table:table-cell office:value-type="string" calcext:value-type="string">
            <text:p>https://terracon.quest/Demetriusides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Ptolemaio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68.png</text:p>
          </table:table-cell>
          <table:table-cell office:value-type="string" calcext:value-type="string">
            <text:p>https://terracon.quest/Ptolemaiosan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Demetriu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69.png</text:p>
          </table:table-cell>
          <table:table-cell office:value-type="string" calcext:value-type="string">
            <text:p>https://terracon.quest/Demetriuso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Perse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70.png</text:p>
          </table:table-cell>
          <table:table-cell office:value-type="string" calcext:value-type="string">
            <text:p>https://terracon.quest/Perseuside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Theophrastu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71.png</text:p>
          </table:table-cell>
          <table:table-cell office:value-type="string" calcext:value-type="string">
            <text:p>https://terracon.quest/Theophrastuson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Achille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Field Doc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72.png</text:p>
          </table:table-cell>
          <table:table-cell office:value-type="string" calcext:value-type="string">
            <text:p>https://terracon.quest/Achillesan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emetriu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73.png</text:p>
          </table:table-cell>
          <table:table-cell office:value-type="string" calcext:value-type="string">
            <text:p>https://terracon.quest/Demetriusicle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eleuko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74.png</text:p>
          </table:table-cell>
          <table:table-cell office:value-type="string" calcext:value-type="string">
            <text:p>https://terracon.quest/Seleukose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ophocle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75.png</text:p>
          </table:table-cell>
          <table:table-cell office:value-type="string" calcext:value-type="string">
            <text:p>https://terracon.quest/Sophoclesu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Hella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76.png</text:p>
          </table:table-cell>
          <table:table-cell office:value-type="string" calcext:value-type="string">
            <text:p>https://terracon.quest/Hellason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Homer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77.png</text:p>
          </table:table-cell>
          <table:table-cell office:value-type="string" calcext:value-type="string">
            <text:p>https://terracon.quest/Homerenor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Aristarch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78.png</text:p>
          </table:table-cell>
          <table:table-cell office:value-type="string" calcext:value-type="string">
            <text:p>https://terracon.quest/Aristarchusenor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ophron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79.png</text:p>
          </table:table-cell>
          <table:table-cell office:value-type="string" calcext:value-type="string">
            <text:p>https://terracon.quest/Sophronu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Plutarch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80.png</text:p>
          </table:table-cell>
          <table:table-cell office:value-type="string" calcext:value-type="string">
            <text:p>https://terracon.quest/Plutarchion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Egesta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81.png</text:p>
          </table:table-cell>
          <table:table-cell office:value-type="string" calcext:value-type="string">
            <text:p>https://terracon.quest/Egestao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leopatra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82.png</text:p>
          </table:table-cell>
          <table:table-cell office:value-type="string" calcext:value-type="string">
            <text:p>https://terracon.quest/Cleopatrao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Echecrate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83.png</text:p>
          </table:table-cell>
          <table:table-cell office:value-type="string" calcext:value-type="string">
            <text:p>https://terracon.quest/Echecratesu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Epicur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84.png</text:p>
          </table:table-cell>
          <table:table-cell office:value-type="string" calcext:value-type="string">
            <text:p>https://terracon.quest/Epicurusenor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Archiloch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85.png</text:p>
          </table:table-cell>
          <table:table-cell office:value-type="string" calcext:value-type="string">
            <text:p>https://terracon.quest/Archilochusenor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Arrian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86.png</text:p>
          </table:table-cell>
          <table:table-cell office:value-type="string" calcext:value-type="string">
            <text:p>https://terracon.quest/Arrianicles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Lycurg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87.png</text:p>
          </table:table-cell>
          <table:table-cell office:value-type="string" calcext:value-type="string">
            <text:p>https://terracon.quest/Lycurgusenor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Herophilu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88.png</text:p>
          </table:table-cell>
          <table:table-cell office:value-type="string" calcext:value-type="string">
            <text:p>https://terracon.quest/Herophiluson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ypsel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89.png</text:p>
          </table:table-cell>
          <table:table-cell office:value-type="string" calcext:value-type="string">
            <text:p>https://terracon.quest/Cypselusenor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Dicaearchu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90.png</text:p>
          </table:table-cell>
          <table:table-cell office:value-type="string" calcext:value-type="string">
            <text:p>https://terracon.quest/Dicaearchusan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Basilide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nyielding Defender</text:p>
          </table:table-cell>
          <table:table-cell office:value-type="string" calcext:value-type="string">
            <text:p>https://terraconquest.mypinata.cloud/ipfs/QmUysuKZyMwoqPgdEatwc51HQCMqvjf2z7CmoHAqgtbWMD/891.png</text:p>
          </table:table-cell>
          <table:table-cell office:value-type="string" calcext:value-type="string">
            <text:p>https://terracon.quest/Basilidesion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imon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92.png</text:p>
          </table:table-cell>
          <table:table-cell office:value-type="string" calcext:value-type="string">
            <text:p>https://terracon.quest/Cimonenor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abo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93.png</text:p>
          </table:table-cell>
          <table:table-cell office:value-type="string" calcext:value-type="string">
            <text:p>https://terracon.quest/Straboan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Hipparchu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94.png</text:p>
          </table:table-cell>
          <table:table-cell office:value-type="string" calcext:value-type="string">
            <text:p>https://terracon.quest/Hipparchuson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These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95.png</text:p>
          </table:table-cell>
          <table:table-cell office:value-type="string" calcext:value-type="string">
            <text:p>https://terracon.quest/Theseusenor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picuru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96.png</text:p>
          </table:table-cell>
          <table:table-cell office:value-type="string" calcext:value-type="string">
            <text:p>https://terracon.quest/Epicuruses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iotima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97.png</text:p>
          </table:table-cell>
          <table:table-cell office:value-type="string" calcext:value-type="string">
            <text:p>https://terracon.quest/Diotimaides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Antisthene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98.png</text:p>
          </table:table-cell>
          <table:table-cell office:value-type="string" calcext:value-type="string">
            <text:p>https://terracon.quest/Antisthenesion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Bryaxi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899.png</text:p>
          </table:table-cell>
          <table:table-cell office:value-type="string" calcext:value-type="string">
            <text:p>https://terracon.quest/Bryaxisan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lexandro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00.png</text:p>
          </table:table-cell>
          <table:table-cell office:value-type="string" calcext:value-type="string">
            <text:p>https://terracon.quest/Alexandrosion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Hesiod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01.png</text:p>
          </table:table-cell>
          <table:table-cell office:value-type="string" calcext:value-type="string">
            <text:p>https://terracon.quest/Hesiodion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Heraclitu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02.png</text:p>
          </table:table-cell>
          <table:table-cell office:value-type="string" calcext:value-type="string">
            <text:p>https://terracon.quest/Heraclitusenor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Damasia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03.png</text:p>
          </table:table-cell>
          <table:table-cell office:value-type="string" calcext:value-type="string">
            <text:p>https://terracon.quest/Damasiasan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Menander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04.png</text:p>
          </table:table-cell>
          <table:table-cell office:value-type="string" calcext:value-type="string">
            <text:p>https://terracon.quest/Menanderion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eleuko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05.png</text:p>
          </table:table-cell>
          <table:table-cell office:value-type="string" calcext:value-type="string">
            <text:p>https://terracon.quest/Seleukosas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Empedocle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06.png</text:p>
          </table:table-cell>
          <table:table-cell office:value-type="string" calcext:value-type="string">
            <text:p>https://terracon.quest/Empedocleside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leopatra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07.png</text:p>
          </table:table-cell>
          <table:table-cell office:value-type="string" calcext:value-type="string">
            <text:p>https://terracon.quest/Cleopatraides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Xenophane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08.png</text:p>
          </table:table-cell>
          <table:table-cell office:value-type="string" calcext:value-type="string">
            <text:p>https://terracon.quest/Xenophanesos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Hipparchia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09.png</text:p>
          </table:table-cell>
          <table:table-cell office:value-type="string" calcext:value-type="string">
            <text:p>https://terracon.quest/Hipparchiaan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orinna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10.png</text:p>
          </table:table-cell>
          <table:table-cell office:value-type="string" calcext:value-type="string">
            <text:p>https://terracon.quest/Corinnaan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appho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11.png</text:p>
          </table:table-cell>
          <table:table-cell office:value-type="string" calcext:value-type="string">
            <text:p>https://terracon.quest/Sapphoes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Epicur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12.png</text:p>
          </table:table-cell>
          <table:table-cell office:value-type="string" calcext:value-type="string">
            <text:p>https://terracon.quest/Epicurusides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Empedocle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13.png</text:p>
          </table:table-cell>
          <table:table-cell office:value-type="string" calcext:value-type="string">
            <text:p>https://terracon.quest/Empedoclesos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Theocritu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nyielding Defender</text:p>
          </table:table-cell>
          <table:table-cell office:value-type="string" calcext:value-type="string">
            <text:p>https://terraconquest.mypinata.cloud/ipfs/QmUysuKZyMwoqPgdEatwc51HQCMqvjf2z7CmoHAqgtbWMD/914.png</text:p>
          </table:table-cell>
          <table:table-cell office:value-type="string" calcext:value-type="string">
            <text:p>https://terracon.quest/Theocritusan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Ibycu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15.png</text:p>
          </table:table-cell>
          <table:table-cell office:value-type="string" calcext:value-type="string">
            <text:p>https://terracon.quest/Ibycusos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Pyrrho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16.png</text:p>
          </table:table-cell>
          <table:table-cell office:value-type="string" calcext:value-type="string">
            <text:p>https://terracon.quest/Pyrrhoides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ritia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17.png</text:p>
          </table:table-cell>
          <table:table-cell office:value-type="string" calcext:value-type="string">
            <text:p>https://terracon.quest/Critiasa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Aristophane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18.png</text:p>
          </table:table-cell>
          <table:table-cell office:value-type="string" calcext:value-type="string">
            <text:p>https://terracon.quest/Aristophanesus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Euphorion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Field Doc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19.png</text:p>
          </table:table-cell>
          <table:table-cell office:value-type="string" calcext:value-type="string">
            <text:p>https://terracon.quest/Euphorionon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Eratosthene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20.png</text:p>
          </table:table-cell>
          <table:table-cell office:value-type="string" calcext:value-type="string">
            <text:p>https://terracon.quest/Eratosthenesicles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Euripide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21.png</text:p>
          </table:table-cell>
          <table:table-cell office:value-type="string" calcext:value-type="string">
            <text:p>https://terracon.quest/Euripidesus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ippocrate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The Son of Hercules</text:p>
          </table:table-cell>
          <table:table-cell office:value-type="string" calcext:value-type="string">
            <text:p>https://terraconquest.mypinata.cloud/ipfs/QmUysuKZyMwoqPgdEatwc51HQCMqvjf2z7CmoHAqgtbWMD/922.png</text:p>
          </table:table-cell>
          <table:table-cell office:value-type="string" calcext:value-type="string">
            <text:p>https://terracon.quest/Hippocratesenor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Arrian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23.png</text:p>
          </table:table-cell>
          <table:table-cell office:value-type="string" calcext:value-type="string">
            <text:p>https://terracon.quest/Arrianos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Efialte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24.png</text:p>
          </table:table-cell>
          <table:table-cell office:value-type="string" calcext:value-type="string">
            <text:p>https://terracon.quest/Efialtesides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Pyrrho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25.png</text:p>
          </table:table-cell>
          <table:table-cell office:value-type="string" calcext:value-type="string">
            <text:p>https://terracon.quest/Pyrrhosas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Battu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26.png</text:p>
          </table:table-cell>
          <table:table-cell office:value-type="string" calcext:value-type="string">
            <text:p>https://terracon.quest/Battusan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Archilochu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27.png</text:p>
          </table:table-cell>
          <table:table-cell office:value-type="string" calcext:value-type="string">
            <text:p>https://terracon.quest/Archilochusan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Anaximene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28.png</text:p>
          </table:table-cell>
          <table:table-cell office:value-type="string" calcext:value-type="string">
            <text:p>https://terracon.quest/Anaximenesa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Bellerophon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29.png</text:p>
          </table:table-cell>
          <table:table-cell office:value-type="string" calcext:value-type="string">
            <text:p>https://terracon.quest/Bellerophonicle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Lysander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30.png</text:p>
          </table:table-cell>
          <table:table-cell office:value-type="string" calcext:value-type="string">
            <text:p>https://terracon.quest/Lysanderides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rneade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31.png</text:p>
          </table:table-cell>
          <table:table-cell office:value-type="string" calcext:value-type="string">
            <text:p>https://terracon.quest/Carneadesan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ocrate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32.png</text:p>
          </table:table-cell>
          <table:table-cell office:value-type="string" calcext:value-type="string">
            <text:p>https://terracon.quest/Socrateson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Hegesiasicl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33.png</text:p>
          </table:table-cell>
          <table:table-cell office:value-type="string" calcext:value-type="string">
            <text:p>https://terracon.quest/Hegesiasicles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Herodotu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34.png</text:p>
          </table:table-cell>
          <table:table-cell office:value-type="string" calcext:value-type="string">
            <text:p>https://terracon.quest/Herodotusus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Agamemnon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35.png</text:p>
          </table:table-cell>
          <table:table-cell office:value-type="string" calcext:value-type="string">
            <text:p>https://terracon.quest/Agamemnonus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Eurymedon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36.png</text:p>
          </table:table-cell>
          <table:table-cell office:value-type="string" calcext:value-type="string">
            <text:p>https://terracon.quest/Eurymedonenor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Artemis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Field Doc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37.png</text:p>
          </table:table-cell>
          <table:table-cell office:value-type="string" calcext:value-type="string">
            <text:p>https://terracon.quest/Artemisos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Hectoro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38.png</text:p>
          </table:table-cell>
          <table:table-cell office:value-type="string" calcext:value-type="string">
            <text:p>https://terracon.quest/Hectoros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Heliocle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39.png</text:p>
          </table:table-cell>
          <table:table-cell office:value-type="string" calcext:value-type="string">
            <text:p>https://terracon.quest/Helioclesan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emetriu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40.png</text:p>
          </table:table-cell>
          <table:table-cell office:value-type="string" calcext:value-type="string">
            <text:p>https://terracon.quest/Demetriusas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hilon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41.png</text:p>
          </table:table-cell>
          <table:table-cell office:value-type="string" calcext:value-type="string">
            <text:p>https://terracon.quest/Chilonon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Metrodorusi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42.png</text:p>
          </table:table-cell>
          <table:table-cell office:value-type="string" calcext:value-type="string">
            <text:p>https://terracon.quest/Metrodorusion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Egesta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43.png</text:p>
          </table:table-cell>
          <table:table-cell office:value-type="string" calcext:value-type="string">
            <text:p>https://terracon.quest/Egestaan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Aesop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44.png</text:p>
          </table:table-cell>
          <table:table-cell office:value-type="string" calcext:value-type="string">
            <text:p>https://terracon.quest/Aesopas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Heraklesa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45.png</text:p>
          </table:table-cell>
          <table:table-cell office:value-type="string" calcext:value-type="string">
            <text:p>https://terracon.quest/Heraklesan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Aspasia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46.png</text:p>
          </table:table-cell>
          <table:table-cell office:value-type="string" calcext:value-type="string">
            <text:p>https://terracon.quest/Aspasiaenor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Herophilusid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47.png</text:p>
          </table:table-cell>
          <table:table-cell office:value-type="string" calcext:value-type="string">
            <text:p>https://terracon.quest/Herophilusides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emosthene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48.png</text:p>
          </table:table-cell>
          <table:table-cell office:value-type="string" calcext:value-type="string">
            <text:p>https://terracon.quest/Demosthenesu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Dionysios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49.png</text:p>
          </table:table-cell>
          <table:table-cell office:value-type="string" calcext:value-type="string">
            <text:p>https://terracon.quest/Dionysiosas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Periclesenor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50.png</text:p>
          </table:table-cell>
          <table:table-cell office:value-type="string" calcext:value-type="string">
            <text:p>https://terracon.quest/Periclesenor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Aristophanese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51.png</text:p>
          </table:table-cell>
          <table:table-cell office:value-type="string" calcext:value-type="string">
            <text:p>https://terracon.quest/Aristophaneses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Ictinusu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52.png</text:p>
          </table:table-cell>
          <table:table-cell office:value-type="string" calcext:value-type="string">
            <text:p>https://terracon.quest/Ictinusus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imonideson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53.png</text:p>
          </table:table-cell>
          <table:table-cell office:value-type="string" calcext:value-type="string">
            <text:p>https://terracon.quest/Simonideson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iotima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54.png</text:p>
          </table:table-cell>
          <table:table-cell office:value-type="string" calcext:value-type="string">
            <text:p>https://terracon.quest/Diotimaos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Polybiu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The Cruel</text:p>
          </table:table-cell>
          <table:table-cell office:value-type="string" calcext:value-type="string">
            <text:p>https://terraconquest.mypinata.cloud/ipfs/QmUysuKZyMwoqPgdEatwc51HQCMqvjf2z7CmoHAqgtbWMD/955.png</text:p>
          </table:table-cell>
          <table:table-cell office:value-type="string" calcext:value-type="string">
            <text:p>https://terracon.quest/Polybiuson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Pausania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56.png</text:p>
          </table:table-cell>
          <table:table-cell office:value-type="string" calcext:value-type="string">
            <text:p>https://terracon.quest/Pausaniason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rchimedesenor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57.png</text:p>
          </table:table-cell>
          <table:table-cell office:value-type="string" calcext:value-type="string">
            <text:p>https://terracon.quest/Archimedesenor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abo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58.png</text:p>
          </table:table-cell>
          <table:table-cell office:value-type="string" calcext:value-type="string">
            <text:p>https://terracon.quest/Straboon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Efialtes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59.png</text:p>
          </table:table-cell>
          <table:table-cell office:value-type="string" calcext:value-type="string">
            <text:p>https://terracon.quest/Efialtesos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Alexandro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60.png</text:p>
          </table:table-cell>
          <table:table-cell office:value-type="string" calcext:value-type="string">
            <text:p>https://terracon.quest/Alexandroson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Epictetusenor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61.png</text:p>
          </table:table-cell>
          <table:table-cell office:value-type="string" calcext:value-type="string">
            <text:p>https://terracon.quest/Epictetusenor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Hesiodicl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62.png</text:p>
          </table:table-cell>
          <table:table-cell office:value-type="string" calcext:value-type="string">
            <text:p>https://terracon.quest/Hesiodicles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Thale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63.png</text:p>
          </table:table-cell>
          <table:table-cell office:value-type="string" calcext:value-type="string">
            <text:p>https://terracon.quest/Thaleson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armenides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64.png</text:p>
          </table:table-cell>
          <table:table-cell office:value-type="string" calcext:value-type="string">
            <text:p>https://terracon.quest/Parmenideses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Timaeusa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The Just</text:p>
          </table:table-cell>
          <table:table-cell office:value-type="string" calcext:value-type="string">
            <text:p>https://terraconquest.mypinata.cloud/ipfs/QmUysuKZyMwoqPgdEatwc51HQCMqvjf2z7CmoHAqgtbWMD/965.png</text:p>
          </table:table-cell>
          <table:table-cell office:value-type="string" calcext:value-type="string">
            <text:p>https://terracon.quest/Timaeusan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rneadesa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Mathematic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66.png</text:p>
          </table:table-cell>
          <table:table-cell office:value-type="string" calcext:value-type="string">
            <text:p>https://terracon.quest/Carneadesas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Asclepiades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67.png</text:p>
          </table:table-cell>
          <table:table-cell office:value-type="string" calcext:value-type="string">
            <text:p>https://terracon.quest/Asclepiadeses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Zeno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68.png</text:p>
          </table:table-cell>
          <table:table-cell office:value-type="string" calcext:value-type="string">
            <text:p>https://terracon.quest/Zenoos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Heliocle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69.png</text:p>
          </table:table-cell>
          <table:table-cell office:value-type="string" calcext:value-type="string">
            <text:p>https://terracon.quest/Heliocleson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Ptolemya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70.png</text:p>
          </table:table-cell>
          <table:table-cell office:value-type="string" calcext:value-type="string">
            <text:p>https://terracon.quest/Ptolemyas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Plato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71.png</text:p>
          </table:table-cell>
          <table:table-cell office:value-type="string" calcext:value-type="string">
            <text:p>https://terracon.quest/Platous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Pyrrhosicl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72.png</text:p>
          </table:table-cell>
          <table:table-cell office:value-type="string" calcext:value-type="string">
            <text:p>https://terracon.quest/Pyrrhosicles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ritiasa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73.png</text:p>
          </table:table-cell>
          <table:table-cell office:value-type="string" calcext:value-type="string">
            <text:p>https://terracon.quest/Critiasan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Homer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74.png</text:p>
          </table:table-cell>
          <table:table-cell office:value-type="string" calcext:value-type="string">
            <text:p>https://terracon.quest/Homerus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Parmenides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75.png</text:p>
          </table:table-cell>
          <table:table-cell office:value-type="string" calcext:value-type="string">
            <text:p>https://terracon.quest/Parmenidesides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eleukosa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76.png</text:p>
          </table:table-cell>
          <table:table-cell office:value-type="string" calcext:value-type="string">
            <text:p>https://terracon.quest/Seleukosan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Thespi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77.png</text:p>
          </table:table-cell>
          <table:table-cell office:value-type="string" calcext:value-type="string">
            <text:p>https://terracon.quest/Thespison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Protagorasa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78.png</text:p>
          </table:table-cell>
          <table:table-cell office:value-type="string" calcext:value-type="string">
            <text:p>https://terracon.quest/Protagorasan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Hipparchiaicl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79.png</text:p>
          </table:table-cell>
          <table:table-cell office:value-type="string" calcext:value-type="string">
            <text:p>https://terracon.quest/Hipparchiaicles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Euphorionenor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80.png</text:p>
          </table:table-cell>
          <table:table-cell office:value-type="string" calcext:value-type="string">
            <text:p>https://terracon.quest/Euphorionenor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Euripides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81.png</text:p>
          </table:table-cell>
          <table:table-cell office:value-type="string" calcext:value-type="string">
            <text:p>https://terracon.quest/Euripidesides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Euphorion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82.png</text:p>
          </table:table-cell>
          <table:table-cell office:value-type="string" calcext:value-type="string">
            <text:p>https://terracon.quest/Euphorionus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Hipparchusi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83.png</text:p>
          </table:table-cell>
          <table:table-cell office:value-type="string" calcext:value-type="string">
            <text:p>https://terracon.quest/Hipparchusion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abo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84.png</text:p>
          </table:table-cell>
          <table:table-cell office:value-type="string" calcext:value-type="string">
            <text:p>https://terracon.quest/Straboides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Menandera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85.png</text:p>
          </table:table-cell>
          <table:table-cell office:value-type="string" calcext:value-type="string">
            <text:p>https://terracon.quest/Menanderan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Eratosthenes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86.png</text:p>
          </table:table-cell>
          <table:table-cell office:value-type="string" calcext:value-type="string">
            <text:p>https://terracon.quest/Eratosthenesos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picurus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Locr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87.png</text:p>
          </table:table-cell>
          <table:table-cell office:value-type="string" calcext:value-type="string">
            <text:p>https://terracon.quest/Epicurusos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Herakles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88.png</text:p>
          </table:table-cell>
          <table:table-cell office:value-type="string" calcext:value-type="string">
            <text:p>https://terracon.quest/Herakleses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Harmodius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89.png</text:p>
          </table:table-cell>
          <table:table-cell office:value-type="string" calcext:value-type="string">
            <text:p>https://terracon.quest/Harmodiusos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Helioclesi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90.png</text:p>
          </table:table-cell>
          <table:table-cell office:value-type="string" calcext:value-type="string">
            <text:p>https://terracon.quest/Helioclesion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Herodotu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91.png</text:p>
          </table:table-cell>
          <table:table-cell office:value-type="string" calcext:value-type="string">
            <text:p>https://terracon.quest/Herodotuson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Aesop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92.png</text:p>
          </table:table-cell>
          <table:table-cell office:value-type="string" calcext:value-type="string">
            <text:p>https://terracon.quest/Aesopo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Hectori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93.png</text:p>
          </table:table-cell>
          <table:table-cell office:value-type="string" calcext:value-type="string">
            <text:p>https://terracon.quest/Hectorion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Pyrrhoa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94.png</text:p>
          </table:table-cell>
          <table:table-cell office:value-type="string" calcext:value-type="string">
            <text:p>https://terracon.quest/Pyrrhoas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Epicurusicl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95.png</text:p>
          </table:table-cell>
          <table:table-cell office:value-type="string" calcext:value-type="string">
            <text:p>https://terracon.quest/Epicurusicles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Anaximander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96.png</text:p>
          </table:table-cell>
          <table:table-cell office:value-type="string" calcext:value-type="string">
            <text:p>https://terracon.quest/Anaximandero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pollonius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97.png</text:p>
          </table:table-cell>
          <table:table-cell office:value-type="string" calcext:value-type="string">
            <text:p>https://terracon.quest/Apolloniusos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Iamblichusenor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nyielding Defender</text:p>
          </table:table-cell>
          <table:table-cell office:value-type="string" calcext:value-type="string">
            <text:p>https://terraconquest.mypinata.cloud/ipfs/QmUysuKZyMwoqPgdEatwc51HQCMqvjf2z7CmoHAqgtbWMD/998.png</text:p>
          </table:table-cell>
          <table:table-cell office:value-type="string" calcext:value-type="string">
            <text:p>https://terracon.quest/Iamblichusenor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Archyta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999.png</text:p>
          </table:table-cell>
          <table:table-cell office:value-type="string" calcext:value-type="string">
            <text:p>https://terracon.quest/Archytaso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ritias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00.png</text:p>
          </table:table-cell>
          <table:table-cell office:value-type="string" calcext:value-type="string">
            <text:p>https://terracon.quest/Critiaside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Eurymedoni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01.png</text:p>
          </table:table-cell>
          <table:table-cell office:value-type="string" calcext:value-type="string">
            <text:p>https://terracon.quest/Eurymedonion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halesa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02.png</text:p>
          </table:table-cell>
          <table:table-cell office:value-type="string" calcext:value-type="string">
            <text:p>https://terracon.quest/Thalesas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leisthenesa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03.png</text:p>
          </table:table-cell>
          <table:table-cell office:value-type="string" calcext:value-type="string">
            <text:p>https://terracon.quest/Cleisthenesan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Thales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04.png</text:p>
          </table:table-cell>
          <table:table-cell office:value-type="string" calcext:value-type="string">
            <text:p>https://terracon.quest/Thalesides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Diocles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05.png</text:p>
          </table:table-cell>
          <table:table-cell office:value-type="string" calcext:value-type="string">
            <text:p>https://terracon.quest/Dioclesos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Efialtes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06.png</text:p>
          </table:table-cell>
          <table:table-cell office:value-type="string" calcext:value-type="string">
            <text:p>https://terracon.quest/Efialteses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Andronikosi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07.png</text:p>
          </table:table-cell>
          <table:table-cell office:value-type="string" calcext:value-type="string">
            <text:p>https://terracon.quest/Andronikosion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arneades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08.png</text:p>
          </table:table-cell>
          <table:table-cell office:value-type="string" calcext:value-type="string">
            <text:p>https://terracon.quest/Carneadesos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Anaximander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09.png</text:p>
          </table:table-cell>
          <table:table-cell office:value-type="string" calcext:value-type="string">
            <text:p>https://terracon.quest/Anaximanderes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Archimedes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10.png</text:p>
          </table:table-cell>
          <table:table-cell office:value-type="string" calcext:value-type="string">
            <text:p>https://terracon.quest/Archimedesus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Hector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11.png</text:p>
          </table:table-cell>
          <table:table-cell office:value-type="string" calcext:value-type="string">
            <text:p>https://terracon.quest/Hectoron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Hipparchia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12.png</text:p>
          </table:table-cell>
          <table:table-cell office:value-type="string" calcext:value-type="string">
            <text:p>https://terracon.quest/Hipparchiaes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Xenocrates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13.png</text:p>
          </table:table-cell>
          <table:table-cell office:value-type="string" calcext:value-type="string">
            <text:p>https://terracon.quest/Xenocratesus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erophilusi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Woodcut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14.png</text:p>
          </table:table-cell>
          <table:table-cell office:value-type="string" calcext:value-type="string">
            <text:p>https://terracon.quest/Herophilusion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Asclepiadesa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15.png</text:p>
          </table:table-cell>
          <table:table-cell office:value-type="string" calcext:value-type="string">
            <text:p>https://terracon.quest/Asclepiadesan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Sapphoenor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16.png</text:p>
          </table:table-cell>
          <table:table-cell office:value-type="string" calcext:value-type="string">
            <text:p>https://terracon.quest/Sapphoenor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Hipparchus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17.png</text:p>
          </table:table-cell>
          <table:table-cell office:value-type="string" calcext:value-type="string">
            <text:p>https://terracon.quest/Hipparchusus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ristophane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18.png</text:p>
          </table:table-cell>
          <table:table-cell office:value-type="string" calcext:value-type="string">
            <text:p>https://terracon.quest/Aristophaneson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Eratosthenesa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19.png</text:p>
          </table:table-cell>
          <table:table-cell office:value-type="string" calcext:value-type="string">
            <text:p>https://terracon.quest/Eratosthenesan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Cleisthenesi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20.png</text:p>
          </table:table-cell>
          <table:table-cell office:value-type="string" calcext:value-type="string">
            <text:p>https://terracon.quest/Cleisthenesion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naximenes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21.png</text:p>
          </table:table-cell>
          <table:table-cell office:value-type="string" calcext:value-type="string">
            <text:p>https://terracon.quest/Anaximenesides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Demetriusa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22.png</text:p>
          </table:table-cell>
          <table:table-cell office:value-type="string" calcext:value-type="string">
            <text:p>https://terracon.quest/Demetriusan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Helioclesenor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23.png</text:p>
          </table:table-cell>
          <table:table-cell office:value-type="string" calcext:value-type="string">
            <text:p>https://terracon.quest/Helioclesenor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hucydides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24.png</text:p>
          </table:table-cell>
          <table:table-cell office:value-type="string" calcext:value-type="string">
            <text:p>https://terracon.quest/Thucydidesu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Leucippus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Strategist</text:p>
          </table:table-cell>
          <table:table-cell office:value-type="string" calcext:value-type="string">
            <text:p>The Trojan Horse</text:p>
          </table:table-cell>
          <table:table-cell office:value-type="string" calcext:value-type="string">
            <text:p>https://terraconquest.mypinata.cloud/ipfs/QmUysuKZyMwoqPgdEatwc51HQCMqvjf2z7CmoHAqgtbWMD/1025.png</text:p>
          </table:table-cell>
          <table:table-cell office:value-type="string" calcext:value-type="string">
            <text:p>https://terracon.quest/Leucippusides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Thales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26.png</text:p>
          </table:table-cell>
          <table:table-cell office:value-type="string" calcext:value-type="string">
            <text:p>https://terracon.quest/Thalesus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Euclid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27.png</text:p>
          </table:table-cell>
          <table:table-cell office:value-type="string" calcext:value-type="string">
            <text:p>https://terracon.quest/Euclidu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rtemis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28.png</text:p>
          </table:table-cell>
          <table:table-cell office:value-type="string" calcext:value-type="string">
            <text:p>https://terracon.quest/Artemises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Perseusicl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29.png</text:p>
          </table:table-cell>
          <table:table-cell office:value-type="string" calcext:value-type="string">
            <text:p>https://terracon.quest/Perseusicles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Eumenesa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30.png</text:p>
          </table:table-cell>
          <table:table-cell office:value-type="string" calcext:value-type="string">
            <text:p>https://terracon.quest/Eumenesan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Isocrates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31.png</text:p>
          </table:table-cell>
          <table:table-cell office:value-type="string" calcext:value-type="string">
            <text:p>https://terracon.quest/Isocratesos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Epictetus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32.png</text:p>
          </table:table-cell>
          <table:table-cell office:value-type="string" calcext:value-type="string">
            <text:p>https://terracon.quest/Epictetusides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Efialtesi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33.png</text:p>
          </table:table-cell>
          <table:table-cell office:value-type="string" calcext:value-type="string">
            <text:p>https://terracon.quest/Efialtesion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Epictetusi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The Sorcerer</text:p>
          </table:table-cell>
          <table:table-cell office:value-type="string" calcext:value-type="string">
            <text:p>https://terraconquest.mypinata.cloud/ipfs/QmUysuKZyMwoqPgdEatwc51HQCMqvjf2z7CmoHAqgtbWMD/1034.png</text:p>
          </table:table-cell>
          <table:table-cell office:value-type="string" calcext:value-type="string">
            <text:p>https://terracon.quest/Epictetusion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chille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35.png</text:p>
          </table:table-cell>
          <table:table-cell office:value-type="string" calcext:value-type="string">
            <text:p>https://terracon.quest/Achilleson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eucippusicl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36.png</text:p>
          </table:table-cell>
          <table:table-cell office:value-type="string" calcext:value-type="string">
            <text:p>https://terracon.quest/Leucippusicles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Xenophanesa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37.png</text:p>
          </table:table-cell>
          <table:table-cell office:value-type="string" calcext:value-type="string">
            <text:p>https://terracon.quest/Xenophanesan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Eumenes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38.png</text:p>
          </table:table-cell>
          <table:table-cell office:value-type="string" calcext:value-type="string">
            <text:p>https://terracon.quest/Eumenesus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Plutarch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39.png</text:p>
          </table:table-cell>
          <table:table-cell office:value-type="string" calcext:value-type="string">
            <text:p>https://terracon.quest/Plutarches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Egestaenor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40.png</text:p>
          </table:table-cell>
          <table:table-cell office:value-type="string" calcext:value-type="string">
            <text:p>https://terracon.quest/Egestaenor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Achilles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41.png</text:p>
          </table:table-cell>
          <table:table-cell office:value-type="string" calcext:value-type="string">
            <text:p>https://terracon.quest/Achillesos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Chilonicl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42.png</text:p>
          </table:table-cell>
          <table:table-cell office:value-type="string" calcext:value-type="string">
            <text:p>https://terracon.quest/Chilonicles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Pyrrhos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43.png</text:p>
          </table:table-cell>
          <table:table-cell office:value-type="string" calcext:value-type="string">
            <text:p>https://terracon.quest/Pyrrhoses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Hellas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44.png</text:p>
          </table:table-cell>
          <table:table-cell office:value-type="string" calcext:value-type="string">
            <text:p>https://terracon.quest/Hellases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Bion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45.png</text:p>
          </table:table-cell>
          <table:table-cell office:value-type="string" calcext:value-type="string">
            <text:p>https://terracon.quest/Bionos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Pyrrhos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46.png</text:p>
          </table:table-cell>
          <table:table-cell office:value-type="string" calcext:value-type="string">
            <text:p>https://terracon.quest/Pyrrhosides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Socratesa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The Owl of Athena</text:p>
          </table:table-cell>
          <table:table-cell office:value-type="string" calcext:value-type="string">
            <text:p>https://terraconquest.mypinata.cloud/ipfs/QmUysuKZyMwoqPgdEatwc51HQCMqvjf2z7CmoHAqgtbWMD/1047.png</text:p>
          </table:table-cell>
          <table:table-cell office:value-type="string" calcext:value-type="string">
            <text:p>https://terracon.quest/Socratesas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Simonides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Phoc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48.png</text:p>
          </table:table-cell>
          <table:table-cell office:value-type="string" calcext:value-type="string">
            <text:p>https://terracon.quest/Simonidesus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Hesioda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49.png</text:p>
          </table:table-cell>
          <table:table-cell office:value-type="string" calcext:value-type="string">
            <text:p>https://terracon.quest/Hesiodas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Anaxagoras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50.png</text:p>
          </table:table-cell>
          <table:table-cell office:value-type="string" calcext:value-type="string">
            <text:p>https://terracon.quest/Anaxagorasides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Apolloniusenor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51.png</text:p>
          </table:table-cell>
          <table:table-cell office:value-type="string" calcext:value-type="string">
            <text:p>https://terracon.quest/Apolloniusenor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Apolloniu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52.png</text:p>
          </table:table-cell>
          <table:table-cell office:value-type="string" calcext:value-type="string">
            <text:p>https://terracon.quest/Apolloniuson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Epictetusicl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53.png</text:p>
          </table:table-cell>
          <table:table-cell office:value-type="string" calcext:value-type="string">
            <text:p>https://terracon.quest/Epictetusicles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Hesiod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54.png</text:p>
          </table:table-cell>
          <table:table-cell office:value-type="string" calcext:value-type="string">
            <text:p>https://terracon.quest/Hesiodides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Anaxagorasi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55.png</text:p>
          </table:table-cell>
          <table:table-cell office:value-type="string" calcext:value-type="string">
            <text:p>https://terracon.quest/Anaxagorasion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Artemis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56.png</text:p>
          </table:table-cell>
          <table:table-cell office:value-type="string" calcext:value-type="string">
            <text:p>https://terracon.quest/Artemisus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Plutarch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57.png</text:p>
          </table:table-cell>
          <table:table-cell office:value-type="string" calcext:value-type="string">
            <text:p>https://terracon.quest/Plutarchides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Theseusa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58.png</text:p>
          </table:table-cell>
          <table:table-cell office:value-type="string" calcext:value-type="string">
            <text:p>https://terracon.quest/Theseusas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Eurymedon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59.png</text:p>
          </table:table-cell>
          <table:table-cell office:value-type="string" calcext:value-type="string">
            <text:p>https://terracon.quest/Eurymedonos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Empedocles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Treasur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60.png</text:p>
          </table:table-cell>
          <table:table-cell office:value-type="string" calcext:value-type="string">
            <text:p>https://terracon.quest/Empedoclesus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Bion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Woodcut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61.png</text:p>
          </table:table-cell>
          <table:table-cell office:value-type="string" calcext:value-type="string">
            <text:p>https://terracon.quest/Biones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Metrodorusa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62.png</text:p>
          </table:table-cell>
          <table:table-cell office:value-type="string" calcext:value-type="string">
            <text:p>https://terracon.quest/Metrodorusas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Thucydides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63.png</text:p>
          </table:table-cell>
          <table:table-cell office:value-type="string" calcext:value-type="string">
            <text:p>https://terracon.quest/Thucydidesides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Hippocrates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64.png</text:p>
          </table:table-cell>
          <table:table-cell office:value-type="string" calcext:value-type="string">
            <text:p>https://terracon.quest/Hippocrateses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Seleukos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65.png</text:p>
          </table:table-cell>
          <table:table-cell office:value-type="string" calcext:value-type="string">
            <text:p>https://terracon.quest/Seleukoson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Aeschylusion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66.png</text:p>
          </table:table-cell>
          <table:table-cell office:value-type="string" calcext:value-type="string">
            <text:p>https://terracon.quest/Aeschylusion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Damasiasid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67.png</text:p>
          </table:table-cell>
          <table:table-cell office:value-type="string" calcext:value-type="string">
            <text:p>https://terracon.quest/Damasiasides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Xenophanesa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68.png</text:p>
          </table:table-cell>
          <table:table-cell office:value-type="string" calcext:value-type="string">
            <text:p>https://terracon.quest/Xenophanesas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Cypselus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69.png</text:p>
          </table:table-cell>
          <table:table-cell office:value-type="string" calcext:value-type="string">
            <text:p>https://terracon.quest/Cypselusus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Sophocles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70.png</text:p>
          </table:table-cell>
          <table:table-cell office:value-type="string" calcext:value-type="string">
            <text:p>https://terracon.quest/Sophoclesos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Deinocrateso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71.png</text:p>
          </table:table-cell>
          <table:table-cell office:value-type="string" calcext:value-type="string">
            <text:p>https://terracon.quest/Deinocratesos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Thales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72.png</text:p>
          </table:table-cell>
          <table:table-cell office:value-type="string" calcext:value-type="string">
            <text:p>https://terracon.quest/Thaleses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Theophrastusicl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73.png</text:p>
          </table:table-cell>
          <table:table-cell office:value-type="string" calcext:value-type="string">
            <text:p>https://terracon.quest/Theophrastusicles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Aristophanese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74.png</text:p>
          </table:table-cell>
          <table:table-cell office:value-type="string" calcext:value-type="string">
            <text:p>https://terracon.quest/Aristophaneses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Protagorasus</text:p>
          </table:table-cell>
          <table:table-cell office:value-type="string" calcext:value-type="string">
            <text:p>Central Greece</text:p>
          </table:table-cell>
          <table:table-cell office:value-type="string" calcext:value-type="string">
            <text:p>Boeot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75.png</text:p>
          </table:table-cell>
          <table:table-cell office:value-type="string" calcext:value-type="string">
            <text:p>https://terracon.quest/Protagorasus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Parmenides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76.png</text:p>
          </table:table-cell>
          <table:table-cell office:value-type="string" calcext:value-type="string">
            <text:p>https://terracon.quest/Parmenidesas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Archytaso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77.png</text:p>
          </table:table-cell>
          <table:table-cell office:value-type="string" calcext:value-type="string">
            <text:p>https://terracon.quest/Archytasos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Zopyrus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78.png</text:p>
          </table:table-cell>
          <table:table-cell office:value-type="string" calcext:value-type="string">
            <text:p>https://terracon.quest/Zopyrusas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Epicurus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79.png</text:p>
          </table:table-cell>
          <table:table-cell office:value-type="string" calcext:value-type="string">
            <text:p>https://terracon.quest/Epicuruses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naximenesu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80.png</text:p>
          </table:table-cell>
          <table:table-cell office:value-type="string" calcext:value-type="string">
            <text:p>https://terracon.quest/Anaximenesus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Aeschylu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81.png</text:p>
          </table:table-cell>
          <table:table-cell office:value-type="string" calcext:value-type="string">
            <text:p>https://terracon.quest/Aeschylusicles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Anaxagoras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82.png</text:p>
          </table:table-cell>
          <table:table-cell office:value-type="string" calcext:value-type="string">
            <text:p>https://terracon.quest/Anaxagorason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Harmodius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83.png</text:p>
          </table:table-cell>
          <table:table-cell office:value-type="string" calcext:value-type="string">
            <text:p>https://terracon.quest/Harmodiuson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Zenoa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84.png</text:p>
          </table:table-cell>
          <table:table-cell office:value-type="string" calcext:value-type="string">
            <text:p>https://terracon.quest/Zenoan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Alexandrosa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85.png</text:p>
          </table:table-cell>
          <table:table-cell office:value-type="string" calcext:value-type="string">
            <text:p>https://terracon.quest/Alexandrosan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Hegesiasa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86.png</text:p>
          </table:table-cell>
          <table:table-cell office:value-type="string" calcext:value-type="string">
            <text:p>https://terracon.quest/Hegesiasan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General Name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87.png</text:p>
          </table:table-cell>
          <table:table-cell office:value-type="string" calcext:value-type="string">
            <text:p>https://terracon.quest/General_Nam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emosthenesa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88.png</text:p>
          </table:table-cell>
          <table:table-cell office:value-type="string" calcext:value-type="string">
            <text:p>https://terracon.quest/Demosthenesan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Hectoru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89.png</text:p>
          </table:table-cell>
          <table:table-cell office:value-type="string" calcext:value-type="string">
            <text:p>https://terracon.quest/Hectorus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Parmenidesi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90.png</text:p>
          </table:table-cell>
          <table:table-cell office:value-type="string" calcext:value-type="string">
            <text:p>https://terracon.quest/Parmenidesion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Battusid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91.png</text:p>
          </table:table-cell>
          <table:table-cell office:value-type="string" calcext:value-type="string">
            <text:p>https://terracon.quest/Battusides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urymedon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92.png</text:p>
          </table:table-cell>
          <table:table-cell office:value-type="string" calcext:value-type="string">
            <text:p>https://terracon.quest/Eurymedonon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Dracoid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93.png</text:p>
          </table:table-cell>
          <table:table-cell office:value-type="string" calcext:value-type="string">
            <text:p>https://terracon.quest/Dracoides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Basilides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94.png</text:p>
          </table:table-cell>
          <table:table-cell office:value-type="string" calcext:value-type="string">
            <text:p>https://terracon.quest/Basilidesas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arneadesenor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95.png</text:p>
          </table:table-cell>
          <table:table-cell office:value-type="string" calcext:value-type="string">
            <text:p>https://terracon.quest/Carneadesenor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Democritusid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96.png</text:p>
          </table:table-cell>
          <table:table-cell office:value-type="string" calcext:value-type="string">
            <text:p>https://terracon.quest/Democritusides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Aristophanesi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97.png</text:p>
          </table:table-cell>
          <table:table-cell office:value-type="string" calcext:value-type="string">
            <text:p>https://terracon.quest/Aristophanesion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Lysander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98.png</text:p>
          </table:table-cell>
          <table:table-cell office:value-type="string" calcext:value-type="string">
            <text:p>https://terracon.quest/Lysanderon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Plato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099.png</text:p>
          </table:table-cell>
          <table:table-cell office:value-type="string" calcext:value-type="string">
            <text:p>https://terracon.quest/Platoon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Gorgias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00.png</text:p>
          </table:table-cell>
          <table:table-cell office:value-type="string" calcext:value-type="string">
            <text:p>https://terracon.quest/Gorgiases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Timaeu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01.png</text:p>
          </table:table-cell>
          <table:table-cell office:value-type="string" calcext:value-type="string">
            <text:p>https://terracon.quest/Timaeusicles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Bryaxiso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02.png</text:p>
          </table:table-cell>
          <table:table-cell office:value-type="string" calcext:value-type="string">
            <text:p>https://terracon.quest/Bryaxisos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Ibycusi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03.png</text:p>
          </table:table-cell>
          <table:table-cell office:value-type="string" calcext:value-type="string">
            <text:p>https://terracon.quest/Ibycusion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Theophrastusid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04.png</text:p>
          </table:table-cell>
          <table:table-cell office:value-type="string" calcext:value-type="string">
            <text:p>https://terracon.quest/Theophrastusides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Ptolemaiosid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05.png</text:p>
          </table:table-cell>
          <table:table-cell office:value-type="string" calcext:value-type="string">
            <text:p>https://terracon.quest/Ptolemaiosides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Simonidesa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06.png</text:p>
          </table:table-cell>
          <table:table-cell office:value-type="string" calcext:value-type="string">
            <text:p>https://terracon.quest/Simonidesan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Empedocles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07.png</text:p>
          </table:table-cell>
          <table:table-cell office:value-type="string" calcext:value-type="string">
            <text:p>https://terracon.quest/Empedoclesas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Heraclitusi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08.png</text:p>
          </table:table-cell>
          <table:table-cell office:value-type="string" calcext:value-type="string">
            <text:p>https://terracon.quest/Heraclitusion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Ptolemaios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09.png</text:p>
          </table:table-cell>
          <table:table-cell office:value-type="string" calcext:value-type="string">
            <text:p>https://terracon.quest/Ptolemaiosas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Archimedes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10.png</text:p>
          </table:table-cell>
          <table:table-cell office:value-type="string" calcext:value-type="string">
            <text:p>https://terracon.quest/Archimedeses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leopatra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11.png</text:p>
          </table:table-cell>
          <table:table-cell office:value-type="string" calcext:value-type="string">
            <text:p>https://terracon.quest/Cleopatraas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Thespi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12.png</text:p>
          </table:table-cell>
          <table:table-cell office:value-type="string" calcext:value-type="string">
            <text:p>https://terracon.quest/Thespisicles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Pythagoras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13.png</text:p>
          </table:table-cell>
          <table:table-cell office:value-type="string" calcext:value-type="string">
            <text:p>https://terracon.quest/Pythagorases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Battusu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14.png</text:p>
          </table:table-cell>
          <table:table-cell office:value-type="string" calcext:value-type="string">
            <text:p>https://terracon.quest/Battusus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Plutarch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15.png</text:p>
          </table:table-cell>
          <table:table-cell office:value-type="string" calcext:value-type="string">
            <text:p>https://terracon.quest/Plutarchon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Lysander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16.png</text:p>
          </table:table-cell>
          <table:table-cell office:value-type="string" calcext:value-type="string">
            <text:p>https://terracon.quest/Lysandericles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Aesop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17.png</text:p>
          </table:table-cell>
          <table:table-cell office:value-type="string" calcext:value-type="string">
            <text:p>https://terracon.quest/Aesopes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Damasia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18.png</text:p>
          </table:table-cell>
          <table:table-cell office:value-type="string" calcext:value-type="string">
            <text:p>https://terracon.quest/Damasiasicles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Pausaniasa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19.png</text:p>
          </table:table-cell>
          <table:table-cell office:value-type="string" calcext:value-type="string">
            <text:p>https://terracon.quest/Pausaniasan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Cypseluso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20.png</text:p>
          </table:table-cell>
          <table:table-cell office:value-type="string" calcext:value-type="string">
            <text:p>https://terracon.quest/Cypselusos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Diocles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21.png</text:p>
          </table:table-cell>
          <table:table-cell office:value-type="string" calcext:value-type="string">
            <text:p>https://terracon.quest/Dioclesas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spasiaa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22.png</text:p>
          </table:table-cell>
          <table:table-cell office:value-type="string" calcext:value-type="string">
            <text:p>https://terracon.quest/Aspasiaan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ypselu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23.png</text:p>
          </table:table-cell>
          <table:table-cell office:value-type="string" calcext:value-type="string">
            <text:p>https://terracon.quest/Cypselusicles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Soloni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24.png</text:p>
          </table:table-cell>
          <table:table-cell office:value-type="string" calcext:value-type="string">
            <text:p>https://terracon.quest/Solonion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Timaeusu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nyielding Defender</text:p>
          </table:table-cell>
          <table:table-cell office:value-type="string" calcext:value-type="string">
            <text:p>https://terraconquest.mypinata.cloud/ipfs/QmUysuKZyMwoqPgdEatwc51HQCMqvjf2z7CmoHAqgtbWMD/1125.png</text:p>
          </table:table-cell>
          <table:table-cell office:value-type="string" calcext:value-type="string">
            <text:p>https://terracon.quest/Timaeusus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Asclepiadesi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26.png</text:p>
          </table:table-cell>
          <table:table-cell office:value-type="string" calcext:value-type="string">
            <text:p>https://terracon.quest/Asclepiadesion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yrrhos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27.png</text:p>
          </table:table-cell>
          <table:table-cell office:value-type="string" calcext:value-type="string">
            <text:p>https://terracon.quest/Pyrrhoson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Harmodiusu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28.png</text:p>
          </table:table-cell>
          <table:table-cell office:value-type="string" calcext:value-type="string">
            <text:p>https://terracon.quest/Harmodiusus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Empedoclesenor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29.png</text:p>
          </table:table-cell>
          <table:table-cell office:value-type="string" calcext:value-type="string">
            <text:p>https://terracon.quest/Empedoclesenor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Aristophaneso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30.png</text:p>
          </table:table-cell>
          <table:table-cell office:value-type="string" calcext:value-type="string">
            <text:p>https://terracon.quest/Aristophanesos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Battusi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31.png</text:p>
          </table:table-cell>
          <table:table-cell office:value-type="string" calcext:value-type="string">
            <text:p>https://terracon.quest/Battusion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Aeschylusa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32.png</text:p>
          </table:table-cell>
          <table:table-cell office:value-type="string" calcext:value-type="string">
            <text:p>https://terracon.quest/Aeschylusan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Iamblichusu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33.png</text:p>
          </table:table-cell>
          <table:table-cell office:value-type="string" calcext:value-type="string">
            <text:p>https://terracon.quest/Iamblichusus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Aspasiai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34.png</text:p>
          </table:table-cell>
          <table:table-cell office:value-type="string" calcext:value-type="string">
            <text:p>https://terracon.quest/Aspasiaion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Bellerophon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35.png</text:p>
          </table:table-cell>
          <table:table-cell office:value-type="string" calcext:value-type="string">
            <text:p>https://terracon.quest/Bellerophones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Hipparchiao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36.png</text:p>
          </table:table-cell>
          <table:table-cell office:value-type="string" calcext:value-type="string">
            <text:p>https://terracon.quest/Hipparchiaos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Draco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37.png</text:p>
          </table:table-cell>
          <table:table-cell office:value-type="string" calcext:value-type="string">
            <text:p>https://terracon.quest/Dracoas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Perseus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38.png</text:p>
          </table:table-cell>
          <table:table-cell office:value-type="string" calcext:value-type="string">
            <text:p>https://terracon.quest/Perseuson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Epicurus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39.png</text:p>
          </table:table-cell>
          <table:table-cell office:value-type="string" calcext:value-type="string">
            <text:p>https://terracon.quest/Epicurusas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ipparchiaenor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40.png</text:p>
          </table:table-cell>
          <table:table-cell office:value-type="string" calcext:value-type="string">
            <text:p>https://terracon.quest/Hipparchiaenor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Bryaxisenor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41.png</text:p>
          </table:table-cell>
          <table:table-cell office:value-type="string" calcext:value-type="string">
            <text:p>https://terracon.quest/Bryaxisenor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Carneade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42.png</text:p>
          </table:table-cell>
          <table:table-cell office:value-type="string" calcext:value-type="string">
            <text:p>https://terracon.quest/Carneadesicles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Apolloniusa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43.png</text:p>
          </table:table-cell>
          <table:table-cell office:value-type="string" calcext:value-type="string">
            <text:p>https://terracon.quest/Apolloniusan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Xenocratesid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44.png</text:p>
          </table:table-cell>
          <table:table-cell office:value-type="string" calcext:value-type="string">
            <text:p>https://terracon.quest/Xenocratesides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Callistheneso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45.png</text:p>
          </table:table-cell>
          <table:table-cell office:value-type="string" calcext:value-type="string">
            <text:p>https://terracon.quest/Callisthenesos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Anaxagora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46.png</text:p>
          </table:table-cell>
          <table:table-cell office:value-type="string" calcext:value-type="string">
            <text:p>https://terracon.quest/Anaxagorasicles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Bryaxi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47.png</text:p>
          </table:table-cell>
          <table:table-cell office:value-type="string" calcext:value-type="string">
            <text:p>https://terracon.quest/Bryaxisicles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Parmenides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48.png</text:p>
          </table:table-cell>
          <table:table-cell office:value-type="string" calcext:value-type="string">
            <text:p>https://terracon.quest/Parmenideson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Diocle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49.png</text:p>
          </table:table-cell>
          <table:table-cell office:value-type="string" calcext:value-type="string">
            <text:p>https://terracon.quest/Dioclesicles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Zepeno of Elea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50.png</text:p>
          </table:table-cell>
          <table:table-cell office:value-type="string" calcext:value-type="string">
            <text:p>https://terracon.quest/Zepeno_of_Eleaicles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Antiochusu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51.png</text:p>
          </table:table-cell>
          <table:table-cell office:value-type="string" calcext:value-type="string">
            <text:p>https://terracon.quest/Antiochusus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Echecrates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52.png</text:p>
          </table:table-cell>
          <table:table-cell office:value-type="string" calcext:value-type="string">
            <text:p>https://terracon.quest/Echecratesas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Theocritusu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53.png</text:p>
          </table:table-cell>
          <table:table-cell office:value-type="string" calcext:value-type="string">
            <text:p>https://terracon.quest/Theocritusus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Bion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54.png</text:p>
          </table:table-cell>
          <table:table-cell office:value-type="string" calcext:value-type="string">
            <text:p>https://terracon.quest/Bionas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Antisthene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55.png</text:p>
          </table:table-cell>
          <table:table-cell office:value-type="string" calcext:value-type="string">
            <text:p>https://terracon.quest/Antisthenesicles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Euclido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56.png</text:p>
          </table:table-cell>
          <table:table-cell office:value-type="string" calcext:value-type="string">
            <text:p>https://terracon.quest/Euclidos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Thucydidesenor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57.png</text:p>
          </table:table-cell>
          <table:table-cell office:value-type="string" calcext:value-type="string">
            <text:p>https://terracon.quest/Thucydidesenor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leopatrau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58.png</text:p>
          </table:table-cell>
          <table:table-cell office:value-type="string" calcext:value-type="string">
            <text:p>https://terracon.quest/Cleopatraus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Archilochusa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59.png</text:p>
          </table:table-cell>
          <table:table-cell office:value-type="string" calcext:value-type="string">
            <text:p>https://terracon.quest/Archilochusas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Hectorenor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60.png</text:p>
          </table:table-cell>
          <table:table-cell office:value-type="string" calcext:value-type="string">
            <text:p>https://terracon.quest/Hectorenor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Epictetusa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61.png</text:p>
          </table:table-cell>
          <table:table-cell office:value-type="string" calcext:value-type="string">
            <text:p>https://terracon.quest/Epictetusan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Echecrates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62.png</text:p>
          </table:table-cell>
          <table:table-cell office:value-type="string" calcext:value-type="string">
            <text:p>https://terracon.quest/Echecrateson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Aesopid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Woodcut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63.png</text:p>
          </table:table-cell>
          <table:table-cell office:value-type="string" calcext:value-type="string">
            <text:p>https://terracon.quest/Aesopides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Pythagorasid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64.png</text:p>
          </table:table-cell>
          <table:table-cell office:value-type="string" calcext:value-type="string">
            <text:p>https://terracon.quest/Pythagorasides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Eratosthenesid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65.png</text:p>
          </table:table-cell>
          <table:table-cell office:value-type="string" calcext:value-type="string">
            <text:p>https://terracon.quest/Eratosthenesides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Metrodorus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66.png</text:p>
          </table:table-cell>
          <table:table-cell office:value-type="string" calcext:value-type="string">
            <text:p>https://terracon.quest/Metrodoruses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Dioclesenor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67.png</text:p>
          </table:table-cell>
          <table:table-cell office:value-type="string" calcext:value-type="string">
            <text:p>https://terracon.quest/Dioclesenor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Agamemnonion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68.png</text:p>
          </table:table-cell>
          <table:table-cell office:value-type="string" calcext:value-type="string">
            <text:p>https://terracon.quest/Agamemnonion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Philippo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Field Doc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69.png</text:p>
          </table:table-cell>
          <table:table-cell office:value-type="string" calcext:value-type="string">
            <text:p>https://terracon.quest/Philipposicles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ioscurides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70.png</text:p>
          </table:table-cell>
          <table:table-cell office:value-type="string" calcext:value-type="string">
            <text:p>https://terracon.quest/Dioscurideses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Dioscuridesicles</text:p>
          </table:table-cell>
          <table:table-cell office:value-type="string" calcext:value-type="string">
            <text:p>East Macedonia and Thrace</text:p>
          </table:table-cell>
          <table:table-cell office:value-type="string" calcext:value-type="string">
            <text:p>Thrac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71.png</text:p>
          </table:table-cell>
          <table:table-cell office:value-type="string" calcext:value-type="string">
            <text:p>https://terracon.quest/Dioscuridesicles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Sophronide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72.png</text:p>
          </table:table-cell>
          <table:table-cell office:value-type="string" calcext:value-type="string">
            <text:p>https://terracon.quest/Sophronides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Dionysiosicle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73.png</text:p>
          </table:table-cell>
          <table:table-cell office:value-type="string" calcext:value-type="string">
            <text:p>https://terracon.quest/Dionysiosicles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Damasiase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74.png</text:p>
          </table:table-cell>
          <table:table-cell office:value-type="string" calcext:value-type="string">
            <text:p>https://terracon.quest/Damasiases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imaeuside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75.png</text:p>
          </table:table-cell>
          <table:table-cell office:value-type="string" calcext:value-type="string">
            <text:p>https://terracon.quest/Timaeusides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Callimachuso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76.png</text:p>
          </table:table-cell>
          <table:table-cell office:value-type="string" calcext:value-type="string">
            <text:p>https://terracon.quest/Callimachusos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yrrhoon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77.png</text:p>
          </table:table-cell>
          <table:table-cell office:value-type="string" calcext:value-type="string">
            <text:p>https://terracon.quest/Pyrrhoon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Bacchylideside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78.png</text:p>
          </table:table-cell>
          <table:table-cell office:value-type="string" calcext:value-type="string">
            <text:p>https://terracon.quest/Bacchylidesides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Anaxagorasan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79.png</text:p>
          </table:table-cell>
          <table:table-cell office:value-type="string" calcext:value-type="string">
            <text:p>https://terracon.quest/Anaxagorasan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Xenophanesicle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80.png</text:p>
          </table:table-cell>
          <table:table-cell office:value-type="string" calcext:value-type="string">
            <text:p>https://terracon.quest/Xenophanesicles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Andronikosan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81.png</text:p>
          </table:table-cell>
          <table:table-cell office:value-type="string" calcext:value-type="string">
            <text:p>https://terracon.quest/Andronikosan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Archilochuso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82.png</text:p>
          </table:table-cell>
          <table:table-cell office:value-type="string" calcext:value-type="string">
            <text:p>https://terracon.quest/Archilochusos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Leonidasenor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83.png</text:p>
          </table:table-cell>
          <table:table-cell office:value-type="string" calcext:value-type="string">
            <text:p>https://terracon.quest/Leonidasenor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Harmodiusicle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The Burnt</text:p>
          </table:table-cell>
          <table:table-cell office:value-type="string" calcext:value-type="string">
            <text:p>https://terraconquest.mypinata.cloud/ipfs/QmUysuKZyMwoqPgdEatwc51HQCMqvjf2z7CmoHAqgtbWMD/1184.png</text:p>
          </table:table-cell>
          <table:table-cell office:value-type="string" calcext:value-type="string">
            <text:p>https://terracon.quest/Harmodiusicles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Callimachusan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85.png</text:p>
          </table:table-cell>
          <table:table-cell office:value-type="string" calcext:value-type="string">
            <text:p>https://terracon.quest/Callimachusan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Cimonicle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86.png</text:p>
          </table:table-cell>
          <table:table-cell office:value-type="string" calcext:value-type="string">
            <text:p>https://terracon.quest/Cimonicles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Thucydideside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87.png</text:p>
          </table:table-cell>
          <table:table-cell office:value-type="string" calcext:value-type="string">
            <text:p>https://terracon.quest/Thucydidesides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Apolloniusu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88.png</text:p>
          </table:table-cell>
          <table:table-cell office:value-type="string" calcext:value-type="string">
            <text:p>https://terracon.quest/Apolloniusus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Dioscuridesenor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89.png</text:p>
          </table:table-cell>
          <table:table-cell office:value-type="string" calcext:value-type="string">
            <text:p>https://terracon.quest/Dioscuridesenor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Aristophaneside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90.png</text:p>
          </table:table-cell>
          <table:table-cell office:value-type="string" calcext:value-type="string">
            <text:p>https://terracon.quest/Aristophanesides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ausaniasa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91.png</text:p>
          </table:table-cell>
          <table:table-cell office:value-type="string" calcext:value-type="string">
            <text:p>https://terracon.quest/Pausaniasas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ophronion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92.png</text:p>
          </table:table-cell>
          <table:table-cell office:value-type="string" calcext:value-type="string">
            <text:p>https://terracon.quest/Sophronion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Menanderide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93.png</text:p>
          </table:table-cell>
          <table:table-cell office:value-type="string" calcext:value-type="string">
            <text:p>https://terracon.quest/Menanderides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Demostheneso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94.png</text:p>
          </table:table-cell>
          <table:table-cell office:value-type="string" calcext:value-type="string">
            <text:p>https://terracon.quest/Demostheneso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etrodorusu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95.png</text:p>
          </table:table-cell>
          <table:table-cell office:value-type="string" calcext:value-type="string">
            <text:p>https://terracon.quest/Metrodorusus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Bacchylideson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96.png</text:p>
          </table:table-cell>
          <table:table-cell office:value-type="string" calcext:value-type="string">
            <text:p>https://terracon.quest/Bacchylideson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Helioclesu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97.png</text:p>
          </table:table-cell>
          <table:table-cell office:value-type="string" calcext:value-type="string">
            <text:p>https://terracon.quest/Helioclesus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Pyrrhosos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98.png</text:p>
          </table:table-cell>
          <table:table-cell office:value-type="string" calcext:value-type="string">
            <text:p>https://terracon.quest/Pyrrhosos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Agamemnonon</text:p>
          </table:table-cell>
          <table:table-cell office:value-type="string" calcext:value-type="string">
            <text:p>Nor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199.png</text:p>
          </table:table-cell>
          <table:table-cell office:value-type="string" calcext:value-type="string">
            <text:p>https://terracon.quest/Agamemnonon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Asclepiadesu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00.png</text:p>
          </table:table-cell>
          <table:table-cell office:value-type="string" calcext:value-type="string">
            <text:p>https://terracon.quest/Asclepiadesus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Echecratese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Aeol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01.png</text:p>
          </table:table-cell>
          <table:table-cell office:value-type="string" calcext:value-type="string">
            <text:p>https://terracon.quest/Echecrateses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Ptolemye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02.png</text:p>
          </table:table-cell>
          <table:table-cell office:value-type="string" calcext:value-type="string">
            <text:p>https://terracon.quest/Ptolemyes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Hegesiasenor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03.png</text:p>
          </table:table-cell>
          <table:table-cell office:value-type="string" calcext:value-type="string">
            <text:p>https://terracon.quest/Hegesiasenor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Anaxagoraso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04.png</text:p>
          </table:table-cell>
          <table:table-cell office:value-type="string" calcext:value-type="string">
            <text:p>https://terracon.quest/Anaxagorason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olybiusa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05.png</text:p>
          </table:table-cell>
          <table:table-cell office:value-type="string" calcext:value-type="string">
            <text:p>https://terracon.quest/Polybiusan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Democrituso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06.png</text:p>
          </table:table-cell>
          <table:table-cell office:value-type="string" calcext:value-type="string">
            <text:p>https://terracon.quest/Democritusos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Cleopatraicle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07.png</text:p>
          </table:table-cell>
          <table:table-cell office:value-type="string" calcext:value-type="string">
            <text:p>https://terracon.quest/Cleopatraicles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Eratosthenesa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08.png</text:p>
          </table:table-cell>
          <table:table-cell office:value-type="string" calcext:value-type="string">
            <text:p>https://terracon.quest/Eratosthenesas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Metrodoruso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09.png</text:p>
          </table:table-cell>
          <table:table-cell office:value-type="string" calcext:value-type="string">
            <text:p>https://terracon.quest/Metrodoruso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Thalesenor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10.png</text:p>
          </table:table-cell>
          <table:table-cell office:value-type="string" calcext:value-type="string">
            <text:p>https://terracon.quest/Thalesenor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Theocritusa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11.png</text:p>
          </table:table-cell>
          <table:table-cell office:value-type="string" calcext:value-type="string">
            <text:p>https://terracon.quest/Theocritusas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ophoclesa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12.png</text:p>
          </table:table-cell>
          <table:table-cell office:value-type="string" calcext:value-type="string">
            <text:p>https://terracon.quest/Sophoclesan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ristophanesa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>Visionary Architect</text:p>
          </table:table-cell>
          <table:table-cell office:value-type="string" calcext:value-type="string">
            <text:p>https://terraconquest.mypinata.cloud/ipfs/QmUysuKZyMwoqPgdEatwc51HQCMqvjf2z7CmoHAqgtbWMD/1213.png</text:p>
          </table:table-cell>
          <table:table-cell office:value-type="string" calcext:value-type="string">
            <text:p>https://terracon.quest/Aristophanesas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Periclesa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14.png</text:p>
          </table:table-cell>
          <table:table-cell office:value-type="string" calcext:value-type="string">
            <text:p>https://terracon.quest/Periclesas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Homera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15.png</text:p>
          </table:table-cell>
          <table:table-cell office:value-type="string" calcext:value-type="string">
            <text:p>https://terracon.quest/Homeras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Cratesa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16.png</text:p>
          </table:table-cell>
          <table:table-cell office:value-type="string" calcext:value-type="string">
            <text:p>https://terracon.quest/Cratesan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Herodotusa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17.png</text:p>
          </table:table-cell>
          <table:table-cell office:value-type="string" calcext:value-type="string">
            <text:p>https://terracon.quest/Herodotusan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Hellaso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18.png</text:p>
          </table:table-cell>
          <table:table-cell office:value-type="string" calcext:value-type="string">
            <text:p>https://terracon.quest/Hellas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Sophrona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19.png</text:p>
          </table:table-cell>
          <table:table-cell office:value-type="string" calcext:value-type="string">
            <text:p>https://terracon.quest/Sophronan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Corinnaa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20.png</text:p>
          </table:table-cell>
          <table:table-cell office:value-type="string" calcext:value-type="string">
            <text:p>https://terracon.quest/Corinnaas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Thespise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21.png</text:p>
          </table:table-cell>
          <table:table-cell office:value-type="string" calcext:value-type="string">
            <text:p>https://terracon.quest/Thespises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Echecratesenor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22.png</text:p>
          </table:table-cell>
          <table:table-cell office:value-type="string" calcext:value-type="string">
            <text:p>https://terracon.quest/Echecratesenor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rchilochuso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23.png</text:p>
          </table:table-cell>
          <table:table-cell office:value-type="string" calcext:value-type="string">
            <text:p>https://terracon.quest/Archilochuson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Callisthenesa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24.png</text:p>
          </table:table-cell>
          <table:table-cell office:value-type="string" calcext:value-type="string">
            <text:p>https://terracon.quest/Callisthenesan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Theseusio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25.png</text:p>
          </table:table-cell>
          <table:table-cell office:value-type="string" calcext:value-type="string">
            <text:p>https://terracon.quest/Theseusion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Corinnae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26.png</text:p>
          </table:table-cell>
          <table:table-cell office:value-type="string" calcext:value-type="string">
            <text:p>https://terracon.quest/Corinnaes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Isocrateside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27.png</text:p>
          </table:table-cell>
          <table:table-cell office:value-type="string" calcext:value-type="string">
            <text:p>https://terracon.quest/Isocratesides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Eratosthenesio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28.png</text:p>
          </table:table-cell>
          <table:table-cell office:value-type="string" calcext:value-type="string">
            <text:p>https://terracon.quest/Eratosthenesion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liniasu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29.png</text:p>
          </table:table-cell>
          <table:table-cell office:value-type="string" calcext:value-type="string">
            <text:p>https://terracon.quest/Cliniasu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Leonidasa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30.png</text:p>
          </table:table-cell>
          <table:table-cell office:value-type="string" calcext:value-type="string">
            <text:p>https://terracon.quest/Leonidasas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emetriusenor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31.png</text:p>
          </table:table-cell>
          <table:table-cell office:value-type="string" calcext:value-type="string">
            <text:p>https://terracon.quest/Demetriusenor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Timaeuso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32.png</text:p>
          </table:table-cell>
          <table:table-cell office:value-type="string" calcext:value-type="string">
            <text:p>https://terracon.quest/Timaeuson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Hellasa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33.png</text:p>
          </table:table-cell>
          <table:table-cell office:value-type="string" calcext:value-type="string">
            <text:p>https://terracon.quest/Hellasan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emetriuse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34.png</text:p>
          </table:table-cell>
          <table:table-cell office:value-type="string" calcext:value-type="string">
            <text:p>https://terracon.quest/Demetriuses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Thucydidesa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35.png</text:p>
          </table:table-cell>
          <table:table-cell office:value-type="string" calcext:value-type="string">
            <text:p>https://terracon.quest/Thucydidesas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rriano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36.png</text:p>
          </table:table-cell>
          <table:table-cell office:value-type="string" calcext:value-type="string">
            <text:p>https://terracon.quest/Arrianon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Cimone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37.png</text:p>
          </table:table-cell>
          <table:table-cell office:value-type="string" calcext:value-type="string">
            <text:p>https://terracon.quest/Cimone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Cleopatraio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38.png</text:p>
          </table:table-cell>
          <table:table-cell office:value-type="string" calcext:value-type="string">
            <text:p>https://terracon.quest/Cleopatraion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aximeneso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39.png</text:p>
          </table:table-cell>
          <table:table-cell office:value-type="string" calcext:value-type="string">
            <text:p>https://terracon.quest/Anaximeneson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Eratosthenese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40.png</text:p>
          </table:table-cell>
          <table:table-cell office:value-type="string" calcext:value-type="string">
            <text:p>https://terracon.quest/Eratostheneses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Sophoclesa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41.png</text:p>
          </table:table-cell>
          <table:table-cell office:value-type="string" calcext:value-type="string">
            <text:p>https://terracon.quest/Sophoclesas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naximenesio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42.png</text:p>
          </table:table-cell>
          <table:table-cell office:value-type="string" calcext:value-type="string">
            <text:p>https://terracon.quest/Anaximenesion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Zopyrusicle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43.png</text:p>
          </table:table-cell>
          <table:table-cell office:value-type="string" calcext:value-type="string">
            <text:p>https://terracon.quest/Zopyrusicles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naximenesa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44.png</text:p>
          </table:table-cell>
          <table:table-cell office:value-type="string" calcext:value-type="string">
            <text:p>https://terracon.quest/Anaximenesan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ristotlean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45.png</text:p>
          </table:table-cell>
          <table:table-cell office:value-type="string" calcext:value-type="string">
            <text:p>https://terracon.quest/Aristotlean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Anaxagoraso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46.png</text:p>
          </table:table-cell>
          <table:table-cell office:value-type="string" calcext:value-type="string">
            <text:p>https://terracon.quest/Anaxagorasos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Socratese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47.png</text:p>
          </table:table-cell>
          <table:table-cell office:value-type="string" calcext:value-type="string">
            <text:p>https://terracon.quest/Socrateses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Gorgiaso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48.png</text:p>
          </table:table-cell>
          <table:table-cell office:value-type="string" calcext:value-type="string">
            <text:p>https://terracon.quest/Gorgiasos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ericles of Eleao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49.png</text:p>
          </table:table-cell>
          <table:table-cell office:value-type="string" calcext:value-type="string">
            <text:p>https://terracon.quest/Pericles_of_Eleaos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Hipparchuso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Treasur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50.png</text:p>
          </table:table-cell>
          <table:table-cell office:value-type="string" calcext:value-type="string">
            <text:p>https://terracon.quest/Hipparchusos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Euphorionos</text:p>
          </table:table-cell>
          <table:table-cell office:value-type="string" calcext:value-type="string">
            <text:p>Southern Aegean Sea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51.png</text:p>
          </table:table-cell>
          <table:table-cell office:value-type="string" calcext:value-type="string">
            <text:p>https://terracon.quest/Euphorionos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Anaximandericl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52.png</text:p>
          </table:table-cell>
          <table:table-cell office:value-type="string" calcext:value-type="string">
            <text:p>https://terracon.quest/Anaximandericles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Harmodiusa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53.png</text:p>
          </table:table-cell>
          <table:table-cell office:value-type="string" calcext:value-type="string">
            <text:p>https://terracon.quest/Harmodiusas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Lysanderan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Visionary Architect</text:p>
          </table:table-cell>
          <table:table-cell office:value-type="string" calcext:value-type="string">
            <text:p>https://terraconquest.mypinata.cloud/ipfs/QmUysuKZyMwoqPgdEatwc51HQCMqvjf2z7CmoHAqgtbWMD/1254.png</text:p>
          </table:table-cell>
          <table:table-cell office:value-type="string" calcext:value-type="string">
            <text:p>https://terracon.quest/Lysanderan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Perseuso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55.png</text:p>
          </table:table-cell>
          <table:table-cell office:value-type="string" calcext:value-type="string">
            <text:p>https://terracon.quest/Perseusos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Bryaxisa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56.png</text:p>
          </table:table-cell>
          <table:table-cell office:value-type="string" calcext:value-type="string">
            <text:p>https://terracon.quest/Bryaxisas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Cratesenor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57.png</text:p>
          </table:table-cell>
          <table:table-cell office:value-type="string" calcext:value-type="string">
            <text:p>https://terracon.quest/Cratesenor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Epicuruso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58.png</text:p>
          </table:table-cell>
          <table:table-cell office:value-type="string" calcext:value-type="string">
            <text:p>https://terracon.quest/Epicurusos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Cleisthenesa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59.png</text:p>
          </table:table-cell>
          <table:table-cell office:value-type="string" calcext:value-type="string">
            <text:p>https://terracon.quest/Cleisthenesas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Protagorasenor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60.png</text:p>
          </table:table-cell>
          <table:table-cell office:value-type="string" calcext:value-type="string">
            <text:p>https://terracon.quest/Protagorasenor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Orpheusicl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61.png</text:p>
          </table:table-cell>
          <table:table-cell office:value-type="string" calcext:value-type="string">
            <text:p>https://terracon.quest/Orpheusicles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Pericleson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62.png</text:p>
          </table:table-cell>
          <table:table-cell office:value-type="string" calcext:value-type="string">
            <text:p>https://terracon.quest/Pericleson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Isocratesenor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63.png</text:p>
          </table:table-cell>
          <table:table-cell office:value-type="string" calcext:value-type="string">
            <text:p>https://terracon.quest/Isocratesenor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Chilonan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64.png</text:p>
          </table:table-cell>
          <table:table-cell office:value-type="string" calcext:value-type="string">
            <text:p>https://terracon.quest/Chilonan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Protagoras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65.png</text:p>
          </table:table-cell>
          <table:table-cell office:value-type="string" calcext:value-type="string">
            <text:p>https://terracon.quest/Protagorases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Ibycus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66.png</text:p>
          </table:table-cell>
          <table:table-cell office:value-type="string" calcext:value-type="string">
            <text:p>https://terracon.quest/Ibycuses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Straboo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Olympic Athlete</text:p>
          </table:table-cell>
          <table:table-cell office:value-type="string" calcext:value-type="string">
            <text:p>Legendary Duelist</text:p>
          </table:table-cell>
          <table:table-cell office:value-type="string" calcext:value-type="string">
            <text:p>https://terraconquest.mypinata.cloud/ipfs/QmUysuKZyMwoqPgdEatwc51HQCMqvjf2z7CmoHAqgtbWMD/1267.png</text:p>
          </table:table-cell>
          <table:table-cell office:value-type="string" calcext:value-type="string">
            <text:p>https://terracon.quest/Straboos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Pythagorasicl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68.png</text:p>
          </table:table-cell>
          <table:table-cell office:value-type="string" calcext:value-type="string">
            <text:p>https://terracon.quest/Pythagorasicles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Hellasicl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69.png</text:p>
          </table:table-cell>
          <table:table-cell office:value-type="string" calcext:value-type="string">
            <text:p>https://terracon.quest/Hellasicles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Battusenor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70.png</text:p>
          </table:table-cell>
          <table:table-cell office:value-type="string" calcext:value-type="string">
            <text:p>https://terracon.quest/Battusenor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Thucydidesion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71.png</text:p>
          </table:table-cell>
          <table:table-cell office:value-type="string" calcext:value-type="string">
            <text:p>https://terracon.quest/Thucydidesion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Lysanderu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72.png</text:p>
          </table:table-cell>
          <table:table-cell office:value-type="string" calcext:value-type="string">
            <text:p>https://terracon.quest/Lysanderus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Archimedeso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73.png</text:p>
          </table:table-cell>
          <table:table-cell office:value-type="string" calcext:value-type="string">
            <text:p>https://terracon.quest/Archimedesos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Iamblichusid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74.png</text:p>
          </table:table-cell>
          <table:table-cell office:value-type="string" calcext:value-type="string">
            <text:p>https://terracon.quest/Iamblichusides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Thucydidesan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The Owl of Athena</text:p>
          </table:table-cell>
          <table:table-cell office:value-type="string" calcext:value-type="string">
            <text:p>https://terraconquest.mypinata.cloud/ipfs/QmUysuKZyMwoqPgdEatwc51HQCMqvjf2z7CmoHAqgtbWMD/1275.png</text:p>
          </table:table-cell>
          <table:table-cell office:value-type="string" calcext:value-type="string">
            <text:p>https://terracon.quest/Thucydidesan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Xenophanesenor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76.png</text:p>
          </table:table-cell>
          <table:table-cell office:value-type="string" calcext:value-type="string">
            <text:p>https://terracon.quest/Xenophanesenor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Egesta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77.png</text:p>
          </table:table-cell>
          <table:table-cell office:value-type="string" calcext:value-type="string">
            <text:p>https://terracon.quest/Egestaes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Cleistheneson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78.png</text:p>
          </table:table-cell>
          <table:table-cell office:value-type="string" calcext:value-type="string">
            <text:p>https://terracon.quest/Cleistheneson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Archytasid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79.png</text:p>
          </table:table-cell>
          <table:table-cell office:value-type="string" calcext:value-type="string">
            <text:p>https://terracon.quest/Archytasides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Aristotlea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80.png</text:p>
          </table:table-cell>
          <table:table-cell office:value-type="string" calcext:value-type="string">
            <text:p>https://terracon.quest/Aristotleas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Ptolemyon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Woodcut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81.png</text:p>
          </table:table-cell>
          <table:table-cell office:value-type="string" calcext:value-type="string">
            <text:p>https://terracon.quest/Ptolemyon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Zeno of Elea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82.png</text:p>
          </table:table-cell>
          <table:table-cell office:value-type="string" calcext:value-type="string">
            <text:p>https://terracon.quest/Zeno_of_Eleaes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Thucydides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83.png</text:p>
          </table:table-cell>
          <table:table-cell office:value-type="string" calcext:value-type="string">
            <text:p>https://terracon.quest/Thucydideses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Archimedesa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84.png</text:p>
          </table:table-cell>
          <table:table-cell office:value-type="string" calcext:value-type="string">
            <text:p>https://terracon.quest/Archimedesas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Hipponaxion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85.png</text:p>
          </table:table-cell>
          <table:table-cell office:value-type="string" calcext:value-type="string">
            <text:p>https://terracon.quest/Hipponaxion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Thespision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86.png</text:p>
          </table:table-cell>
          <table:table-cell office:value-type="string" calcext:value-type="string">
            <text:p>https://terracon.quest/Thespision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Eumenesid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Ruling El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87.png</text:p>
          </table:table-cell>
          <table:table-cell office:value-type="string" calcext:value-type="string">
            <text:p>https://terracon.quest/Eumenesides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Battuson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Coloni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88.png</text:p>
          </table:table-cell>
          <table:table-cell office:value-type="string" calcext:value-type="string">
            <text:p>https://terracon.quest/Battuson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Hectoricle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89.png</text:p>
          </table:table-cell>
          <table:table-cell office:value-type="string" calcext:value-type="string">
            <text:p>https://terracon.quest/Hectoricles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ophoclesion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90.png</text:p>
          </table:table-cell>
          <table:table-cell office:value-type="string" calcext:value-type="string">
            <text:p>https://terracon.quest/Sophoclesion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Leucippuses</text:p>
          </table:table-cell>
          <table:table-cell office:value-type="string" calcext:value-type="string">
            <text:p>Spanish Greek Colonies</text:p>
          </table:table-cell>
          <table:table-cell office:value-type="string" calcext:value-type="string">
            <text:p>Mino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91.png</text:p>
          </table:table-cell>
          <table:table-cell office:value-type="string" calcext:value-type="string">
            <text:p>https://terracon.quest/Leucippuses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orinnaides</text:p>
          </table:table-cell>
          <table:table-cell office:value-type="string" calcext:value-type="string">
            <text:p>Spanish Greek Colonies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92.png</text:p>
          </table:table-cell>
          <table:table-cell office:value-type="string" calcext:value-type="string">
            <text:p>https://terracon.quest/Corinnaides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liniasenor</text:p>
          </table:table-cell>
          <table:table-cell office:value-type="string" calcext:value-type="string">
            <text:p>Spanish Greek Colonies</text:p>
          </table:table-cell>
          <table:table-cell office:value-type="string" calcext:value-type="string">
            <text:p>Mino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93.png</text:p>
          </table:table-cell>
          <table:table-cell office:value-type="string" calcext:value-type="string">
            <text:p>https://terracon.quest/Cliniasenor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Andronikosos</text:p>
          </table:table-cell>
          <table:table-cell office:value-type="string" calcext:value-type="string">
            <text:p>Spanish Greek Colonies</text:p>
          </table:table-cell>
          <table:table-cell office:value-type="string" calcext:value-type="string">
            <text:p>Spart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94.png</text:p>
          </table:table-cell>
          <table:table-cell office:value-type="string" calcext:value-type="string">
            <text:p>https://terracon.quest/Andronikosos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Platoion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95.png</text:p>
          </table:table-cell>
          <table:table-cell office:value-type="string" calcext:value-type="string">
            <text:p>https://terracon.quest/Platoion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Heraclitusas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96.png</text:p>
          </table:table-cell>
          <table:table-cell office:value-type="string" calcext:value-type="string">
            <text:p>https://terracon.quest/Heraclitusas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Perseusas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97.png</text:p>
          </table:table-cell>
          <table:table-cell office:value-type="string" calcext:value-type="string">
            <text:p>https://terracon.quest/Perseusas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Ptolemyicles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98.png</text:p>
          </table:table-cell>
          <table:table-cell office:value-type="string" calcext:value-type="string">
            <text:p>https://terracon.quest/Ptolemyicles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Iamblichuson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299.png</text:p>
          </table:table-cell>
          <table:table-cell office:value-type="string" calcext:value-type="string">
            <text:p>https://terracon.quest/Iamblichuson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Democritusicles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00.png</text:p>
          </table:table-cell>
          <table:table-cell office:value-type="string" calcext:value-type="string">
            <text:p>https://terracon.quest/Democritusicles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Theseusus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Mino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Legendary Duelist</text:p>
          </table:table-cell>
          <table:table-cell office:value-type="string" calcext:value-type="string">
            <text:p>https://terraconquest.mypinata.cloud/ipfs/QmUysuKZyMwoqPgdEatwc51HQCMqvjf2z7CmoHAqgtbWMD/1301.png</text:p>
          </table:table-cell>
          <table:table-cell office:value-type="string" calcext:value-type="string">
            <text:p>https://terracon.quest/Theseusus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Plutarchas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02.png</text:p>
          </table:table-cell>
          <table:table-cell office:value-type="string" calcext:value-type="string">
            <text:p>https://terracon.quest/Plutarchas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traboion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03.png</text:p>
          </table:table-cell>
          <table:table-cell office:value-type="string" calcext:value-type="string">
            <text:p>https://terracon.quest/Straboio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Timaeusas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04.png</text:p>
          </table:table-cell>
          <table:table-cell office:value-type="string" calcext:value-type="string">
            <text:p>https://terracon.quest/Timaeusas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Antiochusas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05.png</text:p>
          </table:table-cell>
          <table:table-cell office:value-type="string" calcext:value-type="string">
            <text:p>https://terracon.quest/Antiochusas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Bellerophonas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06.png</text:p>
          </table:table-cell>
          <table:table-cell office:value-type="string" calcext:value-type="string">
            <text:p>https://terracon.quest/Bellerophonas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Anaxagorasa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07.png</text:p>
          </table:table-cell>
          <table:table-cell office:value-type="string" calcext:value-type="string">
            <text:p>https://terracon.quest/Anaxagorasa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Callisthenesides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08.png</text:p>
          </table:table-cell>
          <table:table-cell office:value-type="string" calcext:value-type="string">
            <text:p>https://terracon.quest/Callisthenesides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Damonus</text:p>
          </table:table-cell>
          <table:table-cell office:value-type="string" calcext:value-type="string">
            <text:p>Sicilian Greek Colonies</text:p>
          </table:table-cell>
          <table:table-cell office:value-type="string" calcext:value-type="string">
            <text:p>Io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09.png</text:p>
          </table:table-cell>
          <table:table-cell office:value-type="string" calcext:value-type="string">
            <text:p>https://terracon.quest/Damonu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Xenophonenor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10.png</text:p>
          </table:table-cell>
          <table:table-cell office:value-type="string" calcext:value-type="string">
            <text:p>https://terracon.quest/Xenophonenor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imonidesenor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11.png</text:p>
          </table:table-cell>
          <table:table-cell office:value-type="string" calcext:value-type="string">
            <text:p>https://terracon.quest/Simonidesenor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Hellasenor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Statesm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12.png</text:p>
          </table:table-cell>
          <table:table-cell office:value-type="string" calcext:value-type="string">
            <text:p>https://terracon.quest/Hellasenor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Thucydidesas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Minoan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13.png</text:p>
          </table:table-cell>
          <table:table-cell office:value-type="string" calcext:value-type="string">
            <text:p>https://terracon.quest/Thucydidesas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Cratesos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14.png</text:p>
          </table:table-cell>
          <table:table-cell office:value-type="string" calcext:value-type="string">
            <text:p>https://terracon.quest/Cratesos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Pythagorasan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15.png</text:p>
          </table:table-cell>
          <table:table-cell office:value-type="string" calcext:value-type="string">
            <text:p>https://terracon.quest/Pythagorasan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Alexandrosenor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16.png</text:p>
          </table:table-cell>
          <table:table-cell office:value-type="string" calcext:value-type="string">
            <text:p>https://terracon.quest/Alexandrosenor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Arrianides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Mino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17.png</text:p>
          </table:table-cell>
          <table:table-cell office:value-type="string" calcext:value-type="string">
            <text:p>https://terracon.quest/Arrianides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Pyrrhous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Minoans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18.png</text:p>
          </table:table-cell>
          <table:table-cell office:value-type="string" calcext:value-type="string">
            <text:p>https://terracon.quest/Pyrrhous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Aesopenor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Treasur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19.png</text:p>
          </table:table-cell>
          <table:table-cell office:value-type="string" calcext:value-type="string">
            <text:p>https://terracon.quest/Aesopenor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Philip of Eleaion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20.png</text:p>
          </table:table-cell>
          <table:table-cell office:value-type="string" calcext:value-type="string">
            <text:p>https://terracon.quest/Philip_of_Eleaion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Dioscurideson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21.png</text:p>
          </table:table-cell>
          <table:table-cell office:value-type="string" calcext:value-type="string">
            <text:p>https://terracon.quest/Dioscurideson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Philipposus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22.png</text:p>
          </table:table-cell>
          <table:table-cell office:value-type="string" calcext:value-type="string">
            <text:p>https://terracon.quest/Philipposus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Platoenor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Marble Quarry Work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23.png</text:p>
          </table:table-cell>
          <table:table-cell office:value-type="string" calcext:value-type="string">
            <text:p>https://terracon.quest/Platoenor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apphoicles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Legendary Duelist</text:p>
          </table:table-cell>
          <table:table-cell office:value-type="string" calcext:value-type="string">
            <text:p>https://terraconquest.mypinata.cloud/ipfs/QmUysuKZyMwoqPgdEatwc51HQCMqvjf2z7CmoHAqgtbWMD/1324.png</text:p>
          </table:table-cell>
          <table:table-cell office:value-type="string" calcext:value-type="string">
            <text:p>https://terracon.quest/Sapphoicles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Theophrastusenor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25.png</text:p>
          </table:table-cell>
          <table:table-cell office:value-type="string" calcext:value-type="string">
            <text:p>https://terracon.quest/Theophrastusenor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Euphorionan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26.png</text:p>
          </table:table-cell>
          <table:table-cell office:value-type="string" calcext:value-type="string">
            <text:p>https://terracon.quest/Euphorionan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Achillesenor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27.png</text:p>
          </table:table-cell>
          <table:table-cell office:value-type="string" calcext:value-type="string">
            <text:p>https://terracon.quest/Achillesenor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Corinnaos</text:p>
          </table:table-cell>
          <table:table-cell office:value-type="string" calcext:value-type="string">
            <text:p>Italian Greek Colonies</text:p>
          </table:table-cell>
          <table:table-cell office:value-type="string" calcext:value-type="string">
            <text:p>Minoans</text:p>
          </table:table-cell>
          <table:table-cell office:value-type="string" calcext:value-type="string">
            <text:p>Treasur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28.png</text:p>
          </table:table-cell>
          <table:table-cell office:value-type="string" calcext:value-type="string">
            <text:p>https://terracon.quest/Corinnaos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Dicaearchusas</text:p>
          </table:table-cell>
          <table:table-cell office:value-type="string" calcext:value-type="string">
            <text:p>Italian Greek Colonies</text:p>
          </table:table-cell>
          <table:table-cell office:value-type="string" calcext:value-type="string">
            <text:p>Cretan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29.png</text:p>
          </table:table-cell>
          <table:table-cell office:value-type="string" calcext:value-type="string">
            <text:p>https://terracon.quest/Dicaearchusas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Ptolemyos</text:p>
          </table:table-cell>
          <table:table-cell office:value-type="string" calcext:value-type="string">
            <text:p>Italian Greek Colonies</text:p>
          </table:table-cell>
          <table:table-cell office:value-type="string" calcext:value-type="string">
            <text:p>Cretan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30.png</text:p>
          </table:table-cell>
          <table:table-cell office:value-type="string" calcext:value-type="string">
            <text:p>https://terracon.quest/Ptolemyos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Dracoos</text:p>
          </table:table-cell>
          <table:table-cell office:value-type="string" calcext:value-type="string">
            <text:p>Italian Greek Colonies</text:p>
          </table:table-cell>
          <table:table-cell office:value-type="string" calcext:value-type="string">
            <text:p>Creta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31.png</text:p>
          </table:table-cell>
          <table:table-cell office:value-type="string" calcext:value-type="string">
            <text:p>https://terracon.quest/Dracoos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Dioclesides</text:p>
          </table:table-cell>
          <table:table-cell office:value-type="string" calcext:value-type="string">
            <text:p>Italian Greek Colonies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32.png</text:p>
          </table:table-cell>
          <table:table-cell office:value-type="string" calcext:value-type="string">
            <text:p>https://terracon.quest/Dioclesides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Aesopan</text:p>
          </table:table-cell>
          <table:table-cell office:value-type="string" calcext:value-type="string">
            <text:p>Italian Greek Colonies</text:p>
          </table:table-cell>
          <table:table-cell office:value-type="string" calcext:value-type="string">
            <text:p>Creta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33.png</text:p>
          </table:table-cell>
          <table:table-cell office:value-type="string" calcext:value-type="string">
            <text:p>https://terracon.quest/Aesopan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Clitusas</text:p>
          </table:table-cell>
          <table:table-cell office:value-type="string" calcext:value-type="string">
            <text:p>Italian Greek Colonies</text:p>
          </table:table-cell>
          <table:table-cell office:value-type="string" calcext:value-type="string">
            <text:p>Cretan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34.png</text:p>
          </table:table-cell>
          <table:table-cell office:value-type="string" calcext:value-type="string">
            <text:p>https://terracon.quest/Clitusas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ophoclesides</text:p>
          </table:table-cell>
          <table:table-cell office:value-type="string" calcext:value-type="string">
            <text:p>Italian Greek Colonies</text:p>
          </table:table-cell>
          <table:table-cell office:value-type="string" calcext:value-type="string">
            <text:p>Creta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35.png</text:p>
          </table:table-cell>
          <table:table-cell office:value-type="string" calcext:value-type="string">
            <text:p>https://terracon.quest/Sophoclesides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Echecratesicles</text:p>
          </table:table-cell>
          <table:table-cell office:value-type="string" calcext:value-type="string">
            <text:p>Italian Greek Colonies</text:p>
          </table:table-cell>
          <table:table-cell office:value-type="string" calcext:value-type="string">
            <text:p>Athenian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terraconquest.mypinata.cloud/ipfs/QmUysuKZyMwoqPgdEatwc51HQCMqvjf2z7CmoHAqgtbWMD/1336.png</text:p>
          </table:table-cell>
          <table:table-cell office:value-type="string" calcext:value-type="string">
            <text:p>https://terracon.quest/Echecratesicles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Xenophonon</text:p>
          </table:table-cell>
          <table:table-cell office:value-type="string" calcext:value-type="string">
            <text:p>Crimean Greek Colonies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hipwrecker</text:p>
          </table:table-cell>
          <table:table-cell office:value-type="string" calcext:value-type="string">
            <text:p>https://terraconquest.mypinata.cloud/ipfs/QmUysuKZyMwoqPgdEatwc51HQCMqvjf2z7CmoHAqgtbWMD/1337.png</text:p>
          </table:table-cell>
          <table:table-cell office:value-type="string" calcext:value-type="string">
            <text:p>https://terracon.quest/Xenopho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5-21T15:23:28.639826327</dc:date>
    <meta:editing-duration>PT30S</meta:editing-duration>
    <meta:editing-cycles>1</meta:editing-cycles>
    <meta:document-statistic meta:table-count="1" meta:cell-count="10704" meta:object-count="0"/>
  </office:meta>
</office:document-meta>
</file>